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4FAFF4F8AAF069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0" style:family="graphic" style:parent-style-name="objectwithoutfill">
      <style:graphic-properties svg:stroke-width="0.018cm" draw:marker-start-width="0.227cm" draw:marker-end-width="0.227cm" draw:fill="none" draw:textarea-horizontal-align="center" draw:textarea-vertical-align="middle" fo:padding-top="0.009cm" fo:padding-bottom="0.009cm" fo:padding-left="0.009cm" fo:padding-right="0.009cm"/>
    </style:style>
    <style:style style:name="gr11" style:family="graphic" style:parent-style-name="standard">
      <style:graphic-properties draw:stroke="none" draw:fill="none" draw:textarea-horizontal-align="left" draw:textarea-vertical-align="top" draw:auto-grow-height="true" draw:auto-grow-width="true" fo:min-height="1.245cm" fo:min-width="5.298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loext:graphic-properties draw:fill="none"/>
      <style:paragraph-properties fo:text-align="center"/>
    </style:style>
    <style:style style:name="P5" style:family="paragraph">
      <style:paragraph-properties fo:text-align="start" style:writing-mode="lr-tb"/>
    </style:style>
    <style:style style:name="P6" style:family="paragraph">
      <loext:graphic-properties draw:fill="none"/>
      <style:text-properties fo:font-size="13.1999998092651pt" style:font-size-asian="13.1999998092651pt" style:font-size-complex="13.1999998092651pt"/>
    </style:style>
    <style:style style:name="T1" style:family="text">
      <style:text-properties fo:color="#000000" style:font-name="DejaVu Sans" fo:font-size="15.1000003814697pt" style:font-size-asian="15.1000003814697pt" style:font-name-complex="DejaVu Sans"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4FAFF4F8AAF069DE.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5cm" svg:height="0.29cm" svg:x="14.802cm" svg:y="16.565cm" svg:viewBox="0 0 1501 291" svg:d="M188 151c0 46-8 80-24 104s-39 36-71 36c-31 0-54-12-70-35-16-24-23-59-23-105 0-47 7-82 22-106 16-23 40-34 73-34 32 0 55 11 71 35 15 23 22 58 22 105zM153 151c0-39-4-68-13-86-10-17-24-26-45-26-22 0-37 8-46 26-10 17-14 47-14 86s4 67 14 85c9 18 24 27 45 27 20 0 35-9 45-28 9-18 14-46 14-84zM404 43c-28 42-47 76-59 100-11 25-20 48-26 72-5 23-8 47-8 72h-36c0-34 7-71 22-109 14-39 39-84 73-134h-146v-29h180zM424 291l80-291h30l-79 291zM562 287v-29h69v-210l-62 44v-33l65-44h32v243h66v29zM953 146c0 47-9 83-26 108s-41 37-73 37c-21 0-38-4-51-13s-22-24-27-43l33-6c7 23 22 34 46 34 20 0 35-9 46-28 11-18 17-44 17-79-5 12-14 21-26 28-13 7-26 11-41 11-25 0-44-9-59-25-15-17-22-39-22-68 0-28 8-51 24-67s38-24 66-24c31 0 54 11 69 33 16 22 24 56 24 102zM915 112c0-22-5-40-15-53-10-14-24-20-41-20-16 0-30 5-39 17-10 11-15 27-15 46 0 21 5 36 15 48 9 11 22 17 39 17 10 0 19-2 28-7 8-4 15-11 20-19s8-18 8-29zM973 291l79-291h30l-78 291zM1110 287v-29h69v-210l-61 44v-33l64-44h32v243h66v29zM1501 146c0 47-9 83-26 108s-41 37-73 37c-21 0-38-4-51-13-12-9-22-24-27-43l33-6c7 23 22 34 46 34 20 0 35-9 46-28 11-18 17-44 17-79-5 12-14 21-26 28-13 7-26 11-41 11-25 0-44-9-59-25-14-17-22-39-22-68 0-28 8-51 24-67s38-24 67-24c30 0 53 11 68 33 16 22 24 56 24 102zM1463 112c0-22-5-40-15-53-10-14-24-20-40-20-17 0-30 5-40 17-10 11-14 27-14 46 0 21 4 36 14 48 10 11 23 17 39 17 10 0 20-2 28-7 9-4 16-11 20-19 5-8 8-18 8-29z">
          <text:p/>
        </draw:path>
        <draw:path draw:style-name="gr2" draw:text-style-name="P2" draw:layer="layout" svg:width="1.505cm" svg:height="0.296cm" svg:x="14.799cm" svg:y="16.562cm" svg:viewBox="0 0 1506 297" svg:d="M194 154c0 46-8 82-24 106-17 24-42 37-74 37-31 0-56-13-72-37s-24-60-24-106c0-47 8-83 23-107 16-24 41-36 75-36 32 0 57 12 73 36 15 24 23 61 23 107zM189 154c0-45-8-81-23-104-15-22-37-34-68-34-33 0-55 11-70 34s-23 58-23 104 8 80 23 103c16 23 38 34 68 34 31 0 53-11 69-34 16-24 24-58 24-103zM153 154c0-39-4-67-13-85-9-16-22-24-42-24-21 0-35 7-44 24s-13 46-13 85 4 66 13 84c9 17 23 25 43 25s33-8 42-26c10-18 14-45 14-83zM159 154c0 38-5 67-15 86s-26 29-47 29-38-10-48-29c-9-18-14-47-14-86 0-40 5-70 14-88 10-18 27-27 49-27 21 0 38 10 47 28s14 48 14 87zM409 47c-27 43-47 77-58 101-12 24-20 47-26 70-5 23-8 47-8 72v3h-3-36-3v-3c0-35 7-72 22-110 15-39 40-84 74-135l2 2v3h-146-2v-3-29-3h2 180 3v3 28 1zM404 46v-28h3v2h-180v-2h3v29h-3v-3h146 6l-3 5c-35 50-59 94-74 133-14 38-22 74-22 108h-2v-2h36v2h-3c0-25 3-50 9-73 5-24 14-48 26-72 11-24 31-58 59-101l2 2zM425 293l79-291v-2h3 30 4l-1 4-79 291v2h-3-31-3zM427 291h31v3l-2-1 78-291 3 1v3h-30v-3l2 1-79 291-3-1zM562 290v-29-3h3 69v3h-3v-210h3l1 2-61 44-4 3v-5-33-2l1-1 64-44h1 1 32 3v3 243h-3v-3h66 3v3 29 3h-3-170-3zM565 288h170v2h-3v-29h3v3h-66-3v-3-243h3v2h-32v-2l1 2-64 44-2-2h3v33h-3l-1-3 61-44 5-3v6 210 3h-3-69v-3h2v29h-2zM958 149c0 47-8 84-26 109-17 26-43 39-75 39-21 0-39-5-53-14-13-9-22-24-28-45l-1-3h3l33-5 3-1v3c7 21 21 31 44 31 19 0 33-8 43-26 11-18 17-44 17-78h3l3 1c-6 12-15 22-28 30-13 7-27 10-42 10-25 0-46-8-61-26-15-17-23-40-23-69s9-52 25-69 40-25 68-25c31 0 55 12 71 35 16 22 24 57 24 103zM953 149c0-46-8-78-23-100s-37-33-67-33c-27 0-49 8-64 24-16 16-23 37-23 65s7 49 21 66c14 16 33 24 57 24 14 0 27-4 39-10 12-7 21-16 26-27l5-13v14c-1 35-6 62-18 81-11 19-28 29-48 29-25 0-42-12-49-36l3-1v3l-33 5v-2l2-1c6 19 14 33 27 42 12 8 28 12 49 12 31 0 54-11 71-36 16-25 25-60 25-106zM915 115c0-22-5-39-15-52-9-12-22-18-38-18s-28 5-37 16-14 25-14 44c0 20 5 35 14 46s21 16 37 16c10 0 18-2 27-6 8-5 14-10 19-18 5-9 7-17 7-28zM920 115c0 11-2 22-7 30-6 9-13 16-22 21s-19 7-29 7c-17 0-31-6-41-18s-16-29-16-50c0-20 6-36 16-48s24-18 41-18c18 0 32 7 43 21 10 14 15 32 15 55zM972 293l80-291 1-2h2 30 4l-1 4-79 291v2h-2-32-4zM975 291h32v3l-4-1 80-291 2 1v3h-30v-3l3 1-81 291-2-1zM1110 290v-29-3h3 69v3h-3v-210h3l2 2-62 44-4 3v-5-33-2l1-1 64-44h1 1 32 3v3 243h-3v-3h66 3v3 29 3h-3-170-3zM1113 288h170v2h-3v-29h3v3h-66-3v-3-243h3v2h-32v-2l2 2-65 44-1-2h3v33h-3l-2-3 61-44 5-3v6 210 3h-3-69v-3h3v29h-3zM1506 149c0 47-8 84-26 109-17 26-42 39-75 39-21 0-39-5-52-14s-23-24-29-45l-1-3h3l34-5 2-1 1 3c6 21 20 31 43 31 19 0 33-8 44-26 10-18 16-44 17-78h2l3 1c-5 12-15 22-28 30-12 7-27 10-42 10-25 0-46-8-61-26-15-17-23-40-23-69s9-52 25-69c17-17 40-25 69-25 31 0 55 12 71 35 16 22 23 57 23 103zM1501 149c0-46-8-78-23-100s-37-33-66-33c-28 0-49 8-65 24-15 16-23 37-23 65s7 49 21 66c15 16 33 24 57 24 14 0 27-4 40-10 12-7 20-16 25-27l5-13v14c0 35-6 62-17 81-12 19-28 29-49 29-25 0-41-12-49-36l3-1 1 3-34 5v-2l3-1c5 19 14 33 26 42 12 8 29 12 49 12 31 0 54-11 71-36s25-60 25-106zM1463 115c0-22-5-39-14-52-10-12-22-18-38-18-17 0-29 5-38 16s-14 25-14 44c0 20 5 35 14 46s21 16 37 16c10 0 19-2 27-6 8-5 14-10 19-18 5-9 7-17 7-28zM1469 115c0 11-3 22-8 30-5 9-13 16-22 21-8 5-18 7-29 7-17 0-31-6-41-18s-15-29-15-50c0-20 5-36 15-48s24-18 42-18c17 0 32 7 42 21s16 32 16 55z">
          <text:p/>
        </draw:path>
        <draw:path draw:style-name="gr2" draw:text-style-name="P2" draw:layer="layout" svg:width="0.743cm" svg:height="0.279cm" svg:x="15.074cm" svg:y="18.861cm" svg:viewBox="0 0 744 280" svg:d="M177 276l-146-232v19l1 32v181h-32v-272h43l147 233c-1-26-2-44-2-55v-178h33v272zM395 34v242h-37v-242h-93v-30h223v30zM744 200c0 26-10 45-29 60-20 13-48 20-83 20-66 0-105-23-115-70l35-7c4 16 13 28 26 36 14 8 32 13 55 13 24 0 42-6 55-14s19-20 19-36c0-9-2-16-6-21-4-6-9-10-17-14-7-4-16-7-26-9s-21-5-34-8c-21-5-37-9-48-14-12-5-20-10-27-16-6-6-11-13-15-21-3-7-5-16-5-27 0-23 9-41 27-53 18-13 43-19 76-19 31 0 55 4 71 14 17 9 28 25 35 48l-37 7c-4-15-11-25-22-32-12-6-27-10-47-10-22 0-38 4-50 11-11 7-17 18-17 32 0 9 2 16 7 21 4 6 11 10 19 14s25 9 50 14c8 2 17 4 25 6s16 4 24 7c7 3 14 6 21 10 7 3 12 8 17 13 5 6 9 12 12 20 3 7 4 16 4 25z">
          <text:p/>
        </draw:path>
        <draw:path draw:style-name="gr2" draw:text-style-name="P2" draw:layer="layout" svg:width="0.749cm" svg:height="0.285cm" svg:x="15.071cm" svg:y="18.858cm" svg:viewBox="0 0 750 286" svg:d="M177 281l-146-232 3-2h2l1 19 1 33v180 3h-3-32-3v-3-272-3h3 43 1l1 1 147 234-3 2h-2c-2-25-3-44-3-55v-179-3h3 33 3v3 272 3h-3-44-2zM179 277h44v2h-3v-272h3v3h-33v-3h3v179c0 11 1 29 2 54l1 11-6-9-147-234 3-1v3h-43v-3h3v272h-3v-2h32v2h-2v-180h2-2l-1-33h2-2l-1-19-1-11 6 10 145 232-2 1zM401 37v242 3h-3-37-3v-3-242h3v3h-93-3v-3-30-3h3 223 3v3 30 3h-3-93v-3zM398 34h93v3h-3v-30h3v3h-223v-3h3v30h-3v-3h93 3v3 242h-3v-2h37v2h-3v-242-3zM750 204c0 26-11 47-31 61s-48 21-84 21c-67 0-107-24-118-71l-1-3h3l36-8h2l1 2c4 16 12 27 25 35 13 7 30 11 53 11 24 0 41-4 54-12 12-8 18-19 18-34 0-8-2-14-6-20-4-5-9-9-16-12-7-4-15-7-26-9-10-3-21-5-33-8v-3 3c-22-5-38-10-50-15-11-4-20-10-27-16-6-6-12-13-15-22-4-8-5-18-5-29 0-24 9-43 27-56 19-13 45-19 78-19 32 0 56 5 73 14 17 10 29 27 35 50l1 3-3 1-36 6-3 1v-3c-4-14-11-23-22-29-11-7-25-10-45-10-21 0-37 4-48 11-11 6-16 16-16 29 0 8 2 14 6 19 4 7 10 11 18 15 8 3 25 8 50 13 8 2 16 4 25 6 8 2 16 5 24 7 7 3 15 7 21 10 7 4 13 9 18 15 5 5 10 12 12 20 3 7 5 16 5 26zM744 204c0-9-1-17-4-24-3-8-6-13-11-19-5-5-10-9-16-13-7-3-14-7-21-9-8-3-15-5-24-7-8-2-16-4-25-6l1-3-1 3c-25-6-42-10-50-14-9-4-16-9-20-15-5-7-8-15-8-24 0-15 7-27 19-34 12-8 29-11 51-11 20 0 36 3 48 10s20 18 24 33l-3 1v-3l36-7 1 3-3 1c-7-22-17-38-33-47s-39-13-70-13c-32 0-57 6-74 18-18 12-26 29-26 51 0 10 2 19 5 27s8 14 14 20c6 5 15 11 26 15 11 5 27 10 48 14 12 3 24 6 34 8 10 3 19 6 27 10 7 3 13 8 18 14 4 6 6 14 6 23 0 17-7 30-20 39-14 8-33 12-57 12-23 0-42-4-56-11-14-8-23-21-27-38l2-1 1 3-36 7v-3h2c11 45 47 66 113 66 35 0 62-6 81-20 19-13 28-31 28-56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959cm" svg:height="0.521cm" svg:x="18.622cm" svg:y="15.46cm" svg:viewBox="0 0 6960 522" svg:d="M322 299c0 36-14 63-42 83s-67 30-117 30c-94 0-148-34-163-99l51-10c5 23 18 40 37 51s44 16 77 16 59-6 78-17c18-12 27-29 27-51 0-13-3-23-8-31-6-8-14-14-25-19-10-5-22-9-37-13-14-3-30-7-47-11-31-7-54-13-70-20-15-7-28-14-37-23-9-8-16-18-21-29-4-11-7-24-7-38 0-33 13-58 38-76s61-27 108-27c44 0 77 7 100 20 23 14 39 36 49 69l-52 9c-5-21-16-36-32-45s-38-14-66-14c-30 0-54 6-70 16s-24 25-24 45c0 12 3 22 9 30 7 7 16 14 27 19 12 6 36 12 71 20 12 3 24 5 35 8 12 3 23 7 34 10 11 4 21 9 30 14 10 5 18 12 25 20 6 7 12 16 16 27 4 10 6 22 6 36zM399 522c-13 0-25-1-34-3v-37c7 1 15 2 23 2 31 0 55-22 73-67l5-12-118-295h53l62 163c1 3 2 6 3 9 2 4 6 16 13 36s10 31 11 34l19-54 65-188h51l-113 296c-12 32-24 55-34 70-11 16-23 27-35 35-13 7-28 11-44 11zM668 406v-227c0-21-1-44-2-69h47c1 34 2 54 2 60h1c8-25 17-42 27-51 10-10 24-14 43-14 7 0 13 1 20 2v45c-7-1-15-2-26-2-21 0-36 8-47 26s-16 43-16 75v155zM853 47v-47h49v47zM853 406v-296h49v296zM1165 406v-188c0-19-2-34-6-45s-10-19-18-23c-9-5-21-7-37-7-24 0-43 8-56 24-14 16-21 38-21 67v172h-49v-233c0-34 0-55-1-63h46c0 1 0 3 1 7 0 4 0 9 0 14s1 15 1 30h1c11-21 24-35 39-44 15-8 33-12 55-12 33 0 56 8 71 24s23 42 23 80v197zM1399 522c-32 0-58-6-77-19-19-12-31-30-36-54l49-7c3 14 10 24 22 32 11 7 25 11 44 11 49 0 73-29 73-87v-48h-1c-9 19-22 34-38 43-16 11-35 15-56 15-37 0-63-13-80-37s-26-61-26-113 9-90 28-115c18-25 46-38 83-38 21 0 39 5 54 15 16 9 28 23 36 41h1c0-6 0-15 1-29 0-13 1-21 2-22h46c-1 10-1 30-1 61v226c0 84-41 125-124 125zM1474 258c0-24-3-45-10-62-6-18-16-31-27-40-12-9-26-14-41-14-25 0-43 9-55 27-11 18-17 48-17 89 0 40 5 69 16 87 11 17 29 26 55 26 16 0 29-4 41-14 12-9 22-22 28-39 7-17 10-37 10-60zM1635 268c0 34 7 60 21 78 14 19 35 28 62 28 21 0 38-4 51-13s21-19 26-32l43 12c-18 46-58 71-120 71-44 0-77-14-100-40s-34-65-34-116c0-49 11-86 34-112s56-39 98-39c87 0 130 52 130 157v6zM1795 230c-2-31-10-53-23-68-14-14-32-21-57-21-24 0-43 8-57 24-13 16-21 38-22 65zM2372 137c0 36-12 65-36 86-24 22-56 33-97 33h-113v150h-52v-385h162c43 0 76 10 100 30s36 49 36 86zM2319 137c0-50-30-74-89-74h-104v151h106c58 0 87-25 87-77zM2486 110v187c0 20 2 35 6 45 4 11 10 19 18 24 9 4 21 7 37 7 24 0 43-8 56-25 14-16 21-38 21-67v-171h49v232c0 35 0 56 1 64h-46c0-1 0-3-1-8 0-4 0-9 0-14s-1-15-1-29h-1c-11 20-24 35-39 43-15 9-33 14-55 14-33 0-56-8-71-25s-23-43-23-80v-197zM2921 406v-188c0-28-4-48-12-59s-22-16-42-16c-21 0-38 8-50 24s-18 38-18 67v172h-49v-233c0-34-1-55-2-63h47c0 1 0 3 0 7s1 9 1 14 0 15 1 30h1c10-21 22-36 36-44 13-8 30-12 50-12 22 0 40 4 53 13s22 23 27 43h1c10-20 22-34 37-43 14-9 32-13 52-13 30 0 52 8 65 24 14 16 21 43 21 80v197h-49v-188c0-28-4-48-12-59-7-11-22-16-42-16-21 0-38 8-50 23-12 16-18 39-18 68v172zM3461 256c0 103-36 156-109 156-45 0-76-18-91-53h-2c1 2 2 17 2 48v115h-50v-352c0-30 0-50-1-60h47c0 1 1 3 1 8 0 4 1 11 1 20 1 10 1 16 1 20h1c9-19 20-32 35-40 14-9 33-13 56-13 37 0 64 12 82 36 18 25 27 63 27 115zM3409 257c0-41-5-70-16-88-11-17-29-26-53-26-20 0-35 4-46 12s-19 21-25 38c-6 18-8 40-8 68 0 39 6 67 18 86 12 18 33 27 60 27 25 0 42-9 54-26 11-18 16-48 16-91zM3858 58c-43 0-76 13-99 41-24 27-36 65-36 112s13 85 37 114c25 29 58 43 100 43 54 0 95-27 122-80l42 21c-16 33-38 58-67 76-28 18-61 27-99 27-39 0-72-8-101-25-28-17-50-40-64-70-15-29-23-65-23-106 0-61 17-109 50-144 33-34 79-52 138-52 40 0 75 8 102 24s48 40 61 71l-50 17c-9-23-23-40-43-51-19-12-43-18-70-18zM4336 257c0 52-12 91-35 116-22 25-55 39-99 39-43 0-75-14-97-41-22-26-33-64-33-114 0-101 44-152 132-152 45 0 78 12 100 37 21 25 32 63 32 115zM4284 257c0-40-6-70-18-88-12-19-33-28-61-28-29 0-50 9-62 28-13 19-20 48-20 88 0 39 7 69 19 88 13 20 33 29 60 29 29 0 50-9 63-28s19-48 19-89zM4526 406h-58l-107-296h52l65 192c2 7 8 29 19 65l9-32 11-32 67-193h52zM4716 268c0 34 7 60 21 78 14 19 34 28 61 28 22 0 39-4 51-13 13-9 22-19 27-32l43 12c-18 46-58 71-121 71-43 0-77-14-99-40-23-26-35-65-35-116 0-49 12-86 35-112 22-26 55-39 97-39 87 0 131 52 131 157v6zM4876 230c-3-31-11-53-24-68-13-14-32-21-56-21s-43 8-57 24-21 38-22 65zM4990 406v-227c0-21-1-44-2-69h46c2 34 3 54 3 60h1c8-25 17-42 27-51 10-10 24-14 43-14 6 0 13 1 20 2v45c-7-1-16-2-26-2-21 0-36 8-47 26s-16 43-16 75v155zM5347 406v-385h52v385zM5678 406v-188c0-19-2-34-6-45-3-11-10-19-18-23-8-5-20-7-37-7-23 0-42 8-56 24-13 16-20 38-20 67v172h-49v-233c0-34-1-55-2-63h47c0 1 0 3 0 7s1 9 1 14 0 15 1 30h1c11-21 24-35 39-44 15-8 33-12 55-12 32 0 56 8 71 24s22 42 22 80v197zM6024 324c0 27-11 49-32 64-21 16-50 24-88 24-37 0-65-6-85-19s-33-31-39-57l43-9c5 16 13 28 26 35 13 8 32 11 55 11 25 0 43-4 55-11 11-8 17-19 17-35 0-11-4-21-12-28s-21-13-39-18l-35-9c-28-7-48-15-60-22s-21-15-28-25-10-22-10-37c0-27 9-47 28-61 20-14 48-22 84-22 33 0 59 6 78 18 19 11 31 29 36 55l-44 5c-3-13-10-23-22-30s-28-10-48-10c-22 0-38 3-49 10-10 6-16 17-16 30 0 9 3 15 7 21 4 5 11 10 19 14 9 4 27 9 54 16 26 6 45 12 57 18 11 5 20 11 27 18 6 7 11 15 15 24 4 8 6 18 6 30zM6122 268c0 34 7 60 21 78 14 19 34 28 61 28 21 0 39-4 51-13 13-9 22-19 26-32l44 12c-18 46-58 71-121 71-43 0-77-14-99-40-23-26-35-65-35-116 0-49 12-86 35-112 22-26 55-39 97-39 87 0 130 52 130 157v6zM6282 230c-3-31-11-53-24-68-13-14-32-21-57-21-23 0-42 8-56 24s-22 38-23 65zM6396 406v-227c0-21-1-44-2-69h46c2 34 2 54 2 60h2c7-25 16-42 27-51 10-10 24-14 43-14 6 0 13 1 20 2v45c-7-1-16-2-27-2-20 0-36 8-46 26-11 18-16 43-16 75v155zM6694 404c-16 4-33 7-49 7-40 0-59-24-59-68v-197h-34v-36h35l15-66h33v66h54v36h-54v186c0 14 2 24 7 30 4 6 12 9 24 9 6 0 16-2 28-4zM6960 324c0 27-10 49-31 64-21 16-51 24-89 24-36 0-65-6-85-19-19-13-32-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
          <text:p/>
        </draw:path>
        <draw:path draw:style-name="gr2" draw:text-style-name="P2" draw:layer="layout" svg:width="6.965cm" svg:height="0.526cm" svg:x="18.619cm" svg:y="15.458cm" svg:viewBox="0 0 6966 527" svg:d="M327 302c0 36-14 65-42 85s-68 30-119 30c-95 0-150-34-166-100v-3l3-1 50-10h3v2c6 23 18 39 36 49 19 11 44 16 76 16 33 0 58-5 76-17 18-11 26-27 26-48 0-12-2-22-8-29-5-8-13-14-23-19s-22-9-36-12c-15-4-31-7-48-11l1-3-1 3c-31-7-54-14-70-21-16-6-28-14-38-23-9-8-16-18-21-30-5-11-8-24-8-39 0-34 14-60 39-79 26-18 63-28 110-28 44 0 78 7 102 21 23 14 40 38 49 71l1 3h-3l-51 9-3 1v-3c-6-20-16-33-31-42-16-9-37-14-65-14-30 0-53 5-68 15-16 10-23 24-23 43 0 12 2 20 8 28 6 7 15 13 27 19 11 5 34 11 70 19 11 3 23 6 35 9 12 2 23 6 34 10s21 8 31 14c9 5 18 12 25 20s12 17 16 28c4 10 6 23 6 37zM322 302c0-14-2-25-6-35-4-11-9-19-16-27-6-7-14-13-23-18-10-6-19-10-30-14s-22-7-33-10c-12-3-24-6-36-8l1-3-1 3c-35-8-59-15-71-20-12-6-21-13-28-21s-10-18-10-31c0-21 9-37 26-48 16-10 40-16 71-16 29 0 51 4 68 15 16 9 27 25 33 46l-3 1v-3l51-9 1 3h-3c-9-31-25-54-47-67-23-13-56-20-99-20-47 0-82 9-106 26-25 19-37 43-37 75 0 14 2 26 7 37s11 20 20 28 21 16 37 22c15 7 38 13 68 20 18 4 34 8 48 11 14 4 27 8 38 13 10 6 19 13 25 21s9 19 9 32c0 23-10 41-29 53-18 12-45 18-79 18-33 0-59-6-79-17-19-11-32-29-38-52l3-1v3l-50 10-1-3 3-1c14 64 67 96 160 96 50 0 88-10 115-29 28-19 41-45 41-80zM402 527c-13 0-25-1-34-3l-2-1v-2-37-3l3 1c7 1 14 1 22 1 30 0 53-21 70-65l5-12 3 1-3 1-117-294-2-4h4 53 2v2l63 163c1 3 2 6 3 9 1 4 5 16 12 36s11 32 12 34l-3 1-3-1 19-54 3 1-3-1 65-188v-2h3 51 4l-1 4-113 295c-13 32-24 55-35 71s-23 28-36 35c-13 8-28 12-45 12zM402 521c16 0 30-3 42-11 13-7 24-18 34-33 11-15 22-38 34-70l3 1-3-1 114-295 2 1v3h-51v-3l2 1-64 188-20 54-3 9-2-10c0-2-4-13-11-33s-11-32-12-36c-2-3-3-6-4-9l3-1-3 1-62-163 3-1v3h-53v-3l3-1 117 294 1 1-1 1-5 12-2-1 2 1c-18 45-43 69-75 69-8 0-16-1-23-2v-3h3v37h-3l1-3c9 2 20 3 33 3zM668 408v-226c0-21 0-44-1-69l-1-3h3 47 2l1 3c1 33 2 54 2 60h-3v-2h1v2h-3c8-26 18-44 28-54 11-9 26-14 45-14 7 0 14 1 21 3h2v2 45 4l-4-1c-6-2-14-3-25-3-20 0-34 9-44 25-11 18-16 42-16 74v154 3h-3-49-3zM671 405h49v3h-3v-154c0-33 6-59 17-77s28-27 49-27c11 0 20 1 27 3l-1 2h-3v-45h3l-1 3c-6-2-13-2-19-2-18 0-31 4-41 13s-19 25-26 50l-1 2h-2-1-3v-3c0-6-1-26-2-60h3v3h-47v-3h3c1 25 2 48 2 69v226h-3zM853 49v-47-2h3 49 3v2 47 3h-3-49-3zM856 47h49v2h-3v-47h3v3h-49v-3h3v47h-3zM853 408v-295-3h3 49 3v3 295 3h-3-49-3zM856 405h49v3h-3v-295h3v3h-49v-3h3v295h-3zM1165 408v-187c0-19-2-34-6-44s-9-17-17-22c-8-4-19-7-35-7-23 0-41 8-54 24-13 15-20 37-20 65v171 3h-3-49-3v-3-232c0-34 0-55-1-62l-1-4h4 46 2l1 3c0 1 0 3 0 7 1 4 1 9 1 14s1 15 1 30h-3v-3h1v3l-2-2c11-20 25-35 40-44s34-13 56-13c33 0 58 8 73 25 16 16 24 44 24 82v196 3h-3-49-3zM1168 405h49v3h-3v-196c0-37-7-63-22-78-14-16-37-23-69-23-21 0-39 4-53 12-15 8-27 22-39 42v1h-2-1-3v-2c0-15 0-24-1-30 0-5 0-9 0-13s-1-7-1-7l3-1v3h-46v-3h2c2 8 2 29 2 63v232h-3v-3h49v3h-2v-171c0-29 7-52 21-69s33-25 58-25c16 0 29 2 38 7s15 14 19 25 6 27 6 46v187h-2zM1402 527c-32 0-59-7-78-19-20-13-33-32-38-56l-1-3h3l50-8h2l1 3c3 13 9 22 20 29s25 11 43 11c47 0 70-27 70-83v-48h3v3h-1v-3l3 2c-9 19-23 34-39 44-17 9-36 14-58 14-37 0-65-12-82-37-18-24-27-63-27-115s10-92 28-117c19-25 48-38 86-38 21 0 40 5 56 14 16 10 28 24 37 42l-3 2v-3h1v3h-3c0-6 0-15 1-29 1-13 1-21 2-23l1-2h2 46 4l-1 3c-1 10-1 30-1 61v226c0 84-43 127-127 127zM1402 521c81 0 121-39 121-121v-226c0-31 1-51 2-61h2v3h-46v-3l2 2c0 0-1 7-2 20 0 14-1 23-1 29v2h-2-1-2l-1-1c-8-17-19-30-34-40-15-9-32-14-53-14-37 0-63 12-81 36-18 25-27 62-27 114 0 51 8 88 25 112 17 23 42 35 78 35 21 0 39-5 55-14 16-10 28-23 37-42l1-1h1 1 3v2 48c0 58-26 89-76 89-19 0-34-4-46-12s-19-19-23-33l3-1v3l-49 7v-3h2c6 22 17 40 36 52s43 18 75 18zM1474 261c0-24-3-44-9-61-7-17-16-30-27-39-12-9-24-13-39-13-24 0-41 8-52 26-12 18-17 46-17 87 0 40 5 68 16 85 10 17 27 25 52 25 15 0 28-4 40-13 11-9 20-21 27-38 6-16 9-36 9-59zM1480 261c0 23-4 44-10 61-7 18-17 31-29 41-12 9-27 14-43 14-26 0-46-10-57-28s-17-48-17-88c0-41 6-72 18-90 12-19 31-29 57-29 16 0 30 5 42 15 12 9 22 23 29 41 6 17 10 38 10 63zM1641 271c0 33 7 59 21 77 13 17 32 26 59 26 21 0 37-4 49-12 13-9 21-19 25-31l1-3 3 1 43 12 3 1-1 3c-18 47-60 72-123 72-44 0-79-14-102-40-23-27-35-67-35-118 0-49 12-88 35-114 23-27 57-40 100-40 88 0 133 54 133 160v6 3h-3-211v-3zM1638 268h211v3h-3v-6c0-104-42-154-127-154-42 0-73 12-96 38-22 25-33 61-33 110 0 51 11 88 33 114 23 25 55 38 98 38 62 0 100-23 117-68l3 1-1 3-43-13 1-2 3 1c-5 13-14 25-28 33-13 9-31 14-52 14-28 0-49-10-64-29-14-19-21-46-21-80v-3zM1795 234c-2-31-10-53-23-67-12-14-30-20-54-20-23 0-41 7-54 23-14 15-21 36-22 64l-3-1v-2h159v2zM1798 236h-159-3v-3c1-28 9-51 23-67 15-16 35-25 59-25 25 0 45 8 59 22 13 15 21 39 24 70v3zM2377 140c0 36-12 66-36 88s-58 33-99 33h-113v-2h3v149 3h-3-52-3v-3-385-3h3 162c44 0 78 11 102 31 24 22 36 51 36 89zM2372 140c0-37-12-64-35-85-23-19-55-29-98-29h-162v-3h3v385h-3v-3h52v3h-2v-149-3h2 113c40 0 72-11 95-32s35-49 35-84zM2319 140c0-48-28-72-86-72h-104v-2h3v151h-3v-3h106c57 0 84-24 84-74zM2325 140c0 53-31 80-90 80h-106-2v-3-151-3h2 104c60 0 92 26 92 77zM2492 113v187c0 19 2 34 6 45 3 10 9 17 17 21 8 5 19 7 35 7 23 0 41-8 54-23 13-16 20-38 20-66v-171-3h3 49 3v3 232c0 35 0 55 1 63l1 3h-4-46-2l-1-2c0-1 0-4 0-8-1-4-1-9-1-14s-1-15-1-29h3v3h-1v-3l2 1c-11 21-25 36-40 44-15 9-34 14-56 14-33 0-58-9-73-26-16-16-24-44-24-81v-197-3h3 49 3zM2489 116h-49v-3h3v197c0 36 7 62 22 78 14 15 37 23 69 23 21 0 39-4 53-12 15-9 27-23 39-43v-1h2 1 3v3c0 14 0 24 1 29 0 5 0 10 0 14s1 6 1 7h-3v-3h46v3l-2 1c-2-8-2-29-2-64v-232h3v3h-49v-3h2v171c0 29-7 53-21 69-14 17-33 26-58 26-16 0-29-3-38-8s-16-13-20-25c-3-11-5-26-5-46v-187h2zM2921 408v-187c0-28-4-47-11-57-8-11-21-16-40-16-21 0-36 8-48 23-12 16-18 37-18 66v171 3h-2-49-3v-3-232c0-34-1-55-2-62v-4h3 47 2v3c1 1 1 3 1 7s0 9 1 14c0 5 0 15 1 30h-3v-3h1v3l-3-2c11-21 23-36 37-44 14-9 32-13 52-13 22 0 41 5 54 14 14 9 23 24 29 44l-3 1v-3h1v3l-3-2c11-20 23-35 38-44s33-13 54-13c31 0 53 8 67 25s21 44 21 82v196 3h-2-49-3v-3-187c0-28-3-47-11-57-7-11-20-16-40-16-21 0-36 8-48 23-11 16-17 37-17 66v171 3h-3-48-3zM2924 405h48v3h-3v-171c0-29 7-53 19-69 12-17 30-25 52-25 21 0 36 6 45 17 8 12 12 32 12 61v187h-3v-3h49v3h-3v-196c0-37-7-63-20-78-13-16-33-23-63-23-20 0-37 4-51 12-14 9-26 22-36 42l-1 1h-1-1-2l-1-2c-5-19-13-32-26-41-12-8-29-12-51-12-20 0-35 3-49 11-13 8-24 22-35 43l-1 1h-1-1-3v-2c0-15-1-24-1-30 0-5-1-9-1-13s0-7 0-7l3-1v3h-47v-3h3c1 8 2 29 2 63v232h-3v-3h49v3h-3v-171c0-29 6-53 19-69 12-17 30-25 52-25 20 0 36 6 44 17 8 12 12 32 12 61v187h-2zM3467 259c0 104-38 158-112 158-46 0-78-18-94-53l3-2v3h-2v-3l3-1c1 2 1 18 1 48v115 3h-2-50-2v-3-351c0-30-1-50-2-60v-3h3 47 2l1 2c0 1 1 4 1 9 0 4 1 11 1 20 1 10 1 16 1 20h-3v-3h1v3l-2-2c8-18 21-32 35-41 15-8 35-13 58-13 37 0 66 13 84 38 19 25 28 64 28 116zM3461 259c0-52-9-89-26-113-18-24-44-35-80-35-23 0-41 4-55 12s-25 21-33 39l-1 1h-2-1-3v-2c0-4 0-10-1-19 0-10 0-16-1-21 0-4 0-7 0-7l2-1v3h-47v-3h3c1 10 1 30 1 60v351h-3v-3h50v3h-3v-115c0-30-1-44-1-45l-2-4h4 2 2v1c16 34 45 50 89 50 71 0 106-50 106-152zM3410 260c0-40-6-69-17-86-10-17-27-25-50-25-19 0-34 4-44 11-11 8-19 20-24 37-6 17-9 40-9 67 0 39 6 66 18 84s31 27 58 27c24 0 40-9 51-26s17-47 17-89zM3415 260c0 43-6 74-17 92-12 19-31 28-56 28-28 0-49-10-62-29-13-18-19-48-19-87 0-28 3-51 8-68 6-18 15-32 27-40 11-9 27-13 47-13 25 0 44 10 55 28 12 18 17 48 17 89zM3861 64c-42 0-74 13-97 40s-35 63-35 110 12 84 36 112c25 28 57 42 98 42 53 0 92-26 119-78l1-3 3 1 42 22 3 1-1 2c-16 34-39 60-68 77-29 18-63 27-101 27-39 0-73-9-102-25s-51-40-66-70-22-67-22-108c0-61 17-110 50-146 34-36 80-54 140-54 41 0 76 9 103 25 28 16 49 41 62 73l1 3-3 1-49 16-2 1-1-2c-9-22-23-39-42-50-20-12-42-17-69-17zM3861 57c27 0 52 7 72 19s35 30 44 53l-3 1-1-3 50-16 1 2-3 1c-13-31-32-54-59-70s-61-24-101-24c-59 0-103 17-136 52s-49 82-49 142c0 41 8 76 22 105 15 30 36 52 64 68s60 24 99 24c37 0 70-9 98-26s50-41 66-74l2 1-1 3-43-22 2-2 2 1c-27 54-69 82-124 82-42 0-77-15-102-44s-37-68-37-116 12-86 36-114 58-43 101-43zM4341 260c0 52-11 92-35 118-23 25-57 39-101 39-43 0-77-14-99-41-23-27-34-66-34-116 0-102 46-155 135-155 46 0 80 13 102 38 21 25 32 65 32 117zM4336 260c0-51-11-89-32-113-20-25-52-36-97-36-87 0-129 49-129 149 0 50 10 87 32 112 21 26 53 39 95 39 43 0 75-12 97-37 23-25 34-62 34-114zM4284 260c0-40-6-69-18-87-11-18-30-26-58-26s-48 9-60 27c-13 18-19 47-19 86s6 67 19 87c12 18 30 28 57 28 29 0 48-9 61-28 12-18 18-47 18-87zM4290 260c0 41-7 71-20 91-13 19-35 29-65 29-28 0-49-10-62-30s-20-50-20-90 7-70 20-89c13-20 36-30 65-30s51 10 63 29c13 19 19 49 19 90zM4529 411h-58-2l-1-2-107-295-1-4h4 52 2l1 2 64 192c3 8 9 29 19 65l-2 1-3-1 9-32 11-32 67-193 1-2h2 52 4l-1 4-111 295v2zM4526 407l110-295 3 1v3h-52v-3l3 1-68 193-2-1 2 1-10 32-3-1 3 1-10 32-3 9-2-9c-10-36-17-58-19-65l3-1-3 1-65-192 3-1v3h-52v-3l2-1 107 295-2 1v-3h58v3zM4722 271c0 33 7 59 20 77 14 17 33 26 59 26 21 0 37-4 50-12 12-9 20-19 25-31l1-3 2 1 43 12 3 1-1 3c-18 47-59 72-123 72-44 0-78-14-101-40-24-27-35-67-35-118 0-49 11-88 35-114 23-27 57-40 99-40 88 0 133 54 133 160v6 3h-2-211v-3zM4719 268h211v3h-3v-6c0-104-42-154-128-154-41 0-73 12-95 38-23 25-34 61-34 110 0 51 11 88 34 114 22 25 54 38 97 38 62 0 101-23 118-68l3 1-1 3-43-13 1-2 2 1c-5 13-14 25-27 33-13 9-31 14-53 14-27 0-49-10-63-29-15-19-22-46-22-80v-3zM4876 234c-3-31-10-53-23-67s-30-20-54-20-41 7-55 23c-13 15-21 36-22 64l-2-1v-2h159v2zM4879 236h-159-3v-3c1-28 9-51 23-67s34-25 59-25 45 8 58 22c14 15 22 39 25 70v3zM4990 408v-226c0-21-1-44-2-69v-3h3 46 3v3c2 33 2 54 2 60h-2v-2h1v2h-3c8-26 17-44 28-54 10-9 26-14 45-14 7 0 14 1 20 3h3v2 45 4l-4-1c-6-2-15-3-25-3-20 0-34 9-45 25-10 18-15 42-15 74v154 3h-3-49-3zM4993 405h49v3h-3v-154c0-33 6-59 16-77 12-18 28-27 50-27 11 0 20 1 27 3l-1 2h-3v-45h3l-1 3c-7-2-13-2-19-2-18 0-32 4-41 13-10 9-19 25-27 50v2h-2-1-3v-3c0-6-1-26-2-60h2v3h-46v-3h3c1 25 2 48 2 69v226h-3zM5347 408v-385-3h3 52 3v3 385 3h-3-52-3zM5350 405h52v3h-3v-385h3v3h-52v-3h3v385h-3zM5678 408v-187c0-19-2-34-5-44-4-10-9-17-17-22-8-4-20-7-36-7-23 0-40 8-53 24-14 15-20 37-20 65v171 3h-3-49-3v-3-232c0-34 0-55-2-62v-4h3 47 2v3c1 1 1 3 1 7s0 9 1 14c0 5 0 15 1 30h-3v-3h1v3l-3-2c12-20 25-35 40-44 16-9 35-13 57-13 33 0 58 8 73 25 16 16 23 44 23 82v196 3h-3-49-3zM5681 405h49v3h-2v-196c0-37-8-63-22-78-15-16-37-23-69-23-22 0-39 4-54 12-14 8-27 22-38 42l-1 1h-1-1-3v-2c0-15-1-24-1-30 0-5 0-9-1-13 0-4 0-7 0-7l3-1v3h-47v-3h3c1 8 2 29 2 63v232h-3v-3h49v3h-3v-171c0-29 7-52 21-69s34-25 58-25c17 0 30 2 39 7 8 5 15 14 19 25s6 27 6 46v187h-3zM6029 327c0 28-11 51-32 66-22 16-52 24-90 24-37 0-66-7-87-19-20-12-34-32-40-58v-3l2-1 44-8 2-1 1 3c4 15 12 26 25 33 12 7 30 10 53 10 24 0 42-3 53-11 11-7 16-17 16-32 0-11-4-19-11-26-8-7-20-12-38-17l1-3-1 3-35-9 1-3-1 3c-28-8-48-15-61-22-12-7-22-16-29-26-7-11-10-24-10-39 0-27 10-49 30-64 19-14 48-21 85-21 33 0 60 6 79 17 20 12 33 31 38 57l1 3-3 1-44 5h-3l-1-2c-2-13-9-22-20-28-12-7-27-11-47-11-22 0-37 4-47 10s-15 15-15 28c0 8 2 14 6 19s10 10 19 13c8 4 26 9 53 16 26 6 45 13 57 18 11 6 21 12 28 19s12 15 16 24c3 10 5 20 5 32zM6024 327c0-11-2-21-6-29-3-9-8-16-14-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M6128 271c0 33 6 59 20 77 14 17 33 26 59 26 21 0 37-4 50-12 12-9 20-19 25-31l1-3 2 1 43 12 3 1-1 3c-18 47-60 72-123 72-44 0-78-14-102-40-23-27-35-67-35-118 0-49 12-88 35-114 24-27 57-40 100-40 88 0 133 54 133 160v6 3h-3-210v-3zM6125 268h210v3h-2v-6c0-104-42-154-128-154-41 0-73 12-95 38-23 25-34 61-34 110 0 51 11 88 34 114 22 25 54 38 97 38 62 0 101-23 118-68l3 1-1 3-43-13v-2l3 1c-5 13-14 25-27 33-13 9-31 14-53 14-27 0-49-10-63-29-15-19-22-46-22-80v-3zM6282 234c-3-31-10-53-23-67s-30-20-55-20c-23 0-41 7-54 23-14 15-21 36-22 64l-3-1v-2h160v2zM6285 236h-160-3l1-3c1-28 9-51 23-67s34-25 58-25c26 0 45 8 59 22 13 15 22 39 24 70l1 3zM6396 408v-226c0-21-1-44-2-69v-3h3 46 3v3c2 33 2 54 2 60h-3v-2h2v2h-3c8-26 17-44 28-54 10-9 26-14 45-14 6 0 13 1 20 3h2v2 45 4l-3-1c-6-2-15-3-26-3-19 0-33 9-44 25-10 18-16 42-16 74v154 3h-2-49-3zM6399 405h49v3h-3v-154c0-33 5-59 16-77s28-27 49-27c11 0 21 1 27 3v2h-3v-45h3l-1 3c-7-2-13-2-19-2-18 0-32 4-42 13-9 9-18 25-26 50v2h-2-2-2v-3c0-6-1-26-2-60h2v3h-46v-3h3c1 25 1 48 1 69v226h-2zM6698 409c-16 4-33 6-50 6-41 0-62-24-62-69v-197h3v3h-34-3v-3-36-3h3 35v3h-2l14-67 1-3h2 33 3v3 67h-3v-3h54 3v3 36 3h-3-54v-3h3v186c0 14 2 23 6 28s11 8 22 8c6 0 15-1 28-4l3-1v4 36 2zM6694 406v-36h3l1 3c-13 2-22 3-29 3-12 0-21-3-27-9-5-6-7-17-7-32v-186-3h3 54v3h-3v-36h3v3h-54-3v-3-67h3v3h-33v-3l3 1-15 67v2h-3-35v-3h2v36h-2v-3h34 2v3 197c0 43 19 64 57 64 16 0 32-2 48-7l1 3zM6966 327c0 28-11 51-33 66-21 16-51 24-90 24-37 0-66-7-86-19s-34-32-40-58l-1-3 3-1 43-8 3-1 1 3c4 15 12 26 24 33 13 7 30 10 53 10 25 0 42-3 54-11 10-7 16-17 16-32 0-11-4-19-11-26-8-7-21-12-38-17l1-3-1 3-35-9v-3 3c-28-8-49-15-61-22s-22-16-29-26c-7-11-11-24-11-39 0-27 11-49 30-64 20-14 49-21 86-21 33 0 59 6 79 17 20 12 33 31 38 57v3l-3 1-44 5h-2l-1-2c-3-13-9-22-21-28-11-7-26-11-46-11-22 0-37 4-48 10-10 6-14 15-14 28 0 8 2 14 6 19s10 10 18 13c8 4 26 9 54 16 26 6 45 13 56 18 12 6 21 12 28 19s13 15 16 24c4 10 6 20 6 32zM6960 327c0-11-1-21-5-29-3-9-8-16-15-23-6-6-15-12-26-18-11-5-30-11-56-18l1-2-1 2c-27-6-45-12-54-16-9-3-16-9-21-14-4-6-7-14-7-23 0-14 6-26 17-33s28-10 51-10c20 0 37 3 49 11 13 7 21 18 24 32h-3l-1-3 45-5v3h-3c-5-24-16-42-35-53s-44-17-76-17c-36 0-64 7-82 21-19 14-28 33-28 59 0 14 3 26 10 35 6 10 15 18 27 25 11 7 31 14 59 21l35 9c18 5 32 11 40 19 9 8 13 18 13 30 0 16-6 29-18 37s-31 12-57 12c-23 0-42-4-56-11-13-8-22-20-27-37l3-1v3l-43 9v-3l2-1c6 25 18 43 38 55 19 12 47 18 83 18 38 0 66-7 87-22 20-15 30-35 30-62z">
          <text:p/>
        </draw:path>
        <draw:path draw:style-name="gr2" draw:text-style-name="P2" draw:layer="layout" svg:width="2.357cm" svg:height="0.368cm" svg:x="18.617cm" svg:y="16.28cm" svg:viewBox="0 0 2358 369" svg:d="M131 287l-70-95-26 21v74h-35v-287h35v180l92-103h41l-85 91 89 119zM251 291c-21 0-37-6-47-17-11-11-16-26-16-45 0-22 7-38 21-50 15-12 38-18 69-19h47v-12c0-17-4-29-11-36-7-8-18-11-34-11-15 0-27 2-34 8-7 5-11 13-12 25l-37-3c6-39 34-58 84-58 26 0 46 6 59 18 14 13 20 31 20 54v89c0 11 1 19 4 24s8 8 16 8c3 0 7-1 11-2v22c-9 2-18 3-27 3-13 0-22-4-28-10-6-7-9-18-10-32h-1c-9 16-19 27-31 34s-26 10-43 10zM259 265c13 0 24-3 34-9s18-14 23-24c6-10 9-20 9-31v-17l-38 1c-16 0-29 2-37 5s-15 8-19 14c-5 6-7 15-7 25 0 12 3 20 9 27 6 6 15 9 26 9zM552 287v-132c0-14-2-25-4-32-3-8-7-13-13-17-6-3-15-5-26-5-17 0-30 6-40 17-10 12-14 28-14 48v121h-35v-164c0-24 0-40-1-46h33c0 1 0 3 0 5 0 3 0 7 0 10 1 5 1 12 1 22h1c8-14 17-26 27-32 11-6 24-9 39-9 23 0 40 6 51 17 10 13 16 32 16 58v139zM719 369c-22 0-41-5-54-14-14-8-22-21-26-38l35-5c2 10 7 17 15 23 8 5 18 7 31 7 35 0 52-20 52-60v-34c-7 14-16 24-27 30-12 7-25 10-40 10-26 0-45-8-57-25s-18-44-18-80c0-37 7-64 20-82s32-27 59-27c14 0 27 3 38 10s19 18 25 30h1c0-4 0-11 0-21 1-10 1-15 2-16h33c-1 7-1 23-1 44v160c0 59-29 88-88 88zM772 183c0-17-2-32-7-44-4-13-11-22-19-28-9-7-18-10-29-10-18 0-31 6-39 19s-12 34-12 63c0 28 4 49 12 61 7 13 20 19 38 19 11 0 21-3 30-10 8-6 15-15 19-27 5-13 7-27 7-43zM915 291c-21 0-37-6-48-17-10-11-15-26-15-45 0-22 7-38 21-50s37-18 69-19h47v-12c0-17-4-29-11-36-7-8-19-11-34-11-16 0-27 2-34 8-7 5-11 13-13 25l-36-3c6-39 34-58 84-58 26 0 46 6 59 18 13 13 20 31 20 54v89c0 11 1 19 4 24 2 5 8 8 15 8 3 0 7-1 11-2v22c-8 2-17 3-26 3-13 0-22-4-28-10-6-7-10-18-10-32h-1c-9 16-20 27-31 34-12 7-26 10-43 10zM923 265c12 0 24-3 34-9 9-6 17-14 23-24s9-20 9-31v-17l-38 1c-17 0-29 2-38 5-8 3-14 8-19 14-4 6-7 15-7 25 0 12 3 20 9 27 7 6 15 9 27 9zM1083 287v-160c0-15 0-32-1-50h33c1 25 2 39 2 44 6-18 12-31 19-38 8-6 18-10 31-10 5 0 9 1 14 2v33c-5-1-11-2-19-2-14 0-25 6-33 19-7 12-11 30-11 53v109zM1389 182c0 37-8 64-24 82s-39 27-70 27c-30 0-53-9-69-28-15-19-23-46-23-81 0-72 31-109 93-109 32 0 56 9 71 28 15 17 22 44 22 81zM1353 182c0-28-4-49-13-62-8-13-23-20-43-20s-35 7-44 20-14 34-14 62 5 49 14 62c9 14 23 21 42 21 21 0 36-7 45-20 8-13 13-34 13-63zM1612 182c0 37-8 64-25 82-16 18-39 27-70 27-30 0-53-9-69-28-15-19-23-46-23-81 0-72 31-109 94-109 31 0 55 9 70 28 15 17 23 44 23 81zM1575 182c0-28-4-49-13-62-8-13-23-20-43-20s-35 7-44 20-13 34-13 62 4 49 13 62c9 14 23 21 42 21 21 0 36-7 45-20s13-34 13-63zM1833 182c0 72-26 109-77 109-32 0-54-12-65-36h-1c1 1 1 11 1 32v82h-35v-248c0-22 0-37-1-44h34c0 1 0 3 0 6 1 3 1 8 1 15s1 11 1 14c7-13 15-23 25-29s23-9 40-9c26 0 45 8 58 26 12 18 19 45 19 82zM1796 182c0-29-4-49-11-62-8-12-21-19-38-19-14 0-24 3-32 9s-14 15-18 27-6 28-6 48c0 28 4 48 13 61s23 19 43 19c17 0 30-6 37-19 8-13 12-34 12-64zM1931 291c-21 0-37-6-48-17-10-11-15-26-15-45 0-22 7-38 21-50s37-18 69-19h47v-12c0-17-4-29-11-36-7-8-19-11-34-11-16 0-27 2-34 8-7 5-11 13-13 25l-36-3c6-39 34-58 84-58 26 0 46 6 59 18 13 13 20 31 20 54v89c0 11 1 19 4 24 2 5 8 8 15 8 3 0 7-1 11-2v22c-8 2-17 3-26 3-13 0-22-4-28-10-6-7-10-18-10-32h-1c-9 16-20 27-31 34-12 7-26 10-43 10zM1939 265c12 0 24-3 34-9 9-6 17-14 23-24s9-20 9-31v-17l-38 1c-17 0-29 2-38 5-8 3-14 8-19 14-4 6-7 15-7 25 0 12 3 20 9 27 7 6 15 9 27 9zM2298 287h-40l-36-148-7-32c-1 6-3 14-6 25-2 11-15 62-39 155h-40l-59-210h35l35 143c1 3 4 16 8 38l4-14 43-167h37l37 145 9 36 6-27 39-154h34z">
          <text:p/>
        </draw:path>
        <draw:path draw:style-name="gr2" draw:text-style-name="P2" draw:layer="layout" svg:width="2.362cm" svg:height="0.372cm" svg:x="18.615cm" svg:y="16.278cm" svg:viewBox="0 0 2363 373" svg:d="M132 290l-71-96 2-1 1 1-26 21-1-1h2v75 2h-2-35-2v-2-287-2h2 35 2v2 179h-2l-1-2 91-101 1-1h1 41 4l-3 4-85 89-1-1 1-1 89 120 3 3h-4-41-1zM133 287h41v2l-2 1-89-120-1-1 1-1 85-90 2 1v2h-41v-2l1 2-91 101-4 4v-5-179h2v2h-35v-2h2v287h-2v-2h35v2h-2v-75-1l1-1 25-21 2-1 1 1 71 97-2 1zM253 295c-21 0-38-6-49-17-10-13-16-29-16-48 0-22 8-40 22-52 15-11 38-18 70-19h47v2h-2v-12c0-16-3-28-10-35s-18-10-33-10-26 2-32 7c-7 5-11 13-12 24l-1 2h-2l-36-3h-2v-3c6-38 36-58 86-58 27 0 47 7 61 19 13 12 20 31 20 54v89c0 11 1 18 4 23 2 4 7 7 14 7 3 0 6-1 11-2h2v2 23 1l-2 1c-8 2-18 3-27 3-13 0-23-4-29-11-6-8-10-19-11-34h2v2h-1v-2l2 1c-9 16-20 29-32 36-12 6-27 10-44 10zM253 291c17 0 31-3 42-10 12-7 22-18 30-34l1-1h1 1 2v2c1 14 4 24 10 31 5 7 14 10 26 10 9 0 18-1 27-3v2h-2v-23h2v2c-4 1-8 1-11 1-8 0-15-3-18-8-2-6-4-14-4-25v-89c0-23-6-39-19-51s-32-18-58-18c-49 0-76 18-82 55h-2l1-2 36 3v2h-2c1-12 6-21 13-27 8-5 20-8 35-8 16 0 28 4 36 11 7 8 11 21 11 38v12 2h-2-47v-2 2c-31 1-53 7-67 18-14 12-21 27-21 49 0 19 5 33 15 44 11 12 26 17 46 17zM261 264c13 0 23-3 33-9 10-5 17-13 23-23 5-10 8-19 8-30v-17h2v2l-38 1c-16 0-28 2-36 5-9 3-15 7-19 13s-6 14-6 24c0 11 3 19 8 25 6 6 14 9 25 9zM261 268c-12 0-21-4-27-10-7-7-10-16-10-28 0-10 2-19 7-26s12-12 20-15c9-3 22-5 38-5v2-2l38-1h2v2 17c0 11-3 22-9 32-6 11-14 19-24 25s-22 9-35 9zM552 289v-133c0-14-2-24-4-32-3-7-7-12-12-15-6-3-14-5-25-5-17 0-29 6-38 17-10 11-14 26-14 46v122 2h-2-35-2v-2-165c0-24 0-39-1-44l-1-3h3 33 1v2c1 1 1 3 1 5 0 3 0 6 0 10 1 4 1 11 1 21h-2v-2h1v2l-2-1c8-15 18-25 28-31 11-6 25-10 40-10 24 0 41 6 52 18s17 31 17 58v140 2h-2-35-2zM554 287h35v2h-2v-140c0-26-6-44-16-55s-26-17-49-17c-15 0-27 3-38 9-10 6-19 16-27 30v1h-1-1-2v-2c0-10 0-17-1-21 0-3 0-7 0-9 0-3 0-5 0-5l2-1v2h-33v-2h2c0 6 1 21 1 45v165h-2v-2h35v2h-2v-122c0-21 5-37 15-49s23-18 41-18c11 0 20 2 27 6 6 3 11 9 13 17 3 8 5 19 5 33v133h-2zM721 373c-23 0-41-5-55-14s-23-22-27-39v-2l2-1 35-5h1l1 2c2 9 7 16 14 21 8 5 18 8 30 8 34 0 50-19 50-59v-35h2v2-2l2 1c-7 14-16 24-28 32-12 7-26 10-41 10-26 0-46-8-58-27-13-17-19-44-19-81s7-65 20-83 34-27 61-27c15 0 28 4 39 10 11 7 20 17 26 30l-2 1v-2h1v2h-2c0-4 0-11 0-20 1-10 1-15 2-17l1-1h1 33 2v3c-1 6-1 21-1 42v161c0 59-31 90-90 90zM721 369c58 0 86-28 86-86v-161c0-21 0-36 1-43h2v2h-33v-2l2 1c-1 1-1 6-2 15 0 10 0 16 0 20v2h-2-1-1l-1-1c-5-12-13-22-24-28-11-7-23-10-37-10-26 0-45 8-58 26-12 17-19 43-19 80 0 36 6 62 18 79s30 26 55 26c15 0 28-4 39-10 11-8 20-18 26-31l1-1h1 2v2 35c0 41-18 62-54 62-13 0-24-2-32-8-8-5-14-13-16-23l2-1v2l-35 5v-2h2c4 16 12 28 25 37s31 13 53 13zM772 184c0-17-2-31-7-44-4-12-10-21-19-27-8-6-17-9-27-9-17 0-29 6-37 18-8 13-12 33-12 62 0 28 4 48 11 60s20 18 37 18c11 0 20-3 28-9 9-7 15-15 19-27 5-12 7-26 7-42zM776 184c0 16-2 31-7 43s-11 22-20 29c-9 6-19 10-31 10-18 0-32-7-40-20s-12-34-12-62c0-29 4-51 13-64 8-13 22-20 40-20 11 0 21 3 30 10s15 17 20 29c5 13 7 27 7 45zM917 295c-22 0-38-6-49-17-11-13-16-29-16-48 0-22 7-40 22-52 14-11 38-18 70-19h47v2h-2v-12c0-16-4-28-11-35s-17-10-32-10-26 2-33 7-11 13-12 24v2h-2l-36-3h-2v-3c6-38 35-58 86-58 26 0 47 7 60 19 14 12 21 31 21 54v89c0 11 1 18 3 23 3 4 7 7 14 7 3 0 7-1 11-2h2v2 23 1l-1 1c-9 2-18 3-27 3-13 0-24-4-30-11-6-8-9-19-10-34h2v2h-1v-2l1 1c-9 16-19 29-31 36-12 6-27 10-44 10zM917 291c16 0 30-3 42-10 11-7 21-18 30-34v-1h2 1 2v2c0 14 4 24 9 31 6 7 14 10 27 10 9 0 17-1 26-3v2h-2v-23h2l1 2c-4 1-8 1-12 1-8 0-14-3-17-8-3-6-4-14-4-25v-89c0-23-7-39-20-51-12-12-31-18-57-18-50 0-76 18-82 55h-2v-2l36 3v2h-2c2-12 6-21 14-27 7-5 19-8 35-8s28 4 35 11c8 8 12 21 12 38v12 2h-2-47v-2 2c-32 1-54 7-68 18-14 12-20 27-20 49 0 19 5 33 15 44 10 12 25 17 46 17zM925 264c12 0 23-3 33-9 9-5 17-13 22-23 6-10 9-19 9-30v-17h2v2l-38 1c-17 0-29 2-37 5s-14 7-18 13c-5 6-7 14-7 24 0 11 3 19 9 25s14 9 25 9zM925 268c-12 0-22-4-28-10-6-7-10-16-10-28 0-10 3-19 7-26 5-7 12-12 21-15 8-3 21-5 38-5v2-2l38-1h2v2 17c0 11-3 22-9 32-6 11-14 19-24 25-11 6-22 9-35 9zM1083 289v-161c0-15 0-31-1-49v-2h2 33 2v2c1 24 2 38 2 43h-2v-2 2l-2-1c6-18 13-30 20-37 8-7 18-11 32-11 5 0 10 1 14 2l2 1v1 32 3l-3-1c-4-1-10-2-18-2-13 0-24 6-31 18s-11 29-11 52v110 2h-2-35-2zM1085 287h35v2h-2v-110c0-23 4-41 12-54s20-20 34-20c8 0 15 1 20 2l-1 2h-2v-32h2l-1 2c-4-1-9-2-13-2-13 0-22 3-29 10-7 6-13 18-19 35v2h-2-2v-2c0-5-1-19-2-43h2v2h-33v-2h2c1 18 1 34 1 49v161h-2zM1393 183c0 37-8 65-24 83-17 20-41 29-72 29s-54-10-70-30c-16-19-24-46-24-82 0-72 32-110 95-110 33 0 57 10 72 27 16 18 23 46 23 83zM1389 183c0-36-7-63-22-80-14-17-37-26-69-26-61 0-91 35-91 106 0 35 8 61 23 80s37 28 67 28c31 0 53-9 69-27s23-44 23-81zM1353 183c0-28-4-49-13-61-8-13-21-19-41-19s-34 6-42 19c-9 13-14 33-14 61s5 48 13 61c9 14 22 20 41 20 20 0 34-6 43-19s13-33 13-62zM1357 183c0 29-5 51-14 64-9 14-25 21-46 21-20 0-35-7-44-22-9-14-14-35-14-63s5-49 14-63c10-14 25-21 46-21s36 7 45 21c9 13 13 34 13 63zM1616 183c0 37-9 65-25 83-16 20-41 29-72 29-30 0-54-10-71-30-16-19-24-46-24-82 0-72 33-110 97-110 32 0 56 10 72 27 15 18 23 46 23 83zM1612 183c0-36-8-63-22-80-15-17-38-26-69-26-62 0-93 35-93 106 0 35 8 61 23 80 16 19 38 28 68 28 31 0 53-9 69-27s24-44 24-81zM1575 183c0-28-4-49-12-61-9-13-22-19-42-19s-33 6-42 19-14 33-14 61 5 48 14 61c8 14 21 20 40 20 20 0 34-6 43-19s13-33 13-62zM1579 183c0 29-4 51-14 64-9 14-25 21-46 21-20 0-34-7-44-22-9-14-13-35-13-63s4-49 13-63c10-14 25-21 46-21s36 7 45 21c9 13 13 34 13 63zM1837 183c0 73-27 112-79 112-33 0-55-13-67-39h2v2h-1v-2l2-1c1 1 1 12 1 34v82 2h-2-35-2v-2-249c0-22 0-36-1-42v-3h2 34 1l1 2c0 0 0 2 0 6 0 3 1 8 1 14 0 7 1 11 1 14h-2v-2 2l-1-1c6-13 14-23 25-29 10-6 24-9 41-9 26 0 46 9 59 26 13 18 20 46 20 83zM1833 183c0-37-6-63-19-80-12-17-31-25-56-25-16 0-29 2-39 8s-18 15-24 28v1h-2-2v-2c0-3 0-7-1-14 0-6 0-11-1-14 0-3 0-5 0-5l2-1v2h-34v-2h2c1 7 1 21 1 43v249h-2v-2h35v2h-2v-82c0-21 0-32-1-33l-1-2h3 1 1l1 1c11 24 31 36 63 36 50 0 75-36 75-108zM1796 183c0-28-3-49-11-61s-19-18-36-18c-13 0-24 3-31 9-7 5-13 14-17 26s-6 28-6 47c0 27 4 47 13 60 8 12 22 18 41 18 17 0 28-6 36-18 7-12 11-33 11-63zM1800 183c0 30-4 52-12 65s-22 20-39 20c-20 0-35-7-45-20-8-14-13-34-13-62 0-20 2-36 6-48 4-13 11-22 19-28s19-10 33-10c18 0 31 7 39 20s12 34 12 63zM1933 295c-22 0-38-6-49-17-11-13-16-29-16-48 0-22 7-40 22-52 14-11 38-18 70-19h47v2h-2v-12c0-16-4-28-11-35s-17-10-32-10-26 2-33 7-11 13-12 24v2h-2l-36-3h-2v-3c6-38 35-58 86-58 26 0 47 7 60 19 14 12 21 31 21 54v89c0 11 1 18 3 23 3 4 7 7 14 7 3 0 7-1 11-2h2v2 23 1l-1 1c-9 2-18 3-27 3-13 0-24-4-30-11-6-8-9-19-10-34h2v2h-1v-2l1 1c-9 16-19 29-31 36-12 6-27 10-44 10zM1933 291c16 0 30-3 42-10 11-7 21-18 30-34v-1h2 1 2v2c0 14 4 24 9 31 6 7 14 10 27 10 9 0 17-1 26-3v2h-2v-23h2l1 2c-4 1-8 1-12 1-8 0-14-3-17-8-3-6-4-14-4-25v-89c0-23-7-39-20-51-12-12-31-18-57-18-50 0-76 18-82 55h-2v-2l36 3v2h-2c2-12 6-21 14-27 7-5 19-8 35-8s28 4 35 11c8 8 12 21 12 38v12 2h-2-47v-2 2c-32 1-54 7-68 18-14 12-20 27-20 49 0 19 5 33 15 44 10 12 25 17 46 17zM1941 264c12 0 23-3 33-9 9-5 17-13 22-23 6-10 9-19 9-30v-17h2v2l-38 1c-17 0-29 2-37 5s-14 7-18 13c-5 6-7 14-7 24 0 11 3 19 9 25s14 9 25 9zM1941 268c-12 0-22-4-28-10-6-7-10-16-10-28 0-10 3-19 7-26 5-7 12-12 21-15 8-3 21-5 38-5v2-2l38-1h2v2 17c0 11-3 22-9 32-6 11-14 19-24 25-11 6-22 9-35 9zM2300 291h-40-1l-1-2-36-148-7-33h2 2c-2 6-3 14-6 25-2 11-15 63-39 156v2h-2-40-2v-2l-58-209-1-3h2 35 1l1 2 35 142h-2l2-1c1 4 4 16 8 39h-2-2l4-15 43-165 1-2h1 37 2v2l37 143 9 37h-2-2l6-27 39-153 1-2h1 34 3l-1 3-60 209v2zM2299 288l59-209h2v2h-34v-2l2 1-39 153-2-1 2 1-6 27-2 8-2-8-9-37h2-2l-36-143 1-1v2h-37v-2l2 1-43 165h-2 2l-4 15-2 8-2-8c-4-23-7-35-8-38l-35-142 2-1v2h-35v-2h2l59 209-2 1v-2h40v2l-2-1c24-93 37-145 39-156 3-10 5-19 6-25l2-9 2 9 7 33h-2 2l36 148-2 1v-2h40v2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255 277v-30h69v-210l-61 44v-33l64-44h32v243h66v30zM1466 277v-26c6-15 14-28 24-39 9-12 19-22 30-32 10-9 20-18 30-26 11-7 20-15 28-23s15-17 20-25c5-9 8-19 8-30 0-15-5-27-13-35-9-8-21-12-37-12-15 0-27 4-36 12-10 8-16 19-17 34l-36-4c3-21 12-39 28-51 16-13 36-20 61-20 28 0 49 7 63 20 15 13 22 31 22 55 0 10-2 21-7 31-5 11-12 21-21 31-10 11-28 27-55 49-15 12-26 23-35 32-9 10-15 19-19 29h142v30zM1697 277v-30h69v-210l-61 44v-33l64-44h32v243h66v3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3-38c-16-24-24-59-24-105 0-47 8-82 23-106 17-24 42-36 75-36s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255 279v-30-2h2 69v2h-2v-210h2l1 2-61 44-3 2v-4-33-1h1l64-44v-1h1 32 2v2 243h-2v-2h66 2v2 30 2h-2-170-2zM1257 277h170v2h-2v-30h2v1h-66-2v-1-243h2v2h-32v-2l1 2-64 44-1-2h2v33h-2l-1-1 61-44 3-2v3 210 1h-2-69v-1h2v30h-2zM1466 279v-26c6-15 15-29 24-41 10-11 20-22 30-31 11-9 21-18 31-26s20-16 28-24 14-16 19-24c5-9 8-18 8-29 0-15-4-26-13-33-8-8-20-12-35-12-14 0-26 4-35 11-9 8-15 19-16 33l-1 2h-1l-36-4h-2v-2c3-22 12-40 29-53 16-13 37-20 62-20 28 0 50 7 65 20s22 32 22 57c0 10-2 21-7 32s-12 21-22 32c-9 10-28 26-55 48l-1-1 1 1c-14 12-26 23-35 33-8 9-15 18-18 27h-2v-2h142 2v2 30 2h-2-180-2zM1468 277h180v2h-2v-30h2v1h-142-3l1-2c4-9 10-19 19-29s21-21 36-33c27-22 45-38 54-48 10-10 17-20 21-31 5-10 7-20 7-30 0-24-7-41-21-54s-35-19-62-19c-24 0-44 6-60 19-15 13-24 29-27 51l-2-1v-2l36 4v2l-2-1c2-14 7-26 17-35 10-8 23-12 38-12 16 0 29 4 38 13 9 8 14 21 14 36 0 11-3 22-8 31-5 8-12 17-20 25-9 8-18 16-28 24-11 8-21 17-31 26-11 9-20 19-30 31-9 11-17 24-23 39l-2-1h2v26h-2zM1697 279v-30-2h2 69v2h-2v-210h2l1 2-61 44-3 2v-4-33-1h1l64-44 1-1h32 2v2 243h-2v-2h66 2v2 30 2h-2-170-2zM1699 277h170v2h-2v-30h2v1h-66-2v-1-243h2v2h-32v-2l1 2-64 44-1-2h2v33h-2l-1-1 61-44 3-2v3 210 1h-2-69v-1h2v30h-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6.509cm" svg:height="12.21cm" svg:x="4.101cm" svg:y="1.498cm" svg:viewBox="0 0 6510 12211" svg:d="M6510 4378v-842l-137-501-802-518v-1980l-615-398-851-139-906 407-3 1871-196 85-96 53-276 124v-1576l-274-177-768 345-874 2245-647 290-63 349c-1 7-2 14-2 21 0 12 2 25 6 37 2 8 9 16 20 24s27 14 41 17c31 6 59 4 80-1 235-59 499-76 752-48 30 4 61 0 85-11l56-25v3990l1 50 3 51 4 51 7 52 8 51 9 50 11 49 13 46 13 44 15 41 16 38 17 34 17 30 18 26c-14-5-29-12-43-21l-474-307-397-287c-28-21-55-45-79-71l-72-77c-2-2-3-4-5-6-8-7-15-15-22-23-15-17-30-36-45-60-12-19-23-41-32-65 9 24 20 46 32 65 15 24 30 43 45 60 7 8 14 16 22 23 2 2 3 4 5 6l5 4 10 9-10-9-5-4 72 77c24 26 51 50 79 71l397 287v1235l384 248v843l2403 1555 38 25 2690-1208 320-186z">
          <text:p/>
        </draw:path>
        <draw:polygon draw:style-name="gr7" draw:text-style-name="P1" draw:layer="layout" svg:width="0cm" svg:height="0cm" svg:x="7.394cm" svg:y="7.948cm" svg:viewBox="0 0 0 0" draw:points="0,0">
          <text:p/>
        </draw:polygon>
        <draw:polygon draw:style-name="gr6" draw:text-style-name="P3" draw:layer="layout" svg:width="4.006cm" svg:height="8.02cm" svg:x="6.604cm" svg:y="5.663cm" svg:viewBox="0 0 4007 8021" draw:points="4007,213 4007,6652 959,8021 959,7178 618,6958 575,6930 575,5694 210,5430 184,5409 158,5386 134,5363 112,5337 92,5311 73,5283 56,5254 41,5224 29,5194 19,5163 10,5132 5,5101 1,5069 0,5038 0,1042 613,767 2193,58 2193,269 2792,0 2792,735 2792,758 3821,296">
          <text:p/>
        </draw:polygon>
        <draw:polygon draw:style-name="gr7" draw:text-style-name="P1" draw:layer="layout" svg:width="0cm" svg:height="0cm" svg:x="7.394cm" svg:y="7.948cm" svg:viewBox="0 0 0 0" draw:points="0,0">
          <text:p/>
        </draw:polygon>
        <draw:path draw:style-name="gr6" draw:text-style-name="P3" draw:layer="layout" svg:width="1.76cm" svg:height="9.391cm" svg:x="5.419cm" svg:y="2.646cm" svg:viewBox="0 0 1761 9392" svg:d="M1761 8712l-365-264-26-21-26-23-24-23-22-26-20-26-19-28-17-29-15-30-12-30-10-31-9-31-5-31-4-32-1-31v-3996l-728-35c-35-2-68-6-101-12-16-3-35-10-48-20s-18-21-18-31c0 596 0 1192 0 1787 0 388 0 776 0 1164 0 101 0 201 0 301 0 30 0 56 0 82 0 27 0 54 0 83 0 28 0 59 0 85 0 12 0 23 0 30s0 10 0 3c0 21 2 42 4 60 2 10 3 18 5 26 6 27 13 46 20 63 5 10 10 20 15 29s9 16 13 23c3 3 5 7 7 10s4 6 6 8c4 6 8 11 13 16 1 2 2 3 2 3 0 0 1 1 1 2 1 0 2 1 3 2 2 2 4 4 6 7 4 4 9 9 12 12 5 4 9 8 14 11 19 15 36 28 51 39 2 2 5 4 7 6 1 1 3 2 4 3s1 1 2 2l1 1c3 2 5 4 8 6 2 2 4 3 7 5 5 4 9 8 13 11l11 9-11-9c-4-3-8-7-13-11-3-2-5-3-7-5-3-2-5-4-8-6-1-1-1-1-1-1-1-1-1-1-2-2s-3-2-4-3c-2-2-5-4-7-6-15-11-32-24-51-39-5-3-9-7-14-11-3-3-8-8-12-12-2-3-4-5-6-7-1-1-2-2-3-2 0-1-1-2-1-2 0 0-1-1-2-3-5-5-9-10-13-16-2-2-4-5-6-8s-4-7-7-10c-4-7-8-14-13-23s-10-19-15-29c-7-17-14-36-20-63-2-8-3-16-5-26-2-18-4-39-4-60 0 7 0 4 0-3s0-18 0-30c0-26 0-57 0-85 0-29 0-56 0-83 0-26 0-52 0-82 0-100 0-200 0-301 0-388 0-776 0-1164 0-595 0-1191 0-1787 0-13 8-23 19-31 141-106 220-232 226-362v-33c0-16 13-31 36-42l56-25 438-9v-990c-48 39-129 63-216 63v1308-1308c-77 0-151-18-201-50-38-25-60-57-60-90v-42c0-13 3-25 10-37v-53c-17-19-25-40-25-62v-42c0-63 74-120 186-141 111-20 233-1 306 50v-2066l-457 204-609 1565v7039l82 53v337l230-104 462 298 292-131v-1013l-550-397 550 397 13 9 148 108 13 9 10 7z">
          <text:p/>
        </draw:path>
        <draw:polygon draw:style-name="gr7" draw:text-style-name="P1" draw:layer="layout" svg:width="0cm" svg:height="0cm" svg:x="7.394cm" svg:y="7.948cm" svg:viewBox="0 0 0 0" draw:points="0,0">
          <text:p/>
        </draw:polygon>
        <draw:path draw:style-name="gr6" draw:text-style-name="P3" draw:layer="layout" svg:width="2.249cm" svg:height="4.596cm" svg:x="8.361cm" svg:y="1.802cm" svg:viewBox="0 0 2250 4597" svg:d="M2250 3232v1l-25 151-33 15-128-83-136-88v435c0 71-22 123-61 146-39 22-91 13-145-26-9-7-18-14-26-22l28 526-689 310v-735l-342-220-1-1410-167-107-525 235v-2360l750 485v1982l793 513v435c0 119 64 264 153 346-89-82-153-227-153-346v828-828l1 25 3 26 5 27 6 27 8 28 9 27 11 27 13 26 13 26 15 24 16 23 17 22 18 20 18 18-18-18-18-20-17-22-16-23-15-24-13-26-13-26-11-27-9-27-8-28-6-27-5-27-3-26-1-25v-435l385 248-385-248-793-513 561-253 802 518z">
          <text:p/>
        </draw:path>
        <draw:polygon draw:style-name="gr7" draw:text-style-name="P1" draw:layer="layout" svg:width="0cm" svg:height="0cm" svg:x="7.394cm" svg:y="7.948cm" svg:viewBox="0 0 0 0" draw:points="0,0">
          <text:p/>
        </draw:polygon>
        <draw:path draw:style-name="gr6" draw:text-style-name="P3" draw:layer="layout" svg:width="0.939cm" svg:height="3.763cm" svg:x="7.015cm" svg:y="1.978cm" svg:viewBox="0 0 940 3764" svg:d="M940 8v2839l-106 270-14 44-15 43-17 42-18 42-20 40-21 38-22 38-23 36-24 35-25 33-26 31-27 30-28 28-28 25c-49 42-101 77-153 100l-27 12-28 9-27 8-28 6-27 4-27 3h-27l-27-1-27-3-26-5-26-7-25-9-25-10-26-12c43-2 85-5 127-9l3-2 146-67 13-5 380-171-380 171-4-1835 275-118v-1577l237-104v3224-3224 3224-3224z">
          <text:p/>
        </draw:path>
        <draw:polygon draw:style-name="gr7" draw:text-style-name="P1" draw:layer="layout" svg:width="0cm" svg:height="0cm" svg:x="7.394cm" svg:y="7.948cm" svg:viewBox="0 0 0 0" draw:points="0,0">
          <text:p/>
        </draw:polygon>
        <draw:polygon draw:style-name="gr6" draw:text-style-name="P3" draw:layer="layout" svg:width="1.422cm" svg:height="2.155cm" svg:x="7.631cm" svg:y="4.033cm" svg:viewBox="0 0 1423 2156" draw:points="0,2156 1423,1518 1423,1412 1423,0 717,318">
          <text:p/>
        </draw:polygon>
        <draw:polygon draw:style-name="gr7" draw:text-style-name="P1" draw:layer="layout" svg:width="0cm" svg:height="0cm" svg:x="7.394cm" svg:y="7.948cm" svg:viewBox="0 0 0 0" draw:points="0,0">
          <text:p/>
        </draw:polygon>
        <draw:path draw:style-name="gr6" draw:text-style-name="P3" draw:layer="layout" svg:width="1.011cm" svg:height="3.642cm" svg:x="5.993cm" svg:y="2.462cm" svg:viewBox="0 0 1012 3643" svg:d="M715 3639l297-391-508 395 211-4-211 4v-1001c-4 4-9 8-13 11-48 39-129 63-216 63-77 0-150-18-200-50-38-25-60-57-60-90v-42c0 33 22 64 60 90 70 45 185 62 288 42 103-21 171-73 171-132v42c0 23-10 46-30 66 20-20 30-43 30-66v-42c0-13-3-25-9-37 6 12 9 24 9 37 0 59-68 111-171 132-103 20-218 3-288-42-38-26-60-57-60-90 0-13 3-25 10-37v29c0 31 20 62 58 86 67 43 178 60 277 40 99-19 165-70 165-126v-29-53c16-19 25-40 25-62 0 22-9 43-25 62-40 47-120 79-214 85-94 7-187-13-248-52-15-10-28-21-38-33-17-19-25-40-25-62v-42c0 35 22 69 63 95 75 48 196 66 305 45s182-77 182-140v42-42c0-29-16-57-46-82 30 25 46 53 46 82 0 63-73 119-182 140s-230 3-305-45c-41-26-63-60-63-95 0-63 74-119 185-140 111-20 233-1 306 49 4 3 9 6 13 9l-2-2151 235-107v1576l274-123 1 1795z">
          <text:p/>
        </draw:path>
        <draw:polygon draw:style-name="gr7" draw:text-style-name="P1" draw:layer="layout" svg:width="0cm" svg:height="0cm" svg:x="7.394cm" svg:y="7.948cm" svg:viewBox="0 0 0 0" draw:points="0,0">
          <text:p/>
        </draw:polygon>
        <draw:polygon draw:style-name="gr6" draw:text-style-name="P3" draw:layer="layout" svg:width="0.278cm" svg:height="7.038cm" svg:x="5.141cm" svg:y="4.415cm" svg:viewBox="0 0 279 7039" draw:points="279,7039 279,0 168,780 0,1113 0,5102 1,5152 4,5203 8,5254 15,5306 23,5357 32,5407 43,5456 56,5502 69,5546 84,5587 100,5625 117,5659 134,5689 152,5715 152,6958">
          <text:p/>
        </draw:polygon>
        <draw:polygon draw:style-name="gr7" draw:text-style-name="P1" draw:layer="layout" svg:width="0cm" svg:height="0cm" svg:x="7.394cm" svg:y="7.948cm" svg:viewBox="0 0 0 0" draw:points="0,0">
          <text:p/>
        </draw:polygon>
        <draw:polygon draw:style-name="gr6" draw:text-style-name="P3" draw:layer="layout" svg:width="2.403cm" svg:height="2.398cm" svg:x="5.16cm" svg:y="11.285cm" svg:viewBox="0 0 2404 2399" draw:points="2404,1555 2404,2399 0,843 0,0 133,87 259,168 341,221 341,558 2063,1672 2063,1419 2063,1335">
          <text:p/>
        </draw:polygon>
        <draw:polygon draw:style-name="gr7" draw:text-style-name="P1" draw:layer="layout" svg:width="0cm" svg:height="0cm" svg:x="7.394cm" svg:y="7.948cm" svg:viewBox="0 0 0 0" draw:points="0,0">
          <text:p/>
        </draw:polygon>
        <draw:polygon draw:style-name="gr6" draw:text-style-name="P3" draw:layer="layout" svg:width="0.561cm" svg:height="2.233cm" svg:x="9.111cm" svg:y="2.035cm" svg:viewBox="0 0 562 2234" draw:points="562,0 562,1981 0,2234 0,252">
          <text:p/>
        </draw:polygon>
        <draw:polygon draw:style-name="gr7" draw:text-style-name="P1" draw:layer="layout" svg:width="0cm" svg:height="0cm" svg:x="7.394cm" svg:y="7.948cm" svg:viewBox="0 0 0 0" draw:points="0,0">
          <text:p/>
        </draw:polygon>
        <draw:polygon draw:style-name="gr6" draw:text-style-name="P3" draw:layer="layout" svg:width="1.215cm" svg:height="2.565cm" svg:x="4.813cm" svg:y="2.63cm" svg:viewBox="0 0 1216 2566" draw:points="606,1786 496,2566 0,2246 875,0 1216,220">
          <text:p/>
        </draw:polygon>
        <draw:polygon draw:style-name="gr7" draw:text-style-name="P1" draw:layer="layout" svg:width="0cm" svg:height="0cm" svg:x="7.394cm" svg:y="7.948cm" svg:viewBox="0 0 0 0" draw:points="0,0">
          <text:p/>
        </draw:polygon>
        <draw:polygon draw:style-name="gr6" draw:text-style-name="P3" draw:layer="layout" svg:width="0.407cm" svg:height="3.023cm" svg:x="7.954cm" svg:y="1.802cm" svg:viewBox="0 0 408 3024" draw:points="408,2359 408,0 0,184 0,3024 226,2441">
          <text:p/>
        </draw:polygon>
        <draw:polygon draw:style-name="gr7" draw:text-style-name="P1" draw:layer="layout" svg:width="0cm" svg:height="0cm" svg:x="7.394cm" svg:y="7.948cm" svg:viewBox="0 0 0 0" draw:points="0,0">
          <text:p/>
        </draw:polygon>
        <draw:path draw:style-name="gr6" draw:text-style-name="P3" draw:layer="layout" svg:width="1.64cm" svg:height="2.187cm" svg:x="6.707cm" svg:y="4.243cm" svg:viewBox="0 0 1641 2188" svg:d="M1474 0l167 108-716 1838-415 242-510-330 297-391 11-15 25 12 25 10 25 9 26 7 26 5 27 3 27 1h27l27-3 27-4 28-6 27-8 28-9 28-12c52-23 104-57 153-99l28-25 28-28 27-30 26-31 25-34 24-35 23-36 22-38 21-38 20-40 18-42 17-42 15-43 14-44 106-270z">
          <text:p/>
        </draw:path>
        <draw:polygon draw:style-name="gr7" draw:text-style-name="P1" draw:layer="layout" svg:width="0cm" svg:height="0cm" svg:x="7.394cm" svg:y="7.948cm" svg:viewBox="0 0 0 0" draw:points="0,0">
          <text:p/>
        </draw:polygon>
        <draw:polygon draw:style-name="gr6" draw:text-style-name="P3" draw:layer="layout" svg:width="2.372cm" svg:height="0.789cm" svg:x="7.3cm" svg:y="1.498cm" svg:viewBox="0 0 2373 790" draw:points="2373,538 1812,790 1062,304 654,489 511,481 274,585 0,407 906,0 1758,139">
          <text:p/>
        </draw:polygon>
        <draw:polygon draw:style-name="gr7" draw:text-style-name="P1" draw:layer="layout" svg:width="0cm" svg:height="0cm" svg:x="7.394cm" svg:y="7.948cm" svg:viewBox="0 0 0 0" draw:points="0,0">
          <text:p/>
        </draw:polygon>
        <draw:polygon draw:style-name="gr6" draw:text-style-name="P3" draw:layer="layout" svg:width="0.534cm" svg:height="1.582cm" svg:x="6.645cm" svg:y="11.01cm" svg:viewBox="0 0 535 1583" draw:points="0,1237 535,1583 535,347 23,16 13,9 0,0 0,750">
          <text:p/>
        </draw:polygon>
        <draw:polygon draw:style-name="gr7" draw:text-style-name="P1" draw:layer="layout" svg:width="0cm" svg:height="0cm" svg:x="7.394cm" svg:y="7.948cm" svg:viewBox="0 0 0 0" draw:points="0,0">
          <text:p/>
        </draw:polygon>
        <draw:path draw:style-name="gr6" draw:text-style-name="P3" draw:layer="layout" svg:width="0.517cm" svg:height="1.57cm" svg:x="4.776cm" svg:y="9.802cm" svg:viewBox="0 0 518 1571" svg:d="M475 307c14 9 29 16 43 21v1243l-133-87-385-248v-1236z">
          <text:p/>
        </draw:path>
        <draw:polygon draw:style-name="gr7" draw:text-style-name="P1" draw:layer="layout" svg:width="0cm" svg:height="0cm" svg:x="7.394cm" svg:y="7.948cm" svg:viewBox="0 0 0 0" draw:points="0,0">
          <text:p/>
        </draw:polygon>
        <draw:path draw:style-name="gr6" draw:text-style-name="P3" draw:layer="layout" svg:width="1.507cm" svg:height="0.605cm" svg:x="5.71cm" svg:y="6.1cm" svg:viewBox="0 0 1508 606" svg:d="M894 606l614-275-511-331-210 4-13 1-437 9-56 25c-23 11-36 26-36 42v1c0 5 0 10 0 16 0 5 0 10 0 16-6 130-85 257-226 363-11 8-19 18-19 31 0 10 5 21 18 31s32 17 48 20c33 6 66 10 101 12z">
          <text:p/>
        </draw:path>
        <draw:polygon draw:style-name="gr7" draw:text-style-name="P1" draw:layer="layout" svg:width="0cm" svg:height="0cm" svg:x="7.394cm" svg:y="7.948cm" svg:viewBox="0 0 0 0" draw:points="0,0">
          <text:p/>
        </draw:polygon>
        <draw:path draw:style-name="gr6" draw:text-style-name="P3" draw:layer="layout" svg:width="1.208cm" svg:height="4.204cm" svg:x="4.101cm" svg:y="4.875cm" svg:viewBox="0 0 1209 4205" svg:d="M1209 320l-168 333-56 25c-24 11-55 15-85 11-253-28-517-11-752 48-21 5-50 7-81 1-14-3-30-9-41-17s-18-16-20-24c-4-12-6-25-6-37v3545-3545c0-7 1-14 2-21l63-349 648-290z">
          <text:p/>
        </draw:path>
        <draw:polygon draw:style-name="gr7" draw:text-style-name="P1" draw:layer="layout" svg:width="0cm" svg:height="0cm" svg:x="7.394cm" svg:y="7.948cm" svg:viewBox="0 0 0 0" draw:points="0,0">
          <text:p/>
        </draw:polygon>
        <draw:polygon draw:style-name="gr6" draw:text-style-name="P3" draw:layer="layout" svg:width="0.274cm" svg:height="1.874cm" svg:x="7.3cm" svg:y="1.905cm" svg:viewBox="0 0 275 1875" draw:points="0,0 275,177 275,1755 2,1875">
          <text:p/>
        </draw:polygon>
        <draw:polygon draw:style-name="gr7" draw:text-style-name="P1" draw:layer="layout" svg:width="0cm" svg:height="0cm" svg:x="7.394cm" svg:y="7.948cm" svg:viewBox="0 0 0 0" draw:points="0,0">
          <text:p/>
        </draw:polygon>
        <draw:polygon draw:style-name="gr6" draw:text-style-name="P3" draw:layer="layout" svg:width="1.721cm" svg:height="1.218cm" svg:x="5.501cm" svg:y="11.739cm" svg:viewBox="0 0 1722 1219" draw:points="1722,965 1722,1219 0,104 230,0 692,298">
          <text:p/>
        </draw:polygon>
        <draw:polygon draw:style-name="gr7" draw:text-style-name="P1" draw:layer="layout" svg:width="0cm" svg:height="0cm" svg:x="7.394cm" svg:y="7.948cm" svg:viewBox="0 0 0 0" draw:points="0,0">
          <text:p/>
        </draw:polygon>
        <draw:polygon draw:style-name="gr6" draw:text-style-name="P3" draw:layer="layout" svg:width="1.042cm" svg:height="0.565cm" svg:x="5.687cm" svg:y="2.285cm" svg:viewBox="0 0 1043 566" draw:points="798,362 809,285 1043,177 769,0 0,346 342,566">
          <text:p/>
        </draw:polygon>
        <draw:polygon draw:style-name="gr7" draw:text-style-name="P1" draw:layer="layout" svg:width="0cm" svg:height="0cm" svg:x="7.394cm" svg:y="7.948cm" svg:viewBox="0 0 0 0" draw:points="0,0">
          <text:p/>
        </draw:polygon>
        <draw:polygon draw:style-name="gr6" draw:text-style-name="P3" draw:layer="layout" svg:width="0.143cm" svg:height="1.883cm" svg:x="7.147cm" svg:y="3.799cm" svg:viewBox="0 0 144 1884" draw:points="0,64 0,1884 144,1819 144,0">
          <text:p/>
        </draw:polygon>
        <draw:polygon draw:style-name="gr7" draw:text-style-name="P1" draw:layer="layout" svg:width="0cm" svg:height="0cm" svg:x="7.394cm" svg:y="7.948cm" svg:viewBox="0 0 0 0" draw:points="0,0">
          <text:p/>
        </draw:polygon>
        <draw:path draw:style-name="gr6" draw:text-style-name="P3" draw:layer="layout" svg:width="0.141cm" svg:height="1.845cm" svg:x="7.006cm" svg:y="3.861cm" svg:viewBox="0 0 142 1846" svg:d="M142 2l-3 1821-130 11c42-2 85-5 127-9l-136 21 9-12-9-1782v1794l96-1846-96 52 142-50-46-2z">
          <text:p/>
        </draw:path>
        <draw:polygon draw:style-name="gr7" draw:text-style-name="P1" draw:layer="layout" svg:width="0cm" svg:height="0cm" svg:x="7.394cm" svg:y="7.948cm" svg:viewBox="0 0 0 0" draw:points="0,0">
          <text:p/>
        </draw:polygon>
        <draw:path draw:style-name="gr6" draw:text-style-name="P3" draw:layer="layout" svg:width="0.55cm" svg:height="1.832cm" svg:x="4.212cm" svg:y="3.502cm" svg:viewBox="0 0 551 1833" svg:d="M551 148c0 63-73 118-183 140-108 21-230 3-304-45-41-26-64-60-64-95 0-82 123-148 275-148s276 66 276 148c0 63-73 118-183 140-108 21-230 3-304-45-41-26-64-60-64-95 0-82 123-148 275-148s276 66 276 148v42c0 22-9 43-25 62-40 46-121 79-215 85-93 7-187-13-247-52-16-10-29-21-39-33-16-19-25-40-25-62v-42 42c0 22 9 43 25 62v52 29c0 32 21 63 58 87 67 43 178 59 277 40 100-19 166-70 166-127v-29c6 13 9 25 9 38v42c0 77-117 140-260 140-77 0-150-19-199-50-39-26-60-57-60-90v-42c0-13 3-25 9-38-6 13-9 25-9 38v42c0 33 21 64 60 90 49 31 122 50 199 50v1309-1309c143 0 260-63 260-140v-42c0 59-68 111-172 131-102 20-217 4-287-42-39-25-60-56-60-89 0 33 21 64 60 89 70 46 185 62 287 42 104-20 172-72 172-131 0-13-3-25-9-38v-52c16-19 25-40 25-62z">
          <text:p/>
        </draw:path>
        <draw:polygon draw:style-name="gr7" draw:text-style-name="P1" draw:layer="layout" svg:width="0cm" svg:height="0cm" svg:x="7.394cm" svg:y="7.948cm" svg:viewBox="0 0 0 0" draw:points="0,0">
          <text:p/>
        </draw:polygon>
        <draw:path draw:style-name="gr6" draw:text-style-name="P3" draw:layer="layout" svg:width="0.67cm" svg:height="0.361cm" svg:x="4.152cm" svg:y="5.153cm" svg:viewBox="0 0 671 362" svg:d="M546 322c17-7 33-15 47-24 114-74 101-182-28-249-129-65-330-65-460 0-129 67-141 175-27 249 7 4 14 8 22 13 8 4 16 8 24 11 124 54 300 54 422 0z">
          <text:p/>
        </draw:path>
        <draw:polygon draw:style-name="gr7" draw:text-style-name="P1" draw:layer="layout" svg:width="0cm" svg:height="0cm" svg:x="7.394cm" svg:y="7.948cm" svg:viewBox="0 0 0 0" draw:points="0,0">
          <text:p/>
        </draw:polygon>
        <draw:path draw:style-name="gr6" draw:text-style-name="P3" draw:layer="layout" svg:width="0.67cm" svg:height="0.362cm" svg:x="5.933cm" svg:y="6.306cm" svg:viewBox="0 0 671 363" svg:d="M546 321c17-7 33-15 47-24 113-74 101-182-28-247-129-67-331-67-460 0-129 65-141 173-28 247 7 4 15 9 23 13s16 8 24 11c123 55 298 55 422 0z">
          <text:p/>
        </draw:path>
        <draw:polygon draw:style-name="gr7" draw:text-style-name="P1" draw:layer="layout" svg:width="0cm" svg:height="0cm" svg:x="7.394cm" svg:y="7.948cm" svg:viewBox="0 0 0 0" draw:points="0,0">
          <text:p/>
        </draw:polygon>
        <draw:polygon draw:style-name="gr6" draw:text-style-name="P3" draw:layer="layout" svg:width="1.03cm" svg:height="0.944cm" svg:x="6.192cm" svg:y="11.76cm" svg:viewBox="0 0 1031 945" draw:points="1031,861 1031,945 0,278 292,147 305,69 453,0 453,487 988,833">
          <text:p/>
        </draw:polygon>
        <draw:polygon draw:style-name="gr7" draw:text-style-name="P1" draw:layer="layout" svg:width="0cm" svg:height="0cm" svg:x="7.394cm" svg:y="7.948cm" svg:viewBox="0 0 0 0" draw:points="0,0">
          <text:p/>
        </draw:polygon>
        <draw:path draw:style-name="gr6" draw:text-style-name="P3" draw:layer="layout" svg:width="0.466cm" svg:height="0.971cm" svg:x="10.086cm" svg:y="5.117cm" svg:viewBox="0 0 467 972" svg:d="M338 0l129 83v675l-129 85-21-14-317 143c5-30 14-56 28-75l310-427z">
          <text:p/>
        </draw:path>
        <draw:polygon draw:style-name="gr7" draw:text-style-name="P1" draw:layer="layout" svg:width="0cm" svg:height="0cm" svg:x="7.394cm" svg:y="7.948cm" svg:viewBox="0 0 0 0" draw:points="0,0">
          <text:p/>
        </draw:polygon>
        <draw:path draw:style-name="gr6" draw:text-style-name="P3" draw:layer="layout" svg:width="0.367cm" svg:height="1.059cm" svg:x="10.057cm" svg:y="5.029cm" svg:viewBox="0 0 368 1060" svg:d="M28 1060l-28-527c8 8 17 15 26 22 54 39 106 48 145 26 39-23 61-75 61-146v-435l136 88v469l-310 428c-14 20-24 45-29 75z">
          <text:p/>
        </draw:path>
        <draw:polygon draw:style-name="gr7" draw:text-style-name="P1" draw:layer="layout" svg:width="0cm" svg:height="0cm" svg:x="7.394cm" svg:y="7.948cm" svg:viewBox="0 0 0 0" draw:points="0,0">
          <text:p/>
        </draw:polygon>
        <draw:polygon draw:style-name="gr6" draw:text-style-name="P3" draw:layer="layout" svg:width="0.873cm" svg:height="0.425cm" svg:x="8.18cm" svg:y="3.926cm" svg:viewBox="0 0 874 426" draw:points="874,108 707,0 182,236 0,318 168,426">
          <text:p/>
        </draw:polygon>
        <draw:polygon draw:style-name="gr7" draw:text-style-name="P1" draw:layer="layout" svg:width="0cm" svg:height="0cm" svg:x="7.394cm" svg:y="7.948cm" svg:viewBox="0 0 0 0" draw:points="0,0">
          <text:p/>
        </draw:polygon>
        <draw:polygon draw:style-name="gr6" draw:text-style-name="P3" draw:layer="layout" svg:width="0.599cm" svg:height="0.489cm" svg:x="8.797cm" svg:y="5.443cm" svg:viewBox="0 0 600 490" draw:points="600,221 257,0 256,107 0,278 0,490">
          <text:p/>
        </draw:polygon>
        <draw:polygon draw:style-name="gr7" draw:text-style-name="P1" draw:layer="layout" svg:width="0cm" svg:height="0cm" svg:x="7.394cm" svg:y="7.948cm" svg:viewBox="0 0 0 0" draw:points="0,0">
          <text:p/>
        </draw:polygon>
        <draw:polygon draw:style-name="gr6" draw:text-style-name="P3" draw:layer="layout" svg:width="0.148cm" svg:height="0.925cm" svg:x="6.497cm" svg:y="10.902cm" svg:viewBox="0 0 149 926" draw:points="0,926 149,859 149,108 0,0">
          <text:p/>
        </draw:polygon>
        <draw:polygon draw:style-name="gr7" draw:text-style-name="P1" draw:layer="layout" svg:width="0cm" svg:height="0cm" svg:x="7.394cm" svg:y="7.948cm" svg:viewBox="0 0 0 0" draw:points="0,0">
          <text:p/>
        </draw:polygon>
        <draw:polygon draw:style-name="gr6" draw:text-style-name="P3" draw:layer="layout" svg:width="3.047cm" svg:height="1.394cm" svg:x="7.563cm" svg:y="12.314cm" svg:viewBox="0 0 3048 1395" draw:points="2728,186 3048,0 0,1370 38,1395">
          <text:p/>
        </draw:polygon>
        <draw:polygon draw:style-name="gr7" draw:text-style-name="P1" draw:layer="layout" svg:width="0cm" svg:height="0cm" svg:x="7.394cm" svg:y="7.948cm" svg:viewBox="0 0 0 0" draw:points="0,0">
          <text:p/>
        </draw:polygon>
        <draw:path draw:style-name="gr6" draw:text-style-name="P3" draw:layer="layout" svg:width="0.67cm" svg:height="0.321cm" svg:x="4.152cm" svg:y="5.153cm" svg:viewBox="0 0 671 322" svg:d="M546 322c17-7 33-15 47-24 114-74 101-183-28-249-129-65-330-65-460 0-129 66-141 175-27 249 7 4 14 8 22 13v-45c0-70 106-127 236-127s235 57 235 127c0 20-9 39-25 56z">
          <text:p/>
        </draw:path>
        <draw:polygon draw:style-name="gr7" draw:text-style-name="P1" draw:layer="layout" svg:width="0cm" svg:height="0cm" svg:x="7.394cm" svg:y="7.948cm" svg:viewBox="0 0 0 0" draw:points="0,0">
          <text:p/>
        </draw:polygon>
        <draw:path draw:style-name="gr6" draw:text-style-name="P3" draw:layer="layout" svg:width="0.67cm" svg:height="0.321cm" svg:x="5.933cm" svg:y="6.306cm" svg:viewBox="0 0 671 322" svg:d="M546 322c17-7 33-15 47-24 113-75 101-183-28-248-129-67-331-67-460 0-129 65-141 173-28 248 7 4 15 9 23 13v-45c0-71 105-127 235-127s236 56 236 127c0 20-9 39-25 56z">
          <text:p/>
        </draw:path>
        <draw:polygon draw:style-name="gr7" draw:text-style-name="P1" draw:layer="layout" svg:width="0cm" svg:height="0cm" svg:x="7.394cm" svg:y="7.948cm" svg:viewBox="0 0 0 0" draw:points="0,0">
          <text:p/>
        </draw:polygon>
        <draw:polygon draw:style-name="gr6" draw:text-style-name="P3" draw:layer="layout" svg:width="1.836cm" svg:height="0.88cm" svg:x="7.217cm" svg:y="5.55cm" svg:viewBox="0 0 1837 881" draw:points="0,881 414,639 1837,0 1581,171">
          <text:p/>
        </draw:polygon>
        <draw:polygon draw:style-name="gr7" draw:text-style-name="P1" draw:layer="layout" svg:width="0cm" svg:height="0cm" svg:x="7.394cm" svg:y="7.948cm" svg:viewBox="0 0 0 0" draw:points="0,0">
          <text:p/>
        </draw:polygon>
        <draw:path draw:style-name="gr6" draw:text-style-name="P3" draw:layer="layout" svg:width="0.47cm" svg:height="0.224cm" svg:x="4.252cm" svg:y="5.291cm" svg:viewBox="0 0 471 225" svg:d="M446 184c16-18 25-37 25-57 0-70-105-127-235-127-131 0-236 57-236 127 0 20 8 39 24 57 123 54 300 54 422 0z">
          <text:p/>
        </draw:path>
        <draw:polygon draw:style-name="gr7" draw:text-style-name="P1" draw:layer="layout" svg:width="0cm" svg:height="0cm" svg:x="7.394cm" svg:y="7.948cm" svg:viewBox="0 0 0 0" draw:points="0,0">
          <text:p/>
        </draw:polygon>
        <draw:path draw:style-name="gr6" draw:text-style-name="P3" draw:layer="layout" svg:width="0.47cm" svg:height="0.223cm" svg:x="6.033cm" svg:y="6.444cm" svg:viewBox="0 0 471 224" svg:d="M446 183c16-17 25-36 25-57 0-70-106-126-236-126s-235 56-235 126c0 21 8 40 24 57 123 54 299 54 422 0z">
          <text:p/>
        </draw:path>
        <draw:polygon draw:style-name="gr7" draw:text-style-name="P1" draw:layer="layout" svg:width="0cm" svg:height="0cm" svg:x="7.394cm" svg:y="7.948cm" svg:viewBox="0 0 0 0" draw:points="0,0">
          <text:p/>
        </draw:polygon>
        <draw:path draw:style-name="gr6" draw:text-style-name="P3" draw:layer="layout" svg:width="0.256cm" svg:height="0.375cm" svg:x="9.2cm" svg:y="4.656cm" svg:viewBox="0 0 257 376" svg:d="M253 227c13 71-4 127-42 144s-91-8-137-65c-45-57-74-135-74-200 0-50 17-88 47-101 37-17 91 8 136 65 35 44 61 102 70 157z">
          <text:p/>
        </draw:path>
        <draw:polygon draw:style-name="gr7" draw:text-style-name="P1" draw:layer="layout" svg:width="0cm" svg:height="0cm" svg:x="7.394cm" svg:y="7.948cm" svg:viewBox="0 0 0 0" draw:points="0,0">
          <text:p/>
        </draw:polygon>
        <draw:path draw:style-name="gr6" draw:text-style-name="P3" draw:layer="layout" svg:width="0.256cm" svg:height="0.375cm" svg:x="9.2cm" svg:y="4.656cm" svg:viewBox="0 0 257 376" svg:d="M253 227c13 71-4 127-42 144s-91-8-137-65c-45-57-74-135-74-200 0-50 17-88 47-101 37-17 91 8 136 65 10 55 35 113 70 157z">
          <text:p/>
        </draw:path>
        <draw:polygon draw:style-name="gr7" draw:text-style-name="P1" draw:layer="layout" svg:width="0cm" svg:height="0cm" svg:x="7.394cm" svg:y="7.948cm" svg:viewBox="0 0 0 0" draw:points="0,0">
          <text:p/>
        </draw:polygon>
        <draw:path draw:style-name="gr6" draw:text-style-name="P3" draw:layer="layout" svg:width="0.5cm" svg:height="0.216cm" svg:x="6.018cm" svg:y="4.906cm" svg:viewBox="0 0 501 217" svg:d="M501 0v53 29c0 56-66 108-165 127-99 20-211 3-278-41-38-24-58-55-58-86v-29-53c10 12 23 23 38 33 61 39 154 59 249 52 94-6 174-38 214-85z">
          <text:p/>
        </draw:path>
        <draw:polygon draw:style-name="gr7" draw:text-style-name="P1" draw:layer="layout" svg:width="0cm" svg:height="0cm" svg:x="7.394cm" svg:y="7.948cm" svg:viewBox="0 0 0 0" draw:points="0,0">
          <text:p/>
        </draw:polygon>
        <draw:path draw:style-name="gr6" draw:text-style-name="P3" draw:layer="layout" svg:width="0.5cm" svg:height="0.216cm" svg:x="4.237cm" svg:y="3.754cm" svg:viewBox="0 0 501 217" svg:d="M501 0v53 29c0 57-66 108-165 127s-210 3-277-40c-37-24-59-55-59-87v-29-53c11 12 24 23 40 34 60 39 154 59 247 52 94-6 174-39 214-86z">
          <text:p/>
        </draw:path>
        <draw:polygon draw:style-name="gr7" draw:text-style-name="P1" draw:layer="layout" svg:width="0cm" svg:height="0cm" svg:x="7.394cm" svg:y="7.948cm" svg:viewBox="0 0 0 0" draw:points="0,0">
          <text:p/>
        </draw:polygon>
        <draw:path draw:style-name="gr6" draw:text-style-name="P3" draw:layer="layout" svg:width="0.3cm" svg:height="0.161cm" svg:x="6.118cm" svg:y="4.722cm" svg:viewBox="0 0 301 162" svg:d="M151 162c-45 0-87-10-116-29-22-14-35-33-35-52 0-44 68-81 151-81 82 0 150 37 150 81 0 45-68 81-150 81v-81z">
          <text:p/>
        </draw:path>
        <draw:polygon draw:style-name="gr7" draw:text-style-name="P1" draw:layer="layout" svg:width="0cm" svg:height="0cm" svg:x="7.394cm" svg:y="7.948cm" svg:viewBox="0 0 0 0" draw:points="0,0">
          <text:p/>
        </draw:polygon>
        <draw:path draw:style-name="gr6" draw:text-style-name="P3" draw:layer="layout" svg:width="0.3cm" svg:height="0.161cm" svg:x="6.118cm" svg:y="4.722cm" svg:viewBox="0 0 301 162" svg:d="M301 81c0 45-68 81-150 81-45 0-87-10-116-29-22-14-35-33-35-52 0-44 68-81 151-81 82 0 150 37 150 81z">
          <text:p/>
        </draw:path>
        <draw:polygon draw:style-name="gr7" draw:text-style-name="P1" draw:layer="layout" svg:width="0cm" svg:height="0cm" svg:x="7.394cm" svg:y="7.948cm" svg:viewBox="0 0 0 0" draw:points="0,0">
          <text:p/>
        </draw:polygon>
        <draw:path draw:style-name="gr6" draw:text-style-name="P3" draw:layer="layout" svg:width="0.3cm" svg:height="0.162cm" svg:x="4.337cm" svg:y="3.569cm" svg:viewBox="0 0 301 163" svg:d="M301 82c0 45-68 81-151 81-45 0-87-11-115-29-23-15-35-33-35-52 0-45 67-82 150-82s151 37 151 82z">
          <text:p/>
        </draw:path>
        <draw:polygon draw:style-name="gr7" draw:text-style-name="P1" draw:layer="layout" svg:width="0cm" svg:height="0cm" svg:x="7.394cm" svg:y="7.948cm" svg:viewBox="0 0 0 0" draw:points="0,0">
          <text:p/>
        </draw:polygon>
        <draw:path draw:style-name="gr6" draw:text-style-name="P3" draw:layer="layout" svg:width="0.3cm" svg:height="0.162cm" svg:x="4.337cm" svg:y="3.569cm" svg:viewBox="0 0 301 163" svg:d="M150 163c-45 0-87-11-115-29-23-15-35-33-35-52 0-45 67-82 150-82s151 37 151 82-68 81-151 81v-81z">
          <text:p/>
        </draw:path>
        <draw:polygon draw:style-name="gr7" draw:text-style-name="P1" draw:layer="layout" svg:width="0cm" svg:height="0cm" svg:x="7.394cm" svg:y="7.948cm" svg:viewBox="0 0 0 0" draw:points="0,0">
          <text:p/>
        </draw:polygon>
        <draw:path draw:style-name="gr6" draw:text-style-name="P3" draw:layer="layout" svg:width="0.013cm" svg:height="2.15cm" svg:x="6.484cm" svg:y="2.57cm" svg:viewBox="0 0 14 2151" svg:d="M0 2142c5 3 10 6 14 9v-2151l-14 76z">
          <text:p/>
        </draw:path>
        <draw:polygon draw:style-name="gr7" draw:text-style-name="P1" draw:layer="layout" svg:width="0cm" svg:height="0cm" svg:x="7.394cm" svg:y="7.948cm" svg:viewBox="0 0 0 0" draw:points="0,0">
          <text:p/>
        </draw:polygon>
        <draw:polygon draw:style-name="gr6" draw:text-style-name="P3" draw:layer="layout" svg:width="0.014cm" svg:height="1.84cm" svg:x="7.29cm" svg:y="3.777cm" svg:viewBox="0 0 15 1841" draw:points="0,1841 15,1836 10,0 0,22">
          <text:p/>
        </draw:polygon>
        <draw:polygon draw:style-name="gr7" draw:text-style-name="P1" draw:layer="layout" svg:width="0cm" svg:height="0cm" svg:x="7.394cm" svg:y="7.948cm" svg:viewBox="0 0 0 0" draw:points="0,0">
          <text:p/>
        </draw:polygon>
        <draw:polygon draw:style-name="gr6" draw:text-style-name="P3" draw:layer="layout" svg:width="0.033cm" svg:height="0.689cm" svg:x="10.552cm" svg:y="5.185cm" svg:viewBox="0 0 34 690" draw:points="34,675 34,0 0,15 0,690">
          <text:p/>
        </draw:polygon>
        <draw:polygon draw:style-name="gr7" draw:text-style-name="P1" draw:layer="layout" svg:width="0cm" svg:height="0cm" svg:x="7.394cm" svg:y="7.948cm" svg:viewBox="0 0 0 0" draw:points="0,0">
          <text:p/>
        </draw:polygon>
        <draw:polygon draw:style-name="gr6" draw:text-style-name="P3" draw:layer="layout" svg:width="0.025cm" svg:height="0.842cm" svg:x="10.585cm" svg:y="5.034cm" svg:viewBox="0 0 26 843" draw:points="26,843 26,0 0,151 0,826">
          <text:p/>
        </draw:polygon>
        <draw:polygon draw:style-name="gr7" draw:text-style-name="P1" draw:layer="layout" svg:width="0cm" svg:height="0cm" svg:x="7.394cm" svg:y="7.948cm" svg:viewBox="0 0 0 0" draw:points="0,0">
          <text:p/>
        </draw:polygon>
        <draw:path draw:style-name="gr6" draw:text-style-name="P3" draw:layer="layout" svg:width="0.013cm" svg:height="1.001cm" svg:x="6.484cm" svg:y="5.104cm" svg:viewBox="0 0 14 1002" svg:d="M0 1002l14-1v-1001c-4 4-9 8-14 11z">
          <text:p/>
        </draw:path>
        <draw:polygon draw:style-name="gr7" draw:text-style-name="P1" draw:layer="layout" svg:width="0cm" svg:height="0cm" svg:x="7.394cm" svg:y="7.948cm" svg:viewBox="0 0 0 0" draw:points="0,0">
          <text:p/>
        </draw:polygon>
        <draw:polygon draw:style-name="gr6" draw:text-style-name="P3" draw:layer="layout" svg:width="0.013cm" svg:height="1.013cm" svg:x="6.484cm" svg:y="10.893cm" svg:viewBox="0 0 14 1014" draw:points="0,1014 14,936 14,9 0,0">
          <text:p/>
        </draw:polygon>
        <draw:polygon draw:style-name="gr7" draw:text-style-name="P1" draw:layer="layout" svg:width="0cm" svg:height="0cm" svg:x="7.394cm" svg:y="7.948cm" svg:viewBox="0 0 0 0" draw:points="0,0">
          <text:p/>
        </draw:polygon>
        <draw:polygon draw:style-name="gr6" draw:text-style-name="P3" draw:layer="layout" svg:width="0cm" svg:height="1.793cm" svg:x="7.004cm" svg:y="3.914cm" svg:viewBox="0 0 1 1794" draw:points="0,0 1,1794">
          <text:p/>
        </draw:polygon>
        <draw:polygon draw:style-name="gr7" draw:text-style-name="P1" draw:layer="layout" svg:width="0cm" svg:height="0cm" svg:x="7.394cm" svg:y="7.948cm" svg:viewBox="0 0 0 0" draw:points="0,0">
          <text:p/>
        </draw:polygon>
        <draw:polygon draw:style-name="gr6" draw:text-style-name="P3" draw:layer="layout" svg:width="0.193cm" svg:height="0.089cm" svg:x="7.101cm" svg:y="3.774cm" svg:viewBox="0 0 194 90" draw:points="46,90 190,26 194,0 0,88">
          <text:p/>
        </draw:polygon>
        <draw:polygon draw:style-name="gr7" draw:text-style-name="P1" draw:layer="layout" svg:width="0cm" svg:height="0cm" svg:x="7.394cm" svg:y="7.948cm" svg:viewBox="0 0 0 0" draw:points="0,0">
          <text:p/>
        </draw:polygon>
        <draw:polygon draw:style-name="gr6" draw:text-style-name="P3" draw:layer="layout" svg:width="0.185cm" svg:height="0.1cm" svg:x="10.425cm" svg:y="5.859cm" svg:viewBox="0 0 186 101" draw:points="0,101 186,17 161,0 128,15">
          <text:p/>
        </draw:polygon>
        <draw:polygon draw:style-name="gr7" draw:text-style-name="P1" draw:layer="layout" svg:width="0cm" svg:height="0cm" svg:x="7.394cm" svg:y="7.948cm" svg:viewBox="0 0 0 0" draw:points="0,0">
          <text:p/>
        </draw:polygon>
        <draw:path draw:style-name="gr6" draw:text-style-name="P3" draw:layer="layout" svg:width="0.07cm" svg:height="0.157cm" svg:x="9.382cm" svg:y="4.725cm" svg:viewBox="0 0 71 158" svg:d="M71 158c-35-44-61-102-71-158 36 45 62 103 71 158z">
          <text:p/>
        </draw:path>
        <draw:polygon draw:style-name="gr7" draw:text-style-name="P1" draw:layer="layout" svg:width="0cm" svg:height="0cm" svg:x="7.394cm" svg:y="7.948cm" svg:viewBox="0 0 0 0" draw:points="0,0">
          <text:p/>
        </draw:polygon>
        <draw:path draw:style-name="gr6" draw:text-style-name="P3" draw:layer="layout" svg:width="0.024cm" svg:height="0.056cm" svg:x="6.033cm" svg:y="6.57cm" svg:viewBox="0 0 25 57" svg:d="M0 46c9 4 17 8 25 11-16-17-25-36-25-57z">
          <text:p/>
        </draw:path>
        <draw:polygon draw:style-name="gr7" draw:text-style-name="P1" draw:layer="layout" svg:width="0cm" svg:height="0cm" svg:x="7.394cm" svg:y="7.948cm" svg:viewBox="0 0 0 0" draw:points="0,0">
          <text:p/>
        </draw:polygon>
        <draw:path draw:style-name="gr6" draw:text-style-name="P3" draw:layer="layout" svg:width="0.024cm" svg:height="0.056cm" svg:x="4.252cm" svg:y="5.418cm" svg:viewBox="0 0 25 57" svg:d="M0 46c9 4 17 8 25 11-16-18-25-37-25-57z">
          <text:p/>
        </draw:path>
        <draw:polygon draw:style-name="gr7" draw:text-style-name="P1" draw:layer="layout" svg:width="0cm" svg:height="0cm" svg:x="7.394cm" svg:y="7.948cm" svg:viewBox="0 0 0 0" draw:points="0,0">
          <text:p/>
        </draw:polygon>
        <draw:path draw:style-name="gr6" draw:text-style-name="P3" draw:layer="layout" svg:width="0.338cm" svg:height="0.502cm" svg:x="10.086cm" svg:y="5.586cm" svg:viewBox="0 0 339 503" svg:d="M28 428l311-428-311 428c-14 19-23 45-28 75 5-30 14-55 28-75z">
          <text:p/>
        </draw:path>
        <draw:polygon draw:style-name="gr7" draw:text-style-name="P1" draw:layer="layout" svg:width="0cm" svg:height="0cm" svg:x="7.394cm" svg:y="7.948cm" svg:viewBox="0 0 0 0" draw:points="0,0">
          <text:p/>
        </draw:polygon>
        <draw:path draw:style-name="gr6" draw:text-style-name="P3" draw:layer="layout" svg:width="0cm" svg:height="0.032cm" svg:x="5.955cm" svg:y="6.181cm" svg:viewBox="0 0 0 33" svg:d="M0 0v1c0 5 0 10 0 16 0 5 0 10 0 16z">
          <text:p/>
        </draw:path>
        <draw:polygon draw:style-name="gr7" draw:text-style-name="P1" draw:layer="layout" svg:width="0cm" svg:height="0cm" svg:x="7.394cm" svg:y="7.948cm" svg:viewBox="0 0 0 0" draw:points="0,0">
          <text:p/>
        </draw:polygon>
        <draw:path draw:style-name="gr6" draw:text-style-name="P3" draw:layer="layout" svg:width="0.023cm" svg:height="0.134cm" svg:x="4.101cm" svg:y="9.079cm" svg:viewBox="0 0 24 135" svg:d="M0 0c0 21 2 43 7 67 3 23 9 47 17 68-8-21-14-45-17-68-5-24-7-46-7-67z">
          <text:p/>
        </draw:path>
        <draw:polygon draw:style-name="gr7" draw:text-style-name="P1" draw:layer="layout" svg:width="0cm" svg:height="0cm" svg:x="7.394cm" svg:y="7.948cm" svg:viewBox="0 0 0 0" draw:points="0,0">
          <text:p/>
        </draw:polygon>
        <draw:path draw:style-name="gr8" draw:text-style-name="P1" draw:layer="layout" svg:width="0.034cm" svg:height="0.052cm" svg:x="6.118cm" svg:y="4.802cm" svg:viewBox="0 0 35 53" svg:d="M35 53c-23-14-35-33-35-53">
          <text:p/>
        </draw:path>
        <draw:path draw:style-name="gr8" draw:text-style-name="P1" draw:layer="layout" svg:width="0.3cm" svg:height="0.08cm" svg:x="6.118cm" svg:y="4.722cm" svg:viewBox="0 0 301 81" svg:d="M0 81c0-45 68-81 151-81 82 0 150 36 150 81">
          <text:p/>
        </draw:path>
        <draw:path draw:style-name="gr8" draw:text-style-name="P1" draw:layer="layout" svg:width="0.266cm" svg:height="0.081cm" svg:x="6.152cm" svg:y="4.802cm" svg:viewBox="0 0 267 82" svg:d="M267 0c0 34-40 66-99 77-60 12-127 2-168-24">
          <text:p/>
        </draw:path>
        <draw:path draw:style-name="gr8" draw:text-style-name="P1" draw:layer="layout" svg:width="0.063cm" svg:height="0.095cm" svg:x="5.993cm" svg:y="4.802cm" svg:viewBox="0 0 64 96" svg:d="M64 96c-42-26-64-61-64-96">
          <text:p/>
        </draw:path>
        <draw:path draw:style-name="gr8" draw:text-style-name="P1" draw:layer="layout" svg:width="0.55cm" svg:height="0.148cm" svg:x="5.993cm" svg:y="4.654cm" svg:viewBox="0 0 551 149" svg:d="M0 149c0-81 123-149 275-149s276 68 276 149">
          <text:p/>
        </draw:path>
        <draw:path draw:style-name="gr8" draw:text-style-name="P1" draw:layer="layout" svg:width="0.487cm" svg:height="0.149cm" svg:x="6.056cm" svg:y="4.802cm" svg:viewBox="0 0 488 150" svg:d="M488 0c0 64-73 120-182 141-109 22-230 3-306-45">
          <text:p/>
        </draw:path>
        <draw:path draw:style-name="gr8" draw:text-style-name="P1" draw:layer="layout" svg:width="0.063cm" svg:height="0.095cm" svg:x="5.993cm" svg:y="4.844cm" svg:viewBox="0 0 64 96" svg:d="M64 96c-42-27-64-61-64-96">
          <text:p/>
        </draw:path>
        <draw:path draw:style-name="gr8" draw:text-style-name="P1" draw:layer="layout" svg:width="0.487cm" svg:height="0.149cm" svg:x="6.056cm" svg:y="4.844cm" svg:viewBox="0 0 488 150" svg:d="M488 0c0 63-73 120-182 141s-230 3-306-46">
          <text:p/>
        </draw:path>
        <draw:path draw:style-name="gr8" draw:text-style-name="P1" draw:layer="layout" svg:width="0.058cm" svg:height="0.086cm" svg:x="6.018cm" svg:y="4.988cm" svg:viewBox="0 0 59 87" svg:d="M59 87c-39-24-59-56-59-87">
          <text:p/>
        </draw:path>
        <draw:path draw:style-name="gr8" draw:text-style-name="P1" draw:layer="layout" svg:width="0.442cm" svg:height="0.134cm" svg:x="6.076cm" svg:y="4.988cm" svg:viewBox="0 0 443 135" svg:d="M443 0c0 57-66 108-166 127-99 20-210 3-277-40">
          <text:p/>
        </draw:path>
        <draw:path draw:style-name="gr8" draw:text-style-name="P1" draw:layer="layout" svg:width="0.06cm" svg:height="0.09cm" svg:x="6.008cm" svg:y="4.996cm" svg:viewBox="0 0 61 91" svg:d="M61 91c-38-26-61-57-61-91">
          <text:p/>
        </draw:path>
        <draw:path draw:style-name="gr8" draw:text-style-name="P1" draw:layer="layout" svg:width="0.01cm" svg:height="0.037cm" svg:x="6.008cm" svg:y="4.959cm" svg:viewBox="0 0 11 38" svg:d="M0 38c0-13 3-26 11-38">
          <text:p/>
        </draw:path>
        <draw:path draw:style-name="gr8" draw:text-style-name="P1" draw:layer="layout" svg:width="0.009cm" svg:height="0.037cm" svg:x="6.518cm" svg:y="4.959cm" svg:viewBox="0 0 10 38" svg:d="M0 0c7 12 10 25 10 38">
          <text:p/>
        </draw:path>
        <draw:path draw:style-name="gr8" draw:text-style-name="P1" draw:layer="layout" svg:width="0.459cm" svg:height="0.14cm" svg:x="6.068cm" svg:y="4.996cm" svg:viewBox="0 0 460 141" svg:d="M460 0c0 59-68 112-171 133-103 20-219 3-289-42">
          <text:p/>
        </draw:path>
        <draw:path draw:style-name="gr8" draw:text-style-name="P1" draw:layer="layout" svg:width="0.06cm" svg:height="0.09cm" svg:x="6.008cm" svg:y="5.038cm" svg:viewBox="0 0 61 91" svg:d="M61 91c-38-26-61-58-61-91">
          <text:p/>
        </draw:path>
        <draw:path draw:style-name="gr8" draw:text-style-name="P1" draw:layer="layout" svg:width="0.459cm" svg:height="0.14cm" svg:x="6.068cm" svg:y="5.038cm" svg:viewBox="0 0 460 141" svg:d="M460 0c0 60-68 113-171 133s-219 3-289-42">
          <text:p/>
        </draw:path>
        <draw:line draw:style-name="gr8" draw:text-style-name="P1" draw:layer="layout" svg:x1="9.673cm" svg:y1="2.036cm" svg:x2="9.057cm" svg:y2="1.637cm">
          <text:p/>
        </draw:line>
        <draw:line draw:style-name="gr8" draw:text-style-name="P1" draw:layer="layout" svg:x1="9.672cm" svg:y1="2.035cm" svg:x2="9.672cm" svg:y2="4.015cm">
          <text:p/>
        </draw:line>
        <draw:line draw:style-name="gr8" draw:text-style-name="P1" draw:layer="layout" svg:x1="9.672cm" svg:y1="4.015cm" svg:x2="10.474cm" svg:y2="4.534cm">
          <text:p/>
        </draw:line>
        <draw:line draw:style-name="gr8" draw:text-style-name="P1" draw:layer="layout" svg:x1="9.058cm" svg:y1="1.638cm" svg:x2="8.206cm" svg:y2="1.498cm">
          <text:p/>
        </draw:line>
        <draw:line draw:style-name="gr8" draw:text-style-name="P1" draw:layer="layout" svg:x1="7.809cm" svg:y1="1.976cm" svg:x2="7.814cm" svg:y2="1.981cm">
          <text:p/>
        </draw:line>
        <draw:line draw:style-name="gr8" draw:text-style-name="P1" draw:layer="layout" svg:x1="7.955cm" svg:y1="1.987cm" svg:x2="7.813cm" svg:y2="1.979cm">
          <text:p/>
        </draw:line>
        <draw:line draw:style-name="gr8" draw:text-style-name="P1" draw:layer="layout" svg:x1="7.574cm" svg:y1="2.083cm" svg:x2="7.81cm" svg:y2="1.976cm">
          <text:p/>
        </draw:line>
        <draw:line draw:style-name="gr8" draw:text-style-name="P1" draw:layer="layout" svg:x1="8.362cm" svg:y1="1.802cm" svg:x2="7.954cm" svg:y2="1.987cm">
          <text:p/>
        </draw:line>
        <draw:line draw:style-name="gr8" draw:text-style-name="P1" draw:layer="layout" svg:x1="7.3cm" svg:y1="1.905cm" svg:x2="7.575cm" svg:y2="2.083cm">
          <text:p/>
        </draw:line>
        <draw:line draw:style-name="gr8" draw:text-style-name="P1" draw:layer="layout" svg:x1="9.112cm" svg:y1="2.288cm" svg:x2="8.361cm" svg:y2="1.802cm">
          <text:p/>
        </draw:line>
        <draw:line draw:style-name="gr8" draw:text-style-name="P1" draw:layer="layout" svg:x1="8.207cm" svg:y1="1.498cm" svg:x2="7.3cm" svg:y2="1.906cm">
          <text:p/>
        </draw:line>
        <draw:line draw:style-name="gr8" draw:text-style-name="P1" draw:layer="layout" svg:x1="9.673cm" svg:y1="2.035cm" svg:x2="9.111cm" svg:y2="2.288cm">
          <text:p/>
        </draw:line>
        <draw:line draw:style-name="gr8" draw:text-style-name="P1" draw:layer="layout" svg:x1="9.673cm" svg:y1="4.015cm" svg:x2="9.111cm" svg:y2="4.269cm">
          <text:p/>
        </draw:line>
        <draw:line draw:style-name="gr8" draw:text-style-name="P1" draw:layer="layout" svg:x1="9.111cm" svg:y1="4.268cm" svg:x2="9.111cm" svg:y2="2.287cm">
          <text:p/>
        </draw:line>
        <draw:line draw:style-name="gr8" draw:text-style-name="P1" draw:layer="layout" svg:x1="10.611cm" svg:y1="5.034cm" svg:x2="10.473cm" svg:y2="4.533cm">
          <text:p/>
        </draw:line>
        <draw:line draw:style-name="gr8" draw:text-style-name="P1" draw:layer="layout" svg:x1="10.61cm" svg:y1="5.876cm" svg:x2="10.61cm" svg:y2="12.314cm">
          <text:p/>
        </draw:line>
        <draw:line draw:style-name="gr8" draw:text-style-name="P1" draw:layer="layout" svg:x1="10.61cm" svg:y1="5.033cm" svg:x2="10.61cm" svg:y2="5.034cm">
          <text:p/>
        </draw:line>
        <draw:line draw:style-name="gr8" draw:text-style-name="P1" draw:layer="layout" svg:x1="10.611cm" svg:y1="5.034cm" svg:x2="10.585cm" svg:y2="5.186cm">
          <text:p/>
        </draw:line>
        <draw:line draw:style-name="gr8" draw:text-style-name="P1" draw:layer="layout" svg:x1="10.586cm" svg:y1="5.185cm" svg:x2="10.552cm" svg:y2="5.201cm">
          <text:p/>
        </draw:line>
        <draw:line draw:style-name="gr8" draw:text-style-name="P1" draw:layer="layout" svg:x1="10.424cm" svg:y1="5.117cm" svg:x2="10.553cm" svg:y2="5.201cm">
          <text:p/>
        </draw:line>
        <draw:polyline draw:style-name="gr8" draw:text-style-name="P1" draw:layer="layout" svg:width="0cm" svg:height="0cm" svg:x="10.424cm" svg:y="5.117cm" svg:viewBox="0 0 0 0" draw:points="0,0">
          <text:p/>
        </draw:polyline>
        <draw:line draw:style-name="gr8" draw:text-style-name="P1" draw:layer="layout" svg:x1="10.288cm" svg:y1="5.029cm" svg:x2="10.425cm" svg:y2="5.118cm">
          <text:p/>
        </draw:line>
        <draw:line draw:style-name="gr8" draw:text-style-name="P1" draw:layer="layout" svg:x1="9.904cm" svg:y1="4.781cm" svg:x2="10.289cm" svg:y2="5.03cm">
          <text:p/>
        </draw:line>
        <draw:line draw:style-name="gr8" draw:text-style-name="P1" draw:layer="layout" svg:x1="9.905cm" svg:y1="4.782cm" svg:x2="9.111cm" svg:y2="4.268cm">
          <text:p/>
        </draw:line>
        <draw:line draw:style-name="gr8" draw:text-style-name="P1" draw:layer="layout" svg:x1="5.16cm" svg:y1="11.285cm" svg:x2="5.16cm" svg:y2="12.128cm">
          <text:p/>
        </draw:line>
        <draw:line draw:style-name="gr8" draw:text-style-name="P1" draw:layer="layout" svg:x1="7.3cm" svg:y1="1.905cm" svg:x2="7.3cm" svg:y2="3.778cm">
          <text:p/>
        </draw:line>
        <draw:line draw:style-name="gr8" draw:text-style-name="P1" draw:layer="layout" svg:x1="4.776cm" svg:y1="11.037cm" svg:x2="4.776cm" svg:y2="9.802cm">
          <text:p/>
        </draw:line>
        <draw:line draw:style-name="gr8" draw:text-style-name="P1" draw:layer="layout" svg:x1="4.777cm" svg:y1="9.803cm" svg:x2="4.379cm" svg:y2="9.515cm">
          <text:p/>
        </draw:line>
        <draw:path draw:style-name="gr8" draw:text-style-name="P1" draw:layer="layout" svg:width="0.079cm" svg:height="0.071cm" svg:x="4.3cm" svg:y="9.444cm" svg:viewBox="0 0 80 72" svg:d="M80 72c-28-21-55-46-80-72">
          <text:p/>
        </draw:path>
        <draw:line draw:style-name="gr8" draw:text-style-name="P1" draw:layer="layout" svg:x1="6.456cm" svg:y1="2.285cm" svg:x2="5.687cm" svg:y2="2.631cm">
          <text:p/>
        </draw:line>
        <draw:line draw:style-name="gr8" draw:text-style-name="P1" draw:layer="layout" svg:x1="4.166cm" svg:y1="5.166cm" svg:x2="4.814cm" svg:y2="4.875cm">
          <text:p/>
        </draw:line>
        <draw:line draw:style-name="gr8" draw:text-style-name="P1" draw:layer="layout" svg:x1="4.813cm" svg:y1="4.876cm" svg:x2="5.688cm" svg:y2="2.63cm">
          <text:p/>
        </draw:line>
        <draw:line draw:style-name="gr8" draw:text-style-name="P1" draw:layer="layout" svg:x1="10.291cm" svg:y1="12.5cm" svg:x2="7.601cm" svg:y2="13.709cm">
          <text:p/>
        </draw:line>
        <draw:line draw:style-name="gr8" draw:text-style-name="P1" draw:layer="layout" svg:x1="10.29cm" svg:y1="12.501cm" svg:x2="10.611cm" svg:y2="12.314cm">
          <text:p/>
        </draw:line>
        <draw:line draw:style-name="gr8" draw:text-style-name="P1" draw:layer="layout" svg:x1="7.813cm" svg:y1="1.979cm" svg:x2="7.813cm" svg:y2="5.197cm">
          <text:p/>
        </draw:line>
        <draw:line draw:style-name="gr8" draw:text-style-name="P1" draw:layer="layout" svg:x1="7.809cm" svg:y1="1.976cm" svg:x2="7.809cm" svg:y2="5.206cm">
          <text:p/>
        </draw:line>
        <draw:line draw:style-name="gr8" draw:text-style-name="P1" draw:layer="layout" svg:x1="7.954cm" svg:y1="1.986cm" svg:x2="7.954cm" svg:y2="4.825cm">
          <text:p/>
        </draw:line>
        <draw:line draw:style-name="gr8" draw:text-style-name="P1" draw:layer="layout" svg:x1="7.575cm" svg:y1="3.659cm" svg:x2="7.303cm" svg:y2="3.781cm">
          <text:p/>
        </draw:line>
        <draw:line draw:style-name="gr8" draw:text-style-name="P1" draw:layer="layout" svg:x1="7.574cm" svg:y1="2.082cm" svg:x2="7.574cm" svg:y2="3.659cm">
          <text:p/>
        </draw:line>
        <draw:line draw:style-name="gr8" draw:text-style-name="P1" draw:layer="layout" svg:x1="8.361cm" svg:y1="4.161cm" svg:x2="8.361cm" svg:y2="1.802cm">
          <text:p/>
        </draw:line>
        <draw:line draw:style-name="gr8" draw:text-style-name="P1" draw:layer="layout" svg:x1="10.087cm" svg:y1="6.089cm" svg:x2="10.057cm" svg:y2="5.562cm">
          <text:p/>
        </draw:line>
        <draw:path draw:style-name="gr8" draw:text-style-name="P1" draw:layer="layout" svg:width="0.153cm" svg:height="0.346cm" svg:x="9.904cm" svg:y="5.216cm" svg:viewBox="0 0 154 347" svg:d="M0 0c0 119 65 265 154 347">
          <text:p/>
        </draw:path>
        <draw:line draw:style-name="gr8" draw:text-style-name="P1" draw:layer="layout" svg:x1="9.904cm" svg:y1="4.781cm" svg:x2="9.904cm" svg:y2="5.216cm">
          <text:p/>
        </draw:line>
        <draw:path draw:style-name="gr8" draw:text-style-name="P1" draw:layer="layout" svg:width="0.047cm" svg:height="0.1cm" svg:x="9.2cm" svg:y="4.661cm" svg:viewBox="0 0 48 101" svg:d="M0 101c0-50 17-88 48-101">
          <text:p/>
        </draw:path>
        <draw:path draw:style-name="gr8" draw:text-style-name="P1" draw:layer="layout" svg:width="0.21cm" svg:height="0.37cm" svg:x="9.247cm" svg:y="4.656cm" svg:viewBox="0 0 211 371" svg:d="M0 5c55-24 136 38 181 138 45 101 38 203-17 228">
          <text:p/>
        </draw:path>
        <draw:path draw:style-name="gr8" draw:text-style-name="P1" draw:layer="layout" svg:width="0.21cm" svg:height="0.27cm" svg:x="9.2cm" svg:y="4.761cm" svg:viewBox="0 0 211 271" svg:d="M211 266c-38 17-91-8-137-66-45-57-74-135-74-200">
          <text:p/>
        </draw:path>
        <draw:line draw:style-name="gr8" draw:text-style-name="P1" draw:layer="layout" svg:x1="9.904cm" svg:y1="5.216cm" svg:x2="9.904cm" svg:y2="6.044cm">
          <text:p/>
        </draw:line>
        <draw:line draw:style-name="gr8" draw:text-style-name="P1" draw:layer="layout" svg:x1="10.61cm" svg:y1="5.876cm" svg:x2="10.61cm" svg:y2="5.034cm">
          <text:p/>
        </draw:line>
        <draw:line draw:style-name="gr8" draw:text-style-name="P1" draw:layer="layout" svg:x1="7.563cm" svg:y1="12.84cm" svg:x2="7.563cm" svg:y2="13.683cm">
          <text:p/>
        </draw:line>
        <draw:line draw:style-name="gr8" draw:text-style-name="P1" draw:layer="layout" svg:x1="10.611cm" svg:y1="12.314cm" svg:x2="7.563cm" svg:y2="13.684cm">
          <text:p/>
        </draw:line>
        <draw:line draw:style-name="gr8" draw:text-style-name="P1" draw:layer="layout" svg:x1="7.564cm" svg:y1="12.841cm" svg:x2="7.179cm" svg:y2="12.592cm">
          <text:p/>
        </draw:line>
        <draw:line draw:style-name="gr8" draw:text-style-name="P1" draw:layer="layout" svg:x1="7.179cm" svg:y1="12.592cm" svg:x2="7.179cm" svg:y2="11.357cm">
          <text:p/>
        </draw:line>
        <draw:line draw:style-name="gr8" draw:text-style-name="P1" draw:layer="layout" svg:x1="7.18cm" svg:y1="11.358cm" svg:x2="6.814cm" svg:y2="11.093cm">
          <text:p/>
        </draw:line>
        <draw:line draw:style-name="gr8" draw:text-style-name="P1" draw:layer="layout" svg:x1="9.396cm" svg:y1="6.422cm" svg:x2="10.425cm" svg:y2="5.959cm">
          <text:p/>
        </draw:line>
        <draw:polyline draw:style-name="gr8" draw:text-style-name="P1" draw:layer="layout" svg:width="0.21cm" svg:height="0.392cm" svg:x="6.604cm" svg:y="10.701cm" svg:viewBox="0 0 211 393" draw:points="211,393 185,372 159,349 135,326 113,300 93,274 74,246 57,217 42,187 30,157 20,126 10,95 5,64 1,31 0,0">
          <text:p/>
        </draw:polyline>
        <draw:line draw:style-name="gr8" draw:text-style-name="P1" draw:layer="layout" svg:x1="6.604cm" svg:y1="10.701cm" svg:x2="6.604cm" svg:y2="6.705cm">
          <text:p/>
        </draw:line>
        <draw:line draw:style-name="gr8" draw:text-style-name="P1" draw:layer="layout" svg:x1="9.396cm" svg:y1="5.663cm" svg:x2="9.396cm" svg:y2="6.421cm">
          <text:p/>
        </draw:line>
        <draw:line draw:style-name="gr8" draw:text-style-name="P1" draw:layer="layout" svg:x1="6.604cm" svg:y1="6.706cm" svg:x2="7.218cm" svg:y2="6.43cm">
          <text:p/>
        </draw:line>
        <draw:line draw:style-name="gr8" draw:text-style-name="P1" draw:layer="layout" svg:x1="9.397cm" svg:y1="5.663cm" svg:x2="8.797cm" svg:y2="5.933cm">
          <text:p/>
        </draw:line>
        <draw:line draw:style-name="gr8" draw:text-style-name="P1" draw:layer="layout" svg:x1="8.797cm" svg:y1="5.932cm" svg:x2="8.797cm" svg:y2="5.721cm">
          <text:p/>
        </draw:line>
        <draw:line draw:style-name="gr8" draw:text-style-name="P1" draw:layer="layout" svg:x1="10.585cm" svg:y1="5.859cm" svg:x2="10.585cm" svg:y2="5.185cm">
          <text:p/>
        </draw:line>
        <draw:line draw:style-name="gr8" draw:text-style-name="P1" draw:layer="layout" svg:x1="10.611cm" svg:y1="5.877cm" svg:x2="10.585cm" svg:y2="5.859cm">
          <text:p/>
        </draw:line>
        <draw:line draw:style-name="gr8" draw:text-style-name="P1" draw:layer="layout" svg:x1="10.552cm" svg:y1="5.875cm" svg:x2="10.586cm" svg:y2="5.859cm">
          <text:p/>
        </draw:line>
        <draw:line draw:style-name="gr8" draw:text-style-name="P1" draw:layer="layout" svg:x1="10.552cm" svg:y1="5.2cm" svg:x2="10.552cm" svg:y2="5.874cm">
          <text:p/>
        </draw:line>
        <draw:line draw:style-name="gr8" draw:text-style-name="P1" draw:layer="layout" svg:x1="10.114cm" svg:y1="6.014cm" svg:x2="10.425cm" svg:y2="5.586cm">
          <text:p/>
        </draw:line>
        <draw:path draw:style-name="gr8" draw:text-style-name="P1" draw:layer="layout" svg:width="0.028cm" svg:height="0.075cm" svg:x="10.086cm" svg:y="6.013cm" svg:viewBox="0 0 29 76" svg:d="M29 0c-15 20-24 46-29 76">
          <text:p/>
        </draw:path>
        <draw:line draw:style-name="gr8" draw:text-style-name="P1" draw:layer="layout" svg:x1="10.424cm" svg:y1="5.117cm" svg:x2="10.424cm" svg:y2="5.586cm">
          <text:p/>
        </draw:line>
        <draw:line draw:style-name="gr8" draw:text-style-name="P1" draw:layer="layout" svg:x1="10.403cm" svg:y1="5.945cm" svg:x2="10.425cm" svg:y2="5.96cm">
          <text:p/>
        </draw:line>
        <draw:line draw:style-name="gr8" draw:text-style-name="P1" draw:layer="layout" svg:x1="10.425cm" svg:y1="5.96cm" svg:x2="10.553cm" svg:y2="5.874cm">
          <text:p/>
        </draw:line>
        <draw:line draw:style-name="gr8" draw:text-style-name="P1" draw:layer="layout" svg:x1="10.424cm" svg:y1="5.959cm" svg:x2="10.425cm" svg:y2="5.959cm">
          <text:p/>
        </draw:line>
        <draw:line draw:style-name="gr8" draw:text-style-name="P1" draw:layer="layout" svg:x1="10.424cm" svg:y1="5.117cm" svg:x2="10.424cm" svg:y2="5.586cm">
          <text:p/>
        </draw:line>
        <draw:polyline draw:style-name="gr8" draw:text-style-name="P1" draw:layer="layout" svg:width="0cm" svg:height="0cm" svg:x="10.424cm" svg:y="5.586cm" svg:viewBox="0 0 0 0" draw:points="0,0">
          <text:p/>
        </draw:polyline>
        <draw:path draw:style-name="gr8" draw:text-style-name="P1" draw:layer="layout" svg:width="0.028cm" svg:height="0.075cm" svg:x="10.086cm" svg:y="6.013cm" svg:viewBox="0 0 29 76" svg:d="M29 0c-15 21-24 46-29 76">
          <text:p/>
        </draw:path>
        <draw:path draw:style-name="gr8" draw:text-style-name="P1" draw:layer="layout" svg:width="0.026cm" svg:height="0.022cm" svg:x="10.057cm" svg:y="5.562cm" svg:viewBox="0 0 27 23" svg:d="M0 0c8 8 17 16 27 23">
          <text:p/>
        </draw:path>
        <draw:line draw:style-name="gr8" draw:text-style-name="P1" draw:layer="layout" svg:x1="10.114cm" svg:y1="6.014cm" svg:x2="10.425cm" svg:y2="5.586cm">
          <text:p/>
        </draw:line>
        <draw:path draw:style-name="gr8" draw:text-style-name="P1" draw:layer="layout" svg:width="0.205cm" svg:height="0.158cm" svg:x="10.083cm" svg:y="5.464cm" svg:viewBox="0 0 206 159" svg:d="M0 121c53 39 106 48 145 26 39-23 61-76 61-147">
          <text:p/>
        </draw:path>
        <draw:line draw:style-name="gr8" draw:text-style-name="P1" draw:layer="layout" svg:x1="10.288cm" svg:y1="5.464cm" svg:x2="10.288cm" svg:y2="5.029cm">
          <text:p/>
        </draw:line>
        <draw:polyline draw:style-name="gr8" draw:text-style-name="P1" draw:layer="layout" svg:width="0.153cm" svg:height="0.346cm" svg:x="9.904cm" svg:y="5.216cm" svg:viewBox="0 0 154 347" draw:points="0,0 1,25 4,51 9,78 15,105 23,134 32,161 43,188 57,214 70,240 85,264 101,287 118,309 136,329 154,347">
          <text:p/>
        </draw:polyline>
        <draw:path draw:style-name="gr8" draw:text-style-name="P1" draw:layer="layout" svg:width="0.07cm" svg:height="0.157cm" svg:x="9.382cm" svg:y="4.725cm" svg:viewBox="0 0 71 158" svg:d="M71 158c-35-44-61-102-71-158">
          <text:p/>
        </draw:path>
        <draw:line draw:style-name="gr8" draw:text-style-name="P1" draw:layer="layout" svg:x1="7.564cm" svg:y1="13.684cm" svg:x2="5.16cm" svg:y2="12.128cm">
          <text:p/>
        </draw:line>
        <draw:line draw:style-name="gr8" draw:text-style-name="P1" draw:layer="layout" svg:x1="5.419cm" svg:y1="11.453cm" svg:x2="5.502cm" svg:y2="11.507cm">
          <text:p/>
        </draw:line>
        <draw:line draw:style-name="gr8" draw:text-style-name="P1" draw:layer="layout" svg:x1="5.501cm" svg:y1="11.506cm" svg:x2="5.501cm" svg:y2="11.843cm">
          <text:p/>
        </draw:line>
        <draw:line draw:style-name="gr8" draw:text-style-name="P1" draw:layer="layout" svg:x1="5.501cm" svg:y1="11.843cm" svg:x2="7.223cm" svg:y2="12.958cm">
          <text:p/>
        </draw:line>
        <draw:line draw:style-name="gr8" draw:text-style-name="P1" draw:layer="layout" svg:x1="7.222cm" svg:y1="12.62cm" svg:x2="7.222cm" svg:y2="12.957cm">
          <text:p/>
        </draw:line>
        <draw:line draw:style-name="gr8" draw:text-style-name="P1" draw:layer="layout" svg:x1="5.502cm" svg:y1="11.507cm" svg:x2="5.419cm" svg:y2="11.453cm">
          <text:p/>
        </draw:line>
        <draw:line draw:style-name="gr8" draw:text-style-name="P1" draw:layer="layout" svg:x1="5.42cm" svg:y1="11.454cm" svg:x2="5.293cm" svg:y2="11.372cm">
          <text:p/>
        </draw:line>
        <draw:line draw:style-name="gr8" draw:text-style-name="P1" draw:layer="layout" svg:x1="4.776cm" svg:y1="11.037cm" svg:x2="5.294cm" svg:y2="11.373cm">
          <text:p/>
        </draw:line>
        <draw:line draw:style-name="gr8" draw:text-style-name="P1" draw:layer="layout" svg:x1="5.251cm" svg:y1="10.11cm" svg:x2="4.776cm" svg:y2="9.802cm">
          <text:p/>
        </draw:line>
        <draw:path draw:style-name="gr8" draw:text-style-name="P1" draw:layer="layout" svg:width="0.043cm" svg:height="0.022cm" svg:x="5.25cm" svg:y="10.109cm" svg:viewBox="0 0 44 23" svg:d="M0 0c14 10 30 17 44 23">
          <text:p/>
        </draw:path>
        <draw:line draw:style-name="gr8" draw:text-style-name="P1" draw:layer="layout" svg:x1="5.293cm" svg:y1="10.13cm" svg:x2="5.293cm" svg:y2="11.372cm">
          <text:p/>
        </draw:line>
        <draw:line draw:style-name="gr8" draw:text-style-name="P1" draw:layer="layout" svg:x1="7.007cm" svg:y1="3.913cm" svg:x2="7.003cm" svg:y2="3.916cm">
          <text:p/>
        </draw:line>
        <draw:line draw:style-name="gr8" draw:text-style-name="P1" draw:layer="layout" svg:x1="7.102cm" svg:y1="3.861cm" svg:x2="7.006cm" svg:y2="3.914cm">
          <text:p/>
        </draw:line>
        <draw:line draw:style-name="gr8" draw:text-style-name="P1" draw:layer="layout" svg:x1="7.004cm" svg:y1="3.915cm" svg:x2="6.729cm" svg:y2="4.039cm">
          <text:p/>
        </draw:line>
        <draw:line draw:style-name="gr8" draw:text-style-name="P1" draw:layer="layout" svg:x1="7.295cm" svg:y1="3.774cm" svg:x2="7.101cm" svg:y2="3.862cm">
          <text:p/>
        </draw:line>
        <draw:line draw:style-name="gr8" draw:text-style-name="P1" draw:layer="layout" svg:x1="7.294cm" svg:y1="3.774cm" svg:x2="7.304cm" svg:y2="3.781cm">
          <text:p/>
        </draw:line>
        <draw:line draw:style-name="gr8" draw:text-style-name="P1" draw:layer="layout" svg:x1="6.455cm" svg:y1="2.285cm" svg:x2="6.73cm" svg:y2="2.463cm">
          <text:p/>
        </draw:line>
        <draw:line draw:style-name="gr8" draw:text-style-name="P1" draw:layer="layout" svg:x1="6.729cm" svg:y1="4.038cm" svg:x2="6.729cm" svg:y2="2.462cm">
          <text:p/>
        </draw:line>
        <draw:line draw:style-name="gr8" draw:text-style-name="P1" draw:layer="layout" svg:x1="4.167cm" svg:y1="5.165cm" svg:x2="4.103cm" svg:y2="5.515cm">
          <text:p/>
        </draw:line>
        <draw:line draw:style-name="gr8" draw:text-style-name="P1" draw:layer="layout" svg:x1="6.485cm" svg:y1="2.646cm" svg:x2="6.028cm" svg:y2="2.851cm">
          <text:p/>
        </draw:line>
        <draw:line draw:style-name="gr8" draw:text-style-name="P1" draw:layer="layout" svg:x1="6.484cm" svg:y1="2.647cm" svg:x2="6.498cm" svg:y2="2.57cm">
          <text:p/>
        </draw:line>
        <draw:line draw:style-name="gr8" draw:text-style-name="P1" draw:layer="layout" svg:x1="5.687cm" svg:y1="2.63cm" svg:x2="6.029cm" svg:y2="2.851cm">
          <text:p/>
        </draw:line>
        <draw:line draw:style-name="gr8" draw:text-style-name="P1" draw:layer="layout" svg:x1="6.499cm" svg:y1="2.571cm" svg:x2="6.493cm" svg:y2="2.568cm">
          <text:p/>
        </draw:line>
        <draw:line draw:style-name="gr8" draw:text-style-name="P1" draw:layer="layout" svg:x1="6.493cm" svg:y1="2.569cm" svg:x2="6.73cm" svg:y2="2.462cm">
          <text:p/>
        </draw:line>
        <draw:path draw:style-name="gr8" draw:text-style-name="P1" draw:layer="layout" svg:width="0.514cm" svg:height="0.064cm" svg:x="4.23cm" svg:y="5.45cm" svg:viewBox="0 0 515 65" svg:d="M0 0c63 42 159 65 258 65s194-23 257-65">
          <text:p/>
        </draw:path>
        <draw:path draw:style-name="gr8" draw:text-style-name="P1" draw:layer="layout" svg:width="0.67cm" svg:height="0.297cm" svg:x="4.152cm" svg:y="5.153cm" svg:viewBox="0 0 671 298" svg:d="M593 298c114-74 101-182-28-248-129-67-330-67-460 0-129 66-141 174-27 248">
          <text:p/>
        </draw:path>
        <draw:path draw:style-name="gr8" draw:text-style-name="P1" draw:layer="layout" svg:width="0.003cm" svg:height="0.021cm" svg:x="4.101cm" svg:y="5.514cm" svg:viewBox="0 0 4 22" svg:d="M4 0c-2 7-4 14-4 22">
          <text:p/>
        </draw:path>
        <draw:path draw:style-name="gr8" draw:text-style-name="P1" draw:layer="layout" svg:width="0.006cm" svg:height="0.037cm" svg:x="4.101cm" svg:y="5.535cm" svg:viewBox="0 0 7 38" svg:d="M0 0c0 12 2 25 7 38">
          <text:p/>
        </draw:path>
        <draw:path draw:style-name="gr8" draw:text-style-name="P1" draw:layer="layout" svg:width="0.141cm" svg:height="0.045cm" svg:x="4.107cm" svg:y="5.572cm" svg:viewBox="0 0 142 46" svg:d="M0 0c2 8 9 16 20 24 12 8 28 15 42 18 31 6 59 4 80-1">
          <text:p/>
        </draw:path>
        <draw:path draw:style-name="gr8" draw:text-style-name="P1" draw:layer="layout" svg:width="0.752cm" svg:height="0.062cm" svg:x="4.248cm" svg:y="5.551cm" svg:viewBox="0 0 753 63" svg:d="M0 63c235-60 499-78 753-49">
          <text:p/>
        </draw:path>
        <draw:path draw:style-name="gr8" draw:text-style-name="P1" draw:layer="layout" svg:width="0.085cm" svg:height="0.013cm" svg:x="5cm" svg:y="5.553cm" svg:viewBox="0 0 86 14" svg:d="M86 0c-25 12-56 16-86 12">
          <text:p/>
        </draw:path>
        <draw:line draw:style-name="gr8" draw:text-style-name="P1" draw:layer="layout" svg:x1="5.31cm" svg:y1="5.196cm" svg:x2="4.813cm" svg:y2="4.875cm">
          <text:p/>
        </draw:line>
        <draw:line draw:style-name="gr8" draw:text-style-name="P1" draw:layer="layout" svg:x1="5.142cm" svg:y1="5.528cm" svg:x2="5.085cm" svg:y2="5.554cm">
          <text:p/>
        </draw:line>
        <draw:line draw:style-name="gr8" draw:text-style-name="P1" draw:layer="layout" svg:x1="5.31cm" svg:y1="5.195cm" svg:x2="5.141cm" svg:y2="5.529cm">
          <text:p/>
        </draw:line>
        <draw:line draw:style-name="gr8" draw:text-style-name="P1" draw:layer="layout" svg:x1="5.42cm" svg:y1="4.415cm" svg:x2="5.309cm" svg:y2="5.196cm">
          <text:p/>
        </draw:line>
        <draw:line draw:style-name="gr8" draw:text-style-name="P1" draw:layer="layout" svg:x1="5.419cm" svg:y1="4.416cm" svg:x2="6.029cm" svg:y2="2.85cm">
          <text:p/>
        </draw:line>
        <draw:line draw:style-name="gr8" draw:text-style-name="P1" draw:layer="layout" svg:x1="7.563cm" svg:y1="13.683cm" svg:x2="7.602cm" svg:y2="13.709cm">
          <text:p/>
        </draw:line>
        <draw:line draw:style-name="gr8" draw:text-style-name="P1" draw:layer="layout" svg:x1="6.497cm" svg:y1="11.828cm" svg:x2="6.646cm" svg:y2="11.76cm">
          <text:p/>
        </draw:line>
        <draw:line draw:style-name="gr8" draw:text-style-name="P1" draw:layer="layout" svg:x1="6.484cm" svg:y1="11.907cm" svg:x2="6.498cm" svg:y2="11.83cm">
          <text:p/>
        </draw:line>
        <draw:line draw:style-name="gr8" draw:text-style-name="P1" draw:layer="layout" svg:x1="6.485cm" svg:y1="11.906cm" svg:x2="6.192cm" svg:y2="12.038cm">
          <text:p/>
        </draw:line>
        <draw:line draw:style-name="gr8" draw:text-style-name="P1" draw:layer="layout" svg:x1="7.303cm" svg:y1="5.612cm" svg:x2="7.303cm" svg:y2="3.78cm">
          <text:p/>
        </draw:line>
        <draw:line draw:style-name="gr8" draw:text-style-name="P1" draw:layer="layout" svg:x1="9.053cm" svg:y1="5.444cm" svg:x2="9.055cm" svg:y2="5.443cm">
          <text:p/>
        </draw:line>
        <draw:line draw:style-name="gr8" draw:text-style-name="P1" draw:layer="layout" svg:x1="7.141cm" svg:y1="5.686cm" svg:x2="7.684cm" svg:y2="5.441cm">
          <text:p/>
        </draw:line>
        <draw:line draw:style-name="gr8" draw:text-style-name="P1" draw:layer="layout" svg:x1="10.425cm" svg:y1="5.96cm" svg:x2="10.611cm" svg:y2="5.876cm">
          <text:p/>
        </draw:line>
        <draw:line draw:style-name="gr8" draw:text-style-name="P1" draw:layer="layout" svg:x1="6.645cm" svg:y1="12.246cm" svg:x2="7.18cm" svg:y2="12.593cm">
          <text:p/>
        </draw:line>
        <draw:line draw:style-name="gr8" draw:text-style-name="P1" draw:layer="layout" svg:x1="7.18cm" svg:y1="11.358cm" svg:x2="6.668cm" svg:y2="11.026cm">
          <text:p/>
        </draw:line>
        <draw:line draw:style-name="gr8" draw:text-style-name="P1" draw:layer="layout" svg:x1="6.669cm" svg:y1="11.027cm" svg:x2="6.658cm" svg:y2="11.019cm">
          <text:p/>
        </draw:line>
        <draw:line draw:style-name="gr8" draw:text-style-name="P1" draw:layer="layout" svg:x1="6.645cm" svg:y1="12.246cm" svg:x2="6.645cm" svg:y2="11.01cm">
          <text:p/>
        </draw:line>
        <draw:line draw:style-name="gr8" draw:text-style-name="P1" draw:layer="layout" svg:x1="6.605cm" svg:y1="6.706cm" svg:x2="5.877cm" svg:y2="6.67cm">
          <text:p/>
        </draw:line>
        <draw:line draw:style-name="gr8" draw:text-style-name="P1" draw:layer="layout" svg:x1="9.397cm" svg:y1="5.664cm" svg:x2="9.055cm" svg:y2="5.443cm">
          <text:p/>
        </draw:line>
        <draw:path draw:style-name="gr8" draw:text-style-name="P1" draw:layer="layout" svg:width="0.515cm" svg:height="0.065cm" svg:x="6.01cm" svg:y="6.602cm" svg:viewBox="0 0 516 66" svg:d="M0 0c64 42 158 66 258 66 99 0 194-24 258-66">
          <text:p/>
        </draw:path>
        <draw:path draw:style-name="gr8" draw:text-style-name="P1" draw:layer="layout" svg:width="0.67cm" svg:height="0.297cm" svg:x="5.933cm" svg:y="6.306cm" svg:viewBox="0 0 671 298" svg:d="M593 298c113-74 101-182-28-248-129-67-331-67-460 0-129 66-141 174-28 248">
          <text:p/>
        </draw:path>
        <draw:line draw:style-name="gr8" draw:text-style-name="P1" draw:layer="layout" svg:x1="5.991cm" svg:y1="6.14cm" svg:x2="6.048cm" svg:y2="6.114cm">
          <text:p/>
        </draw:line>
        <draw:path draw:style-name="gr8" draw:text-style-name="P1" draw:layer="layout" svg:width="0.036cm" svg:height="0.042cm" svg:x="5.955cm" svg:y="6.139cm" svg:viewBox="0 0 37 43" svg:d="M37 0c-23 11-37 26-37 43">
          <text:p/>
        </draw:path>
        <draw:line draw:style-name="gr8" draw:text-style-name="P1" draw:layer="layout" svg:x1="5.955cm" svg:y1="6.181cm" svg:x2="5.955cm" svg:y2="6.182cm">
          <text:p/>
        </draw:line>
        <draw:line draw:style-name="gr8" draw:text-style-name="P1" draw:layer="layout" svg:x1="6.047cm" svg:y1="6.115cm" svg:x2="6.708cm" svg:y2="6.1cm">
          <text:p/>
        </draw:line>
        <draw:path draw:style-name="gr8" draw:text-style-name="P1" draw:layer="layout" svg:width="0cm" svg:height="0.015cm" svg:x="5.955cm" svg:y="6.182cm" svg:viewBox="0 0 0 16" svg:d="M0 0c0 5 0 10 0 16">
          <text:p/>
        </draw:path>
        <draw:path draw:style-name="gr8" draw:text-style-name="P1" draw:layer="layout" svg:width="0.226cm" svg:height="0.378cm" svg:x="5.729cm" svg:y="6.198cm" svg:viewBox="0 0 227 379" svg:d="M227 0c0 136-79 269-227 379">
          <text:p/>
        </draw:path>
        <draw:line draw:style-name="gr8" draw:text-style-name="P1" draw:layer="layout" svg:x1="7.218cm" svg:y1="6.431cm" svg:x2="6.707cm" svg:y2="6.1cm">
          <text:p/>
        </draw:line>
        <draw:path draw:style-name="gr8" draw:text-style-name="P1" draw:layer="layout" svg:width="0.066cm" svg:height="0.051cm" svg:x="5.71cm" svg:y="6.607cm" svg:viewBox="0 0 67 52" svg:d="M67 52c-16-3-36-10-49-20s-18-22-18-32">
          <text:p/>
        </draw:path>
        <draw:path draw:style-name="gr8" draw:text-style-name="P1" draw:layer="layout" svg:width="0.019cm" svg:height="0.031cm" svg:x="5.71cm" svg:y="6.576cm" svg:viewBox="0 0 20 32" svg:d="M0 32c0-13 9-24 20-32">
          <text:p/>
        </draw:path>
        <draw:path draw:style-name="gr8" draw:text-style-name="P1" draw:layer="layout" svg:width="0.101cm" svg:height="0.012cm" svg:x="5.776cm" svg:y="6.658cm" svg:viewBox="0 0 102 13" svg:d="M0 0c33 6 66 11 102 13">
          <text:p/>
        </draw:path>
        <draw:polyline draw:style-name="gr8" draw:text-style-name="P1" draw:layer="layout" svg:width="0cm" svg:height="0cm" svg:x="7.217cm" svg:y="6.43cm" svg:viewBox="0 0 0 0" draw:points="0,0">
          <text:p/>
        </draw:polyline>
        <draw:line draw:style-name="gr8" draw:text-style-name="P1" draw:layer="layout" svg:x1="7.217cm" svg:y1="6.431cm" svg:x2="8.798cm" svg:y2="5.72cm">
          <text:p/>
        </draw:line>
        <draw:line draw:style-name="gr8" draw:text-style-name="P1" draw:layer="layout" svg:x1="9.054cm" svg:y1="4.034cm" svg:x2="8.886cm" svg:y2="3.926cm">
          <text:p/>
        </draw:line>
        <draw:line draw:style-name="gr8" draw:text-style-name="P1" draw:layer="layout" svg:x1="9.053cm" svg:y1="5.55cm" svg:x2="9.053cm" svg:y2="4.033cm">
          <text:p/>
        </draw:line>
        <draw:line draw:style-name="gr8" draw:text-style-name="P1" draw:layer="layout" svg:x1="9.055cm" svg:y1="5.55cm" svg:x2="8.797cm" svg:y2="5.721cm">
          <text:p/>
        </draw:line>
        <draw:line draw:style-name="gr8" draw:text-style-name="P1" draw:layer="layout" svg:x1="6.484cm" svg:y1="11.906cm" svg:x2="6.484cm" svg:y2="10.893cm">
          <text:p/>
        </draw:line>
        <draw:line draw:style-name="gr8" draw:text-style-name="P1" draw:layer="layout" svg:x1="6.484cm" svg:y1="6.105cm" svg:x2="6.484cm" svg:y2="5.115cm">
          <text:p/>
        </draw:line>
        <draw:line draw:style-name="gr8" draw:text-style-name="P1" draw:layer="layout" svg:x1="6.484cm" svg:y1="4.711cm" svg:x2="6.484cm" svg:y2="2.646cm">
          <text:p/>
        </draw:line>
        <draw:line draw:style-name="gr8" draw:text-style-name="P1" draw:layer="layout" svg:x1="5.419cm" svg:y1="11.453cm" svg:x2="5.419cm" svg:y2="4.415cm">
          <text:p/>
        </draw:line>
        <draw:line draw:style-name="gr8" draw:text-style-name="P1" draw:layer="layout" svg:x1="5.732cm" svg:y1="11.739cm" svg:x2="5.501cm" svg:y2="11.844cm">
          <text:p/>
        </draw:line>
        <draw:line draw:style-name="gr8" draw:text-style-name="P1" draw:layer="layout" svg:x1="7.223cm" svg:y1="12.705cm" svg:x2="5.731cm" svg:y2="11.739cm">
          <text:p/>
        </draw:line>
        <draw:line draw:style-name="gr8" draw:text-style-name="P1" draw:layer="layout" svg:x1="5.141cm" svg:y1="9.517cm" svg:x2="5.141cm" svg:y2="5.528cm">
          <text:p/>
        </draw:line>
        <draw:polyline draw:style-name="gr8" draw:text-style-name="P1" draw:layer="layout" svg:width="0.152cm" svg:height="0.613cm" svg:x="5.141cm" svg:y="9.517cm" svg:viewBox="0 0 153 614" draw:points="153,614 135,588 118,557 101,523 85,485 70,444 56,400 43,354 32,305 23,255 15,204 8,152 4,101 1,50 0,0">
          <text:p/>
        </draw:polyline>
        <draw:line draw:style-name="gr8" draw:text-style-name="P1" draw:layer="layout" svg:x1="7.006cm" svg:y1="3.913cm" svg:x2="7.006cm" svg:y2="5.706cm">
          <text:p/>
        </draw:line>
        <draw:line draw:style-name="gr8" draw:text-style-name="P1" draw:layer="layout" svg:x1="7.003cm" svg:y1="3.915cm" svg:x2="7.003cm" svg:y2="5.71cm">
          <text:p/>
        </draw:line>
        <draw:line draw:style-name="gr8" draw:text-style-name="P1" draw:layer="layout" svg:x1="7.148cm" svg:y1="3.864cm" svg:x2="7.101cm" svg:y2="3.861cm">
          <text:p/>
        </draw:line>
        <draw:line draw:style-name="gr8" draw:text-style-name="P1" draw:layer="layout" svg:x1="7.147cm" svg:y1="3.863cm" svg:x2="7.147cm" svg:y2="5.682cm">
          <text:p/>
        </draw:line>
        <draw:line draw:style-name="gr8" draw:text-style-name="P1" draw:layer="layout" svg:x1="7.147cm" svg:y1="3.864cm" svg:x2="7.291cm" svg:y2="3.799cm">
          <text:p/>
        </draw:line>
        <draw:line draw:style-name="gr8" draw:text-style-name="P1" draw:layer="layout" svg:x1="7.29cm" svg:y1="3.8cm" svg:x2="7.295cm" svg:y2="3.774cm">
          <text:p/>
        </draw:line>
        <draw:line draw:style-name="gr8" draw:text-style-name="P1" draw:layer="layout" svg:x1="7.29cm" svg:y1="5.617cm" svg:x2="7.29cm" svg:y2="3.799cm">
          <text:p/>
        </draw:line>
        <draw:line draw:style-name="gr8" draw:text-style-name="P1" draw:layer="layout" svg:x1="6.497cm" svg:y1="11.83cm" svg:x2="6.497cm" svg:y2="10.902cm">
          <text:p/>
        </draw:line>
        <draw:line draw:style-name="gr8" draw:text-style-name="P1" draw:layer="layout" svg:x1="6.497cm" svg:y1="6.104cm" svg:x2="6.497cm" svg:y2="5.104cm">
          <text:p/>
        </draw:line>
        <draw:line draw:style-name="gr8" draw:text-style-name="P1" draw:layer="layout" svg:x1="6.497cm" svg:y1="4.72cm" svg:x2="6.497cm" svg:y2="2.57cm">
          <text:p/>
        </draw:line>
        <draw:path draw:style-name="gr8" draw:text-style-name="P1" draw:layer="layout" svg:width="0.025cm" svg:height="0.056cm" svg:x="4.697cm" svg:y="5.418cm" svg:viewBox="0 0 26 57" svg:d="M0 57c16-18 26-37 26-57">
          <text:p/>
        </draw:path>
        <draw:path draw:style-name="gr8" draw:text-style-name="P1" draw:layer="layout" svg:width="0.47cm" svg:height="0.127cm" svg:x="4.252cm" svg:y="5.291cm" svg:viewBox="0 0 471 128" svg:d="M471 128c0-71-105-128-235-128-131 0-236 57-236 128">
          <text:p/>
        </draw:path>
        <draw:path draw:style-name="gr8" draw:text-style-name="P1" draw:layer="layout" svg:width="0.024cm" svg:height="0.056cm" svg:x="4.252cm" svg:y="5.418cm" svg:viewBox="0 0 25 57" svg:d="M0 0c0 20 9 39 25 57">
          <text:p/>
        </draw:path>
        <draw:path draw:style-name="gr8" draw:text-style-name="P1" draw:layer="layout" svg:width="0.126cm" svg:height="0.009cm" svg:x="7.015cm" svg:y="5.685cm" svg:viewBox="0 0 127 10" svg:d="M0 10c42-3 85-6 127-10">
          <text:p/>
        </draw:path>
        <draw:path draw:style-name="gr8" draw:text-style-name="P1" draw:layer="layout" svg:width="0.153cm" svg:height="0.099cm" svg:x="7.387cm" svg:y="5.6cm" svg:viewBox="0 0 154 100" svg:d="M154 0c-50 43-102 77-154 100">
          <text:p/>
        </draw:path>
        <draw:polyline draw:style-name="gr8" draw:text-style-name="P1" draw:layer="layout" svg:width="0.372cm" svg:height="0.047cm" svg:x="7.015cm" svg:y="5.694cm" svg:viewBox="0 0 373 48" draw:points="373,5 346,18 318,27 291,35 263,41 236,45 208,48 181,48 154,47 127,44 101,39 75,32 50,23 25,12 0,0">
          <text:p/>
        </draw:polyline>
        <draw:polyline draw:style-name="gr8" draw:text-style-name="P1" draw:layer="layout" svg:width="0.308cm" svg:height="0.505cm" svg:x="7.54cm" svg:y="5.095cm" svg:viewBox="0 0 309 506" draw:points="0,506 29,481 57,453 84,423 110,392 135,359 159,324 182,288 204,250 225,212 245,171 263,129 280,87 295,44 309,0">
          <text:p/>
        </draw:polyline>
        <draw:line draw:style-name="gr8" draw:text-style-name="P1" draw:layer="layout" svg:x1="6.707cm" svg:y1="6.101cm" svg:x2="7.016cm" svg:y2="5.694cm">
          <text:p/>
        </draw:line>
        <draw:path draw:style-name="gr8" draw:text-style-name="P1" draw:layer="layout" svg:width="0.025cm" svg:height="0.056cm" svg:x="6.478cm" svg:y="6.57cm" svg:viewBox="0 0 26 57" svg:d="M0 57c17-17 26-36 26-57">
          <text:p/>
        </draw:path>
        <draw:path draw:style-name="gr8" draw:text-style-name="P1" draw:layer="layout" svg:width="0.47cm" svg:height="0.126cm" svg:x="6.033cm" svg:y="6.444cm" svg:viewBox="0 0 471 127" svg:d="M471 127c0-70-106-127-236-127s-235 57-235 127">
          <text:p/>
        </draw:path>
        <draw:path draw:style-name="gr8" draw:text-style-name="P1" draw:layer="layout" svg:width="0.024cm" svg:height="0.056cm" svg:x="6.033cm" svg:y="6.57cm" svg:viewBox="0 0 25 57" svg:d="M0 0c0 21 9 40 25 57">
          <text:p/>
        </draw:path>
        <draw:line draw:style-name="gr8" draw:text-style-name="P1" draw:layer="layout" svg:x1="8.181cm" svg:y1="4.243cm" svg:x2="7.848cm" svg:y2="5.096cm">
          <text:p/>
        </draw:line>
        <draw:line draw:style-name="gr8" draw:text-style-name="P1" draw:layer="layout" svg:x1="8.18cm" svg:y1="4.243cm" svg:x2="8.348cm" svg:y2="4.352cm">
          <text:p/>
        </draw:line>
        <draw:line draw:style-name="gr8" draw:text-style-name="P1" draw:layer="layout" svg:x1="7.631cm" svg:y1="6.189cm" svg:x2="8.348cm" svg:y2="4.351cm">
          <text:p/>
        </draw:line>
        <draw:line draw:style-name="gr8" draw:text-style-name="P1" draw:layer="layout" svg:x1="7.217cm" svg:y1="6.431cm" svg:x2="7.632cm" svg:y2="6.188cm">
          <text:p/>
        </draw:line>
        <draw:line draw:style-name="gr8" draw:text-style-name="P1" draw:layer="layout" svg:x1="7.631cm" svg:y1="6.189cm" svg:x2="9.054cm" svg:y2="5.55cm">
          <text:p/>
        </draw:line>
        <draw:line draw:style-name="gr8" draw:text-style-name="P1" draw:layer="layout" svg:x1="8.887cm" svg:y1="3.926cm" svg:x2="8.18cm" svg:y2="4.244cm">
          <text:p/>
        </draw:line>
        <draw:line draw:style-name="gr8" draw:text-style-name="P1" draw:layer="layout" svg:x1="8.347cm" svg:y1="4.352cm" svg:x2="9.054cm" svg:y2="4.033cm">
          <text:p/>
        </draw:line>
        <draw:line draw:style-name="gr8" draw:text-style-name="P1" draw:layer="layout" svg:x1="9.396cm" svg:y1="6.399cm" svg:x2="10.404cm" svg:y2="5.945cm">
          <text:p/>
        </draw:line>
        <draw:path draw:style-name="gr8" draw:text-style-name="P1" draw:layer="layout" svg:width="0.035cm" svg:height="0.052cm" svg:x="4.337cm" svg:y="3.65cm" svg:viewBox="0 0 36 53" svg:d="M36 53c-24-16-36-34-36-53">
          <text:p/>
        </draw:path>
        <draw:path draw:style-name="gr8" draw:text-style-name="P1" draw:layer="layout" svg:width="0.3cm" svg:height="0.081cm" svg:x="4.337cm" svg:y="3.569cm" svg:viewBox="0 0 301 82" svg:d="M0 82c0-45 67-82 150-82s151 37 151 82">
          <text:p/>
        </draw:path>
        <draw:path draw:style-name="gr8" draw:text-style-name="P1" draw:layer="layout" svg:width="0.265cm" svg:height="0.081cm" svg:x="4.372cm" svg:y="3.65cm" svg:viewBox="0 0 266 82" svg:d="M266 0c0 34-40 65-99 77s-126 2-167-25">
          <text:p/>
        </draw:path>
        <draw:path draw:style-name="gr8" draw:text-style-name="P1" draw:layer="layout" svg:width="0.064cm" svg:height="0.095cm" svg:x="4.212cm" svg:y="3.65cm" svg:viewBox="0 0 65 96" svg:d="M65 96c-42-26-65-61-65-96">
          <text:p/>
        </draw:path>
        <draw:path draw:style-name="gr8" draw:text-style-name="P1" draw:layer="layout" svg:width="0.55cm" svg:height="0.148cm" svg:x="4.212cm" svg:y="3.502cm" svg:viewBox="0 0 551 149" svg:d="M0 149c0-83 123-149 275-149s276 66 276 149">
          <text:p/>
        </draw:path>
        <draw:path draw:style-name="gr8" draw:text-style-name="P1" draw:layer="layout" svg:width="0.486cm" svg:height="0.149cm" svg:x="4.276cm" svg:y="3.65cm" svg:viewBox="0 0 487 150" svg:d="M487 0c0 63-73 118-183 141-108 21-230 3-304-46">
          <text:p/>
        </draw:path>
        <draw:path draw:style-name="gr8" draw:text-style-name="P1" draw:layer="layout" svg:width="0.064cm" svg:height="0.095cm" svg:x="4.212cm" svg:y="3.692cm" svg:viewBox="0 0 65 96" svg:d="M65 96c-42-26-65-60-65-96">
          <text:p/>
        </draw:path>
        <draw:path draw:style-name="gr8" draw:text-style-name="P1" draw:layer="layout" svg:width="0.486cm" svg:height="0.149cm" svg:x="4.276cm" svg:y="3.692cm" svg:viewBox="0 0 487 150" svg:d="M487 0c0 63-73 119-183 141-108 21-230 3-304-45">
          <text:p/>
        </draw:path>
        <draw:path draw:style-name="gr8" draw:text-style-name="P1" draw:layer="layout" svg:width="0.058cm" svg:height="0.087cm" svg:x="4.237cm" svg:y="3.835cm" svg:viewBox="0 0 59 88" svg:d="M59 88c-37-25-59-56-59-88">
          <text:p/>
        </draw:path>
        <draw:path draw:style-name="gr8" draw:text-style-name="P1" draw:layer="layout" svg:width="0.442cm" svg:height="0.135cm" svg:x="4.295cm" svg:y="3.835cm" svg:viewBox="0 0 443 136" svg:d="M443 0c0 57-66 108-166 128-99 19-210 3-277-41">
          <text:p/>
        </draw:path>
        <draw:path draw:style-name="gr8" draw:text-style-name="P1" draw:layer="layout" svg:width="0.06cm" svg:height="0.089cm" svg:x="4.228cm" svg:y="3.844cm" svg:viewBox="0 0 61 90" svg:d="M61 90c-39-25-61-56-61-90">
          <text:p/>
        </draw:path>
        <draw:path draw:style-name="gr8" draw:text-style-name="P1" draw:layer="layout" svg:width="0.009cm" svg:height="0.038cm" svg:x="4.228cm" svg:y="3.806cm" svg:viewBox="0 0 10 39" svg:d="M0 39c0-13 3-26 10-39">
          <text:p/>
        </draw:path>
        <draw:path draw:style-name="gr8" draw:text-style-name="P1" draw:layer="layout" svg:width="0.009cm" svg:height="0.038cm" svg:x="4.737cm" svg:y="3.806cm" svg:viewBox="0 0 10 39" svg:d="M0 0c7 13 10 26 10 39">
          <text:p/>
        </draw:path>
        <draw:path draw:style-name="gr8" draw:text-style-name="P1" draw:layer="layout" svg:width="0.458cm" svg:height="0.139cm" svg:x="4.288cm" svg:y="3.844cm" svg:viewBox="0 0 459 140" svg:d="M459 0c0 59-68 111-171 132-102 20-217 4-288-43">
          <text:p/>
        </draw:path>
        <draw:path draw:style-name="gr8" draw:text-style-name="P1" draw:layer="layout" svg:width="0.06cm" svg:height="0.09cm" svg:x="4.228cm" svg:y="3.886cm" svg:viewBox="0 0 61 91" svg:d="M61 91c-39-27-61-58-61-91">
          <text:p/>
        </draw:path>
        <draw:path draw:style-name="gr8" draw:text-style-name="P1" draw:layer="layout" svg:width="0.458cm" svg:height="0.14cm" svg:x="4.288cm" svg:y="3.886cm" svg:viewBox="0 0 459 141" svg:d="M459 0c0 59-68 112-171 132-102 21-217 4-288-41">
          <text:p/>
        </draw:path>
        <draw:line draw:style-name="gr8" draw:text-style-name="P1" draw:layer="layout" svg:x1="6.268cm" svg:y1="6.486cm" svg:x2="6.268cm" svg:y2="5.178cm">
          <text:p/>
        </draw:line>
        <draw:line draw:style-name="gr8" draw:text-style-name="P1" draw:layer="layout" svg:x1="6.268cm" svg:y1="4.883cm" svg:x2="6.268cm" svg:y2="4.802cm">
          <text:p/>
        </draw:line>
        <draw:line draw:style-name="gr8" draw:text-style-name="P1" draw:layer="layout" svg:x1="4.487cm" svg:y1="5.334cm" svg:x2="4.487cm" svg:y2="4.026cm">
          <text:p/>
        </draw:line>
        <draw:line draw:style-name="gr8" draw:text-style-name="P1" draw:layer="layout" svg:x1="4.487cm" svg:y1="3.731cm" svg:x2="4.487cm" svg:y2="3.65cm">
          <text:p/>
        </draw:line>
        <draw:line draw:style-name="gr8" draw:text-style-name="P1" draw:layer="layout" svg:x1="6.543cm" svg:y1="4.802cm" svg:x2="6.543cm" svg:y2="4.844cm">
          <text:p/>
        </draw:line>
        <draw:line draw:style-name="gr8" draw:text-style-name="P1" draw:layer="layout" svg:x1="5.993cm" svg:y1="4.802cm" svg:x2="5.993cm" svg:y2="4.844cm">
          <text:p/>
        </draw:line>
        <draw:line draw:style-name="gr8" draw:text-style-name="P1" draw:layer="layout" svg:x1="6.518cm" svg:y1="4.906cm" svg:x2="6.518cm" svg:y2="4.988cm">
          <text:p/>
        </draw:line>
        <draw:line draw:style-name="gr8" draw:text-style-name="P1" draw:layer="layout" svg:x1="6.018cm" svg:y1="4.906cm" svg:x2="6.018cm" svg:y2="4.988cm">
          <text:p/>
        </draw:line>
        <draw:line draw:style-name="gr8" draw:text-style-name="P1" draw:layer="layout" svg:x1="6.527cm" svg:y1="4.996cm" svg:x2="6.527cm" svg:y2="5.038cm">
          <text:p/>
        </draw:line>
        <draw:line draw:style-name="gr8" draw:text-style-name="P1" draw:layer="layout" svg:x1="6.008cm" svg:y1="4.996cm" svg:x2="6.008cm" svg:y2="5.038cm">
          <text:p/>
        </draw:line>
        <draw:line draw:style-name="gr8" draw:text-style-name="P1" draw:layer="layout" svg:x1="4.301cm" svg:y1="9.445cm" svg:x2="4.228cm" svg:y2="9.367cm">
          <text:p/>
        </draw:line>
        <draw:polyline draw:style-name="gr8" draw:text-style-name="P1" draw:layer="layout" svg:width="0cm" svg:height="0cm" svg:x="4.243cm" svg:y="9.38cm" svg:viewBox="0 0 0 0" draw:points="0,0">
          <text:p/>
        </draw:polyline>
        <draw:line draw:style-name="gr8" draw:text-style-name="P1" draw:layer="layout" svg:x1="4.101cm" svg:y1="9.079cm" svg:x2="4.101cm" svg:y2="5.535cm">
          <text:p/>
        </draw:line>
        <draw:line draw:style-name="gr8" draw:text-style-name="P1" draw:layer="layout" svg:x1="6.659cm" svg:y1="11.02cm" svg:x2="5.935cm" svg:y2="10.496cm">
          <text:p/>
        </draw:line>
        <draw:path draw:style-name="gr8" draw:text-style-name="P1" draw:layer="layout" svg:width="0.093cm" svg:height="0.073cm" svg:x="5.831cm" svg:y="10.414cm" svg:viewBox="0 0 94 74" svg:d="M94 74c-4-3-8-7-13-11-3-3-5-4-8-6s-5-4-8-6c-1-1-1-1-1-1-1-1-1-1-2-2s-3-2-4-3c-2-2-5-4-7-6-15-11-32-24-51-39">
          <text:p/>
        </draw:path>
        <draw:path draw:style-name="gr8" draw:text-style-name="P1" draw:layer="layout" svg:width="0.015cm" svg:height="0.011cm" svg:x="5.817cm" svg:y="10.403cm" svg:viewBox="0 0 16 12" svg:d="M16 12c-6-4-10-8-16-12">
          <text:p/>
        </draw:path>
        <draw:line draw:style-name="gr8" draw:text-style-name="P1" draw:layer="layout" svg:x1="5.955cm" svg:y1="6.181cm" svg:x2="5.955cm" svg:y2="6.214cm">
          <text:p/>
        </draw:line>
        <draw:path draw:style-name="gr8" draw:text-style-name="P1" draw:layer="layout" svg:width="0cm" svg:height="3.538cm" svg:x="5.71cm" svg:y="6.607cm" svg:viewBox="0 0 0 3539" svg:d="M0 3535c0 7 0 4 0-3s0-18 0-30c0-26 0-57 0-85 0-29 0-56 0-83 0-26 0-52 0-82 0-100 0-200 0-301 0-388 0-776 0-1164 0-595 0-1191 0-1787">
          <text:p/>
        </draw:path>
        <draw:path draw:style-name="gr8" draw:text-style-name="P1" draw:layer="layout" svg:width="0.087cm" svg:height="0.102cm" svg:x="4.156cm" svg:y="9.278cm" svg:viewBox="0 0 88 103" svg:d="M88 103c-3-3-7-6-10-9s-7-7-10-10c-9-7-16-15-23-23-15-18-30-37-45-61">
          <text:p/>
        </draw:path>
        <draw:path draw:style-name="gr8" draw:text-style-name="P1" draw:layer="layout" svg:width="0.023cm" svg:height="0.134cm" svg:x="4.101cm" svg:y="9.079cm" svg:viewBox="0 0 24 135" svg:d="M0 0c0 21 2 43 7 67 3 23 9 47 17 68">
          <text:p/>
        </draw:path>
        <draw:line draw:style-name="gr8" draw:text-style-name="P1" draw:layer="layout" svg:x1="4.252cm" svg:y1="5.463cm" svg:x2="4.252cm" svg:y2="5.418cm">
          <text:p/>
        </draw:line>
        <draw:path draw:style-name="gr8" draw:text-style-name="P1" draw:layer="layout" svg:width="0.032cm" svg:height="0.065cm" svg:x="4.124cm" svg:y="9.213cm" svg:viewBox="0 0 33 66" svg:d="M33 66c-12-19-24-42-33-66">
          <text:p/>
        </draw:path>
        <draw:line draw:style-name="gr8" draw:text-style-name="P1" draw:layer="layout" svg:x1="5.937cm" svg:y1="10.497cm" svg:x2="5.924cm" svg:y2="10.487cm">
          <text:p/>
        </draw:line>
        <draw:path draw:style-name="gr8" draw:text-style-name="P1" draw:layer="layout" svg:width="0.078cm" svg:height="0.112cm" svg:x="5.739cm" svg:y="10.291cm" svg:viewBox="0 0 79 113" svg:d="M79 113c-3-3-9-8-13-12-2-3-4-5-6-7-1-1-2-2-3-2 0-1-1-2-1-2 0 0-1-1-2-3-5-5-9-10-13-16-2-3-4-6-6-9s-4-7-7-10c-4-7-8-14-13-23s-10-19-15-29">
          <text:p/>
        </draw:path>
        <draw:line draw:style-name="gr8" draw:text-style-name="P1" draw:layer="layout" svg:x1="6.033cm" svg:y1="6.615cm" svg:x2="6.033cm" svg:y2="6.57cm">
          <text:p/>
        </draw:line>
        <draw:path draw:style-name="gr8" draw:text-style-name="P1" draw:layer="layout" svg:width="0.029cm" svg:height="0.149cm" svg:x="5.71cm" svg:y="10.142cm" svg:viewBox="0 0 30 150" svg:d="M30 150c-7-17-15-36-21-63-2-8-3-16-5-27-2-18-4-39-4-60">
          <text:p/>
        </draw:path>
        <draw:line draw:style-name="gr8" draw:text-style-name="P1" draw:layer="layout" svg:x1="4.762cm" svg:y1="3.65cm" svg:x2="4.762cm" svg:y2="3.692cm">
          <text:p/>
        </draw:line>
        <draw:line draw:style-name="gr8" draw:text-style-name="P1" draw:layer="layout" svg:x1="4.212cm" svg:y1="3.65cm" svg:x2="4.212cm" svg:y2="3.692cm">
          <text:p/>
        </draw:line>
        <draw:line draw:style-name="gr8" draw:text-style-name="P1" draw:layer="layout" svg:x1="4.737cm" svg:y1="3.754cm" svg:x2="4.737cm" svg:y2="3.835cm">
          <text:p/>
        </draw:line>
        <draw:line draw:style-name="gr8" draw:text-style-name="P1" draw:layer="layout" svg:x1="4.237cm" svg:y1="3.754cm" svg:x2="4.237cm" svg:y2="3.835cm">
          <text:p/>
        </draw:line>
        <draw:line draw:style-name="gr8" draw:text-style-name="P1" draw:layer="layout" svg:x1="4.746cm" svg:y1="3.844cm" svg:x2="4.746cm" svg:y2="3.886cm">
          <text:p/>
        </draw:line>
        <draw:line draw:style-name="gr8" draw:text-style-name="P1" draw:layer="layout" svg:x1="4.228cm" svg:y1="3.844cm" svg:x2="4.228cm" svg:y2="3.886cm">
          <text:p/>
        </draw:line>
        <draw:path draw:style-name="gr6" draw:text-style-name="P3" draw:layer="layout" svg:width="6.509cm" svg:height="12.21cm" svg:x="20.199cm" svg:y="1.567cm" svg:viewBox="0 0 6510 12211" svg:d="M6510 4378v-842l-137-501-801-517v-1981l-615-398-851-139-906 408-3 1870-196 85-96 53-276 124v-1576l-275-177-768 345-874 2245-647 291-63 348c-2 7-2 14-2 21 0 13 2 25 6 37 2 8 8 17 20 24 11 8 27 14 41 17 31 7 59 4 80-1 234-59 499-76 752-47 30 3 61-1 85-12l56-25v3990l1 50 3 51 4 52 7 51 8 51 9 50 11 49 13 46 13 44 15 41 16 38 17 34 17 30 18 26c-14-5-29-12-43-21l-474-307-397-287c-29-21-55-45-79-71l-72-77c-2-2-4-4-6-6-7-7-14-15-21-23-15-17-30-36-45-60-13-19-23-40-32-65 9 25 19 46 32 65 15 24 30 43 45 60 7 8 14 16 21 23 2 2 4 4 6 6l5 5 9 8h1-1 1-1 1-1l-9-8-5-5 72 77c24 26 50 50 79 71l397 287v1235l384 249v842l2404 1555 38 25 2689-1208 320-186z">
          <text:p/>
        </draw:path>
        <draw:polygon draw:style-name="gr7" draw:text-style-name="P1" draw:layer="layout" svg:width="0cm" svg:height="0cm" svg:x="23.863cm" svg:y="8.258cm" svg:viewBox="0 0 0 0" draw:points="0,0">
          <text:p/>
        </draw:polygon>
        <draw:polygon draw:style-name="gr6" draw:text-style-name="P3" draw:layer="layout" svg:width="4.006cm" svg:height="8.02cm" svg:x="22.702cm" svg:y="5.732cm" svg:viewBox="0 0 4007 8021" draw:points="4007,213 4007,6652 959,8021 959,7179 618,6958 575,6930 575,5694 210,5430 183,5409 158,5387 134,5363 112,5337 91,5311 73,5283 56,5254 41,5225 29,5194 18,5163 10,5132 4,5101 1,5070 0,5038 0,1042 613,767 2193,58 2193,269 2792,0 2792,735 2792,758 3821,296">
          <text:p/>
        </draw:polygon>
        <draw:polygon draw:style-name="gr7" draw:text-style-name="P1" draw:layer="layout" svg:width="0cm" svg:height="0cm" svg:x="23.863cm" svg:y="8.258cm" svg:viewBox="0 0 0 0" draw:points="0,0">
          <text:p/>
        </draw:polygon>
        <draw:path draw:style-name="gr6" draw:text-style-name="P3" draw:layer="layout" svg:width="1.76cm" svg:height="9.391cm" svg:x="21.517cm" svg:y="2.715cm" svg:viewBox="0 0 1761 9392" svg:d="M1761 8712l-365-264-27-21-25-22-24-24-22-26-21-26-18-28-17-29-15-29-12-31-11-31-8-31-6-31-3-31-1-32v-3996l-728-35c-35-2-69-6-101-12-16-3-35-10-48-20s-18-21-18-31c0 596 0 1192 0 1788 0 388 0 776 0 1164 0 100 0 200 0 300 0 30 0 56 0 83 0 26 0 53 0 82s0 59 0 85c0 12 0 24 0 31 0 6 0 9 0 2 0 21 2 42 4 61 2 9 3 18 5 25 6 27 13 47 20 63 5 10 10 20 15 29s9 16 13 23c2 3 5 7 7 10s4 6 6 9c4 5 8 10 13 16 1 1 2 2 2 2 0 0 1 1 1 2 1 1 2 2 3 2 2 2 3 5 5 7 5 4 10 9 13 12 5 4 9 8 14 12 19 14 36 27 51 39 2 2 5 4 7 6 1 1 3 1 4 2 0 1 1 2 2 2l1 1c2 2 5 4 8 6s5 4 7 5c5 4 10 8 14 11l11 9-11-9c-4-3-9-7-14-11-2-1-4-3-7-5s-6-4-8-6c-1-1-1-1-1-1-1 0-2-1-2-2-1-1-3-1-4-2-2-2-5-4-7-6-15-12-32-25-51-39-5-4-9-8-14-12-3-3-8-8-13-12-2-2-3-5-5-7-1 0-2-1-3-2 0-1-1-2-1-2 0 0-1-1-2-2-5-6-9-11-13-16-2-3-4-6-6-9s-5-7-7-10c-4-7-8-14-13-23s-10-19-15-29c-7-16-14-36-20-63-2-7-3-16-5-25-2-19-4-40-4-61 0 7 0 4 0-2 0-7 0-19 0-31 0-26 0-56 0-85s0-56 0-82c0-27 0-53 0-83 0-100 0-200 0-300 0-388 0-776 0-1164 0-596 0-1192 0-1788 0-12 8-23 19-31 141-106 221-232 227-362v-33c0-16 13-31 36-41l56-26 437-9v-3460l-456 205-610 1564v7039l82 53v337l230-104 462 298 292-131v-1013l-549-397 549 397 12 10 149 107 13 9 10 7z">
          <text:p/>
        </draw:path>
        <draw:polygon draw:style-name="gr7" draw:text-style-name="P1" draw:layer="layout" svg:width="0cm" svg:height="0cm" svg:x="23.863cm" svg:y="8.258cm" svg:viewBox="0 0 0 0" draw:points="0,0">
          <text:p/>
        </draw:polygon>
        <draw:path draw:style-name="gr6" draw:text-style-name="P3" draw:layer="layout" svg:width="2.249cm" svg:height="4.595cm" svg:x="24.459cm" svg:y="1.872cm" svg:viewBox="0 0 2250 4596" svg:d="M2250 3232l-25 151-33 15-128-83-136-87v435c0 70-22 122-61 145-39 22-91 13-144-26-9-7-18-14-26-22l28 527-690 309v-735l-342-220-1-1409-167-108-525 236v-2360l750 485v1981l794 513v435c0 120 64 264 153 346-89-82-153-226-153-346v828-828l1 25 3 26 4 27 7 27 8 28 9 27 11 27 13 26 13 26 15 24 16 24 17 21 18 20 18 18-18-18-18-20-17-21-16-24-15-24-13-26-13-26-11-27-9-27-8-28-7-27-4-27-3-26-1-25v-435l384 249-384-249-794-513 561-252 802 517z">
          <text:p/>
        </draw:path>
        <draw:polygon draw:style-name="gr7" draw:text-style-name="P1" draw:layer="layout" svg:width="0cm" svg:height="0cm" svg:x="23.863cm" svg:y="8.258cm" svg:viewBox="0 0 0 0" draw:points="0,0">
          <text:p/>
        </draw:polygon>
        <draw:path draw:style-name="gr6" draw:text-style-name="P3" draw:layer="layout" svg:width="0.938cm" svg:height="3.763cm" svg:x="23.113cm" svg:y="2.047cm" svg:viewBox="0 0 939 3764" svg:d="M939 8v2839l-105 271-14 43-16 43-17 43-19 41-19 40-21 39-22 37-23 36-24 35-25 33-26 32-27 29-28 28-29 27c-48 42-100 75-152 99l-27 11-28 10-27 7-28 6-27 4-27 3h-27l-27-1-27-3-26-5-26-7-26-8-24-11-25-12c42-2 84-5 126-9l3-2 146-65 13-6 379-172-379 172v-1833l271-121v-1576l237-105v3224-3224 3224-3224z">
          <text:p/>
        </draw:path>
        <draw:polygon draw:style-name="gr7" draw:text-style-name="P1" draw:layer="layout" svg:width="0cm" svg:height="0cm" svg:x="23.863cm" svg:y="8.258cm" svg:viewBox="0 0 0 0" draw:points="0,0">
          <text:p/>
        </draw:polygon>
        <draw:polygon draw:style-name="gr6" draw:text-style-name="P3" draw:layer="layout" svg:width="1.422cm" svg:height="2.154cm" svg:x="23.729cm" svg:y="4.103cm" svg:viewBox="0 0 1423 2155" draw:points="0,2155 1423,1517 1423,1411 1423,0 716,317">
          <text:p/>
        </draw:polygon>
        <draw:polygon draw:style-name="gr7" draw:text-style-name="P1" draw:layer="layout" svg:width="0cm" svg:height="0cm" svg:x="23.863cm" svg:y="8.258cm" svg:viewBox="0 0 0 0" draw:points="0,0">
          <text:p/>
        </draw:polygon>
        <draw:polygon draw:style-name="gr6" draw:text-style-name="P3" draw:layer="layout" svg:width="0.278cm" svg:height="7.038cm" svg:x="21.239cm" svg:y="4.484cm" svg:viewBox="0 0 279 7039" draw:points="279,7039 279,0 168,780 0,1113 0,5102 1,5152 4,5203 8,5255 15,5306 23,5357 32,5407 43,5456 56,5502 69,5546 84,5587 100,5625 117,5659 134,5689 152,5715 152,6958">
          <text:p/>
        </draw:polygon>
        <draw:polygon draw:style-name="gr7" draw:text-style-name="P1" draw:layer="layout" svg:width="0cm" svg:height="0cm" svg:x="23.863cm" svg:y="8.258cm" svg:viewBox="0 0 0 0" draw:points="0,0">
          <text:p/>
        </draw:polygon>
        <draw:polygon draw:style-name="gr6" draw:text-style-name="P3" draw:layer="layout" svg:width="2.403cm" svg:height="2.397cm" svg:x="21.258cm" svg:y="11.355cm" svg:viewBox="0 0 2404 2398" draw:points="2404,1555 2404,2398 0,842 0,0 133,86 259,167 341,220 341,557 2063,1671 2063,1418 2063,1334">
          <text:p/>
        </draw:polygon>
        <draw:polygon draw:style-name="gr7" draw:text-style-name="P1" draw:layer="layout" svg:width="0cm" svg:height="0cm" svg:x="23.863cm" svg:y="8.258cm" svg:viewBox="0 0 0 0" draw:points="0,0">
          <text:p/>
        </draw:polygon>
        <draw:polygon draw:style-name="gr6" draw:text-style-name="P3" draw:layer="layout" svg:width="0.509cm" svg:height="3.642cm" svg:x="22.593cm" svg:y="2.531cm" svg:viewBox="0 0 510 3643" draw:points="212,3639 510,3248 1,3643 212,3639 1,3643 0,107 235,0 235,1576 509,1453 510,3248">
          <text:p/>
        </draw:polygon>
        <draw:polygon draw:style-name="gr7" draw:text-style-name="P1" draw:layer="layout" svg:width="0cm" svg:height="0cm" svg:x="23.863cm" svg:y="8.258cm" svg:viewBox="0 0 0 0" draw:points="0,0">
          <text:p/>
        </draw:polygon>
        <draw:polygon draw:style-name="gr6" draw:text-style-name="P3" draw:layer="layout" svg:width="0.561cm" svg:height="2.233cm" svg:x="25.209cm" svg:y="2.104cm" svg:viewBox="0 0 562 2234" draw:points="562,0 562,1982 0,2234 0,252">
          <text:p/>
        </draw:polygon>
        <draw:polygon draw:style-name="gr7" draw:text-style-name="P1" draw:layer="layout" svg:width="0cm" svg:height="0cm" svg:x="23.863cm" svg:y="8.258cm" svg:viewBox="0 0 0 0" draw:points="0,0">
          <text:p/>
        </draw:polygon>
        <draw:polygon draw:style-name="gr6" draw:text-style-name="P3" draw:layer="layout" svg:width="1.215cm" svg:height="2.565cm" svg:x="20.911cm" svg:y="2.699cm" svg:viewBox="0 0 1216 2566" draw:points="607,1786 497,2566 0,2246 875,0 1216,221">
          <text:p/>
        </draw:polygon>
        <draw:polygon draw:style-name="gr7" draw:text-style-name="P1" draw:layer="layout" svg:width="0cm" svg:height="0cm" svg:x="23.863cm" svg:y="8.258cm" svg:viewBox="0 0 0 0" draw:points="0,0">
          <text:p/>
        </draw:polygon>
        <draw:polygon draw:style-name="gr6" draw:text-style-name="P3" draw:layer="layout" svg:width="0.408cm" svg:height="3.022cm" svg:x="24.051cm" svg:y="1.872cm" svg:viewBox="0 0 409 3023" draw:points="409,2359 409,0 0,183 0,3023 228,2440">
          <text:p/>
        </draw:polygon>
        <draw:polygon draw:style-name="gr7" draw:text-style-name="P1" draw:layer="layout" svg:width="0cm" svg:height="0cm" svg:x="23.863cm" svg:y="8.258cm" svg:viewBox="0 0 0 0" draw:points="0,0">
          <text:p/>
        </draw:polygon>
        <draw:path draw:style-name="gr6" draw:text-style-name="P3" draw:layer="layout" svg:width="1.641cm" svg:height="2.187cm" svg:x="22.804cm" svg:y="4.312cm" svg:viewBox="0 0 1642 2188" svg:d="M1475 0l167 108-717 1838-414 242-511-330 298-391 11-15 25 12 24 11 26 8 26 7 26 5 27 3 27 1h27l27-3 27-4 28-6 27-7 28-10 27-11c52-24 104-57 152-99l29-26 28-28 27-29 26-32 25-33 25-35 23-37 22-37 21-39 19-40 19-41 17-43 15-43 14-43 105-271z">
          <text:p/>
        </draw:path>
        <draw:polygon draw:style-name="gr7" draw:text-style-name="P1" draw:layer="layout" svg:width="0cm" svg:height="0cm" svg:x="23.863cm" svg:y="8.258cm" svg:viewBox="0 0 0 0" draw:points="0,0">
          <text:p/>
        </draw:polygon>
        <draw:polygon draw:style-name="gr6" draw:text-style-name="P3" draw:layer="layout" svg:width="2.372cm" svg:height="0.789cm" svg:x="23.398cm" svg:y="1.567cm" svg:viewBox="0 0 2373 790" draw:points="2373,538 1812,790 1061,305 653,489 511,481 274,586 0,409 906,0 1758,139">
          <text:p/>
        </draw:polygon>
        <draw:polygon draw:style-name="gr7" draw:text-style-name="P1" draw:layer="layout" svg:width="0cm" svg:height="0cm" svg:x="23.863cm" svg:y="8.258cm" svg:viewBox="0 0 0 0" draw:points="0,0">
          <text:p/>
        </draw:polygon>
        <draw:polygon draw:style-name="gr6" draw:text-style-name="P3" draw:layer="layout" svg:width="0.534cm" svg:height="1.582cm" svg:x="22.743cm" svg:y="11.079cm" svg:viewBox="0 0 535 1583" draw:points="0,1238 535,1583 535,347 23,16 13,9 0,0 0,750">
          <text:p/>
        </draw:polygon>
        <draw:polygon draw:style-name="gr7" draw:text-style-name="P1" draw:layer="layout" svg:width="0cm" svg:height="0cm" svg:x="23.863cm" svg:y="8.258cm" svg:viewBox="0 0 0 0" draw:points="0,0">
          <text:p/>
        </draw:polygon>
        <draw:path draw:style-name="gr6" draw:text-style-name="P3" draw:layer="layout" svg:width="0.517cm" svg:height="1.57cm" svg:x="20.874cm" svg:y="9.871cm" svg:viewBox="0 0 518 1571" svg:d="M475 307c14 9 29 16 43 22v1242l-133-86-385-249v-1236z">
          <text:p/>
        </draw:path>
        <draw:polygon draw:style-name="gr7" draw:text-style-name="P1" draw:layer="layout" svg:width="0cm" svg:height="0cm" svg:x="23.863cm" svg:y="8.258cm" svg:viewBox="0 0 0 0" draw:points="0,0">
          <text:p/>
        </draw:polygon>
        <draw:path draw:style-name="gr6" draw:text-style-name="P3" draw:layer="layout" svg:width="1.507cm" svg:height="0.605cm" svg:x="21.808cm" svg:y="6.169cm" svg:viewBox="0 0 1508 606" svg:d="M895 606l613-275-511-331-210 4-12 1-437 9-56 26c-23 10-36 25-36 41v1c0 5 0 11 0 16s0 11 0 16c-6 131-85 257-227 363-11 8-19 19-19 31 0 10 5 21 18 31 14 10 33 17 49 20 32 6 66 10 101 12z">
          <text:p/>
        </draw:path>
        <draw:polygon draw:style-name="gr7" draw:text-style-name="P1" draw:layer="layout" svg:width="0cm" svg:height="0cm" svg:x="23.863cm" svg:y="8.258cm" svg:viewBox="0 0 0 0" draw:points="0,0">
          <text:p/>
        </draw:polygon>
        <draw:path draw:style-name="gr6" draw:text-style-name="P3" draw:layer="layout" svg:width="1.208cm" svg:height="4.204cm" svg:x="20.199cm" svg:y="4.944cm" svg:viewBox="0 0 1209 4205" svg:d="M1209 320l-168 333-56 25c-24 11-55 15-86 12-253-29-518-12-752 47-21 5-49 8-80 1-14-3-30-9-41-17-12-7-18-16-20-24-4-12-6-24-6-37v3545-3545c0-7 0-14 2-21l63-348 647-291z">
          <text:p/>
        </draw:path>
        <draw:polygon draw:style-name="gr7" draw:text-style-name="P1" draw:layer="layout" svg:width="0cm" svg:height="0cm" svg:x="23.863cm" svg:y="8.258cm" svg:viewBox="0 0 0 0" draw:points="0,0">
          <text:p/>
        </draw:polygon>
        <draw:polygon draw:style-name="gr6" draw:text-style-name="P3" draw:layer="layout" svg:width="0.274cm" svg:height="1.873cm" svg:x="23.398cm" svg:y="1.975cm" svg:viewBox="0 0 275 1874" draw:points="0,0 275,177 275,1754 2,1874">
          <text:p/>
        </draw:polygon>
        <draw:polygon draw:style-name="gr7" draw:text-style-name="P1" draw:layer="layout" svg:width="0cm" svg:height="0cm" svg:x="23.863cm" svg:y="8.258cm" svg:viewBox="0 0 0 0" draw:points="0,0">
          <text:p/>
        </draw:polygon>
        <draw:polygon draw:style-name="gr6" draw:text-style-name="P3" draw:layer="layout" svg:width="1.721cm" svg:height="1.218cm" svg:x="21.599cm" svg:y="11.808cm" svg:viewBox="0 0 1722 1219" draw:points="1722,965 1722,1219 0,104 230,0 691,298">
          <text:p/>
        </draw:polygon>
        <draw:polygon draw:style-name="gr7" draw:text-style-name="P1" draw:layer="layout" svg:width="0cm" svg:height="0cm" svg:x="23.863cm" svg:y="8.258cm" svg:viewBox="0 0 0 0" draw:points="0,0">
          <text:p/>
        </draw:polygon>
        <draw:polygon draw:style-name="gr6" draw:text-style-name="P3" draw:layer="layout" svg:width="1.042cm" svg:height="0.566cm" svg:x="21.785cm" svg:y="2.354cm" svg:viewBox="0 0 1043 567" draw:points="798,362 809,285 1043,177 769,0 0,346 341,567">
          <text:p/>
        </draw:polygon>
        <draw:polygon draw:style-name="gr7" draw:text-style-name="P1" draw:layer="layout" svg:width="0cm" svg:height="0cm" svg:x="23.863cm" svg:y="8.258cm" svg:viewBox="0 0 0 0" draw:points="0,0">
          <text:p/>
        </draw:polygon>
        <draw:polygon draw:style-name="gr6" draw:text-style-name="P3" draw:layer="layout" svg:width="0.143cm" svg:height="1.883cm" svg:x="23.245cm" svg:y="3.868cm" svg:viewBox="0 0 144 1884" draw:points="0,64 0,1884 144,1820 144,0">
          <text:p/>
        </draw:polygon>
        <draw:polygon draw:style-name="gr7" draw:text-style-name="P1" draw:layer="layout" svg:width="0cm" svg:height="0cm" svg:x="23.863cm" svg:y="8.258cm" svg:viewBox="0 0 0 0" draw:points="0,0">
          <text:p/>
        </draw:polygon>
        <draw:path draw:style-name="gr6" draw:text-style-name="P3" draw:layer="layout" svg:width="0.141cm" svg:height="1.845cm" svg:x="23.104cm" svg:y="3.93cm" svg:viewBox="0 0 142 1846" svg:d="M142 2l-3 1821-130 11c42-2 85-5 127-9l-136 21 9-12-9-1782v1794l96-1846-96 52 142-50-46-2z">
          <text:p/>
        </draw:path>
        <draw:polygon draw:style-name="gr7" draw:text-style-name="P1" draw:layer="layout" svg:width="0cm" svg:height="0cm" svg:x="23.863cm" svg:y="8.258cm" svg:viewBox="0 0 0 0" draw:points="0,0">
          <text:p/>
        </draw:polygon>
        <draw:path draw:style-name="gr6" draw:text-style-name="P3" draw:layer="layout" svg:width="0.67cm" svg:height="0.361cm" svg:x="22.031cm" svg:y="6.375cm" svg:viewBox="0 0 671 362" svg:d="M546 323c17-8 33-16 47-26 113-73 101-182-28-247-129-67-331-67-460 0-129 65-141 174-28 247 7 4 15 10 23 14 7 4 16 8 24 12 123 53 299 53 422 0z">
          <text:p/>
        </draw:path>
        <draw:polygon draw:style-name="gr7" draw:text-style-name="P1" draw:layer="layout" svg:width="0cm" svg:height="0cm" svg:x="23.863cm" svg:y="8.258cm" svg:viewBox="0 0 0 0" draw:points="0,0">
          <text:p/>
        </draw:polygon>
        <draw:path draw:style-name="gr6" draw:text-style-name="P3" draw:layer="layout" svg:width="0.67cm" svg:height="0.362cm" svg:x="20.25cm" svg:y="5.223cm" svg:viewBox="0 0 671 363" svg:d="M546 322c17-8 33-16 47-25 113-74 101-182-28-247-129-67-330-67-460 0-129 65-141 173-27 247 7 4 14 9 22 13s16 8 24 12c124 54 299 54 422 0z">
          <text:p/>
        </draw:path>
        <draw:polygon draw:style-name="gr7" draw:text-style-name="P1" draw:layer="layout" svg:width="0cm" svg:height="0cm" svg:x="23.863cm" svg:y="8.258cm" svg:viewBox="0 0 0 0" draw:points="0,0">
          <text:p/>
        </draw:polygon>
        <draw:polygon draw:style-name="gr6" draw:text-style-name="P3" draw:layer="layout" svg:width="1.03cm" svg:height="0.944cm" svg:x="22.29cm" svg:y="11.829cm" svg:viewBox="0 0 1031 945" draw:points="1031,860 1031,945 0,277 292,146 304,69 453,0 453,487 988,832">
          <text:p/>
        </draw:polygon>
        <draw:polygon draw:style-name="gr7" draw:text-style-name="P1" draw:layer="layout" svg:width="0cm" svg:height="0cm" svg:x="23.863cm" svg:y="8.258cm" svg:viewBox="0 0 0 0" draw:points="0,0">
          <text:p/>
        </draw:polygon>
        <draw:path draw:style-name="gr6" draw:text-style-name="P3" draw:layer="layout" svg:width="0.466cm" svg:height="0.971cm" svg:x="26.184cm" svg:y="5.186cm" svg:viewBox="0 0 467 972" svg:d="M339 0l128 83v675l-128 85-21-13-318 142c5-30 14-55 28-74l311-428z">
          <text:p/>
        </draw:path>
        <draw:polygon draw:style-name="gr7" draw:text-style-name="P1" draw:layer="layout" svg:width="0cm" svg:height="0cm" svg:x="23.863cm" svg:y="8.258cm" svg:viewBox="0 0 0 0" draw:points="0,0">
          <text:p/>
        </draw:polygon>
        <draw:path draw:style-name="gr6" draw:text-style-name="P3" draw:layer="layout" svg:width="0.367cm" svg:height="1.058cm" svg:x="26.155cm" svg:y="5.099cm" svg:viewBox="0 0 368 1059" svg:d="M28 1059l-28-527c8 8 17 15 26 22 53 39 106 48 145 26 39-23 61-75 61-145v-435l136 87v470l-311 428c-14 19-24 44-28 74z">
          <text:p/>
        </draw:path>
        <draw:polygon draw:style-name="gr7" draw:text-style-name="P1" draw:layer="layout" svg:width="0cm" svg:height="0cm" svg:x="23.863cm" svg:y="8.258cm" svg:viewBox="0 0 0 0" draw:points="0,0">
          <text:p/>
        </draw:polygon>
        <draw:polygon draw:style-name="gr6" draw:text-style-name="P3" draw:layer="layout" svg:width="0.873cm" svg:height="0.425cm" svg:x="24.278cm" svg:y="3.995cm" svg:viewBox="0 0 874 426" draw:points="874,109 707,0 181,237 0,318 167,426">
          <text:p/>
        </draw:polygon>
        <draw:polygon draw:style-name="gr7" draw:text-style-name="P1" draw:layer="layout" svg:width="0cm" svg:height="0cm" svg:x="23.863cm" svg:y="8.258cm" svg:viewBox="0 0 0 0" draw:points="0,0">
          <text:p/>
        </draw:polygon>
        <draw:polygon draw:style-name="gr6" draw:text-style-name="P3" draw:layer="layout" svg:width="0.599cm" svg:height="0.489cm" svg:x="24.895cm" svg:y="5.512cm" svg:viewBox="0 0 600 490" draw:points="256,1 257,0 256,107 256,1 256,107 0,279 0,490 600,221 257,0">
          <text:p/>
        </draw:polygon>
        <draw:polygon draw:style-name="gr7" draw:text-style-name="P1" draw:layer="layout" svg:width="0cm" svg:height="0cm" svg:x="23.863cm" svg:y="8.258cm" svg:viewBox="0 0 0 0" draw:points="0,0">
          <text:p/>
        </draw:polygon>
        <draw:polygon draw:style-name="gr6" draw:text-style-name="P3" draw:layer="layout" svg:width="0.149cm" svg:height="0.924cm" svg:x="22.594cm" svg:y="10.972cm" svg:viewBox="0 0 150 925" draw:points="0,925 150,858 150,107 0,0">
          <text:p/>
        </draw:polygon>
        <draw:polygon draw:style-name="gr7" draw:text-style-name="P1" draw:layer="layout" svg:width="0cm" svg:height="0cm" svg:x="23.863cm" svg:y="8.258cm" svg:viewBox="0 0 0 0" draw:points="0,0">
          <text:p/>
        </draw:polygon>
        <draw:polygon draw:style-name="gr6" draw:text-style-name="P3" draw:layer="layout" svg:width="3.047cm" svg:height="1.394cm" svg:x="23.661cm" svg:y="12.383cm" svg:viewBox="0 0 3048 1395" draw:points="2728,186 3048,0 0,1370 38,1395">
          <text:p/>
        </draw:polygon>
        <draw:polygon draw:style-name="gr7" draw:text-style-name="P1" draw:layer="layout" svg:width="0cm" svg:height="0cm" svg:x="23.863cm" svg:y="8.258cm" svg:viewBox="0 0 0 0" draw:points="0,0">
          <text:p/>
        </draw:polygon>
        <draw:path draw:style-name="gr6" draw:text-style-name="P3" draw:layer="layout" svg:width="0.67cm" svg:height="0.322cm" svg:x="22.031cm" svg:y="6.375cm" svg:viewBox="0 0 671 323" svg:d="M546 323c17-8 33-16 47-25 113-73 101-183-28-248-129-67-331-67-460 0-129 65-141 175-28 248 7 4 15 9 23 13v-45c0-69 105-127 234-127 131 0 236 58 236 127 0 20-8 39-24 57z">
          <text:p/>
        </draw:path>
        <draw:polygon draw:style-name="gr7" draw:text-style-name="P1" draw:layer="layout" svg:width="0cm" svg:height="0cm" svg:x="23.863cm" svg:y="8.258cm" svg:viewBox="0 0 0 0" draw:points="0,0">
          <text:p/>
        </draw:polygon>
        <draw:path draw:style-name="gr6" draw:text-style-name="P3" draw:layer="layout" svg:width="0.67cm" svg:height="0.322cm" svg:x="20.25cm" svg:y="5.223cm" svg:viewBox="0 0 671 323" svg:d="M546 323c17-8 33-16 47-25 113-74 101-182-28-248-129-67-330-67-460 0-129 66-141 174-27 248 7 4 14 9 22 13v-45c0-70 106-126 236-126s235 56 235 126c0 20-9 39-25 57z">
          <text:p/>
        </draw:path>
        <draw:polygon draw:style-name="gr7" draw:text-style-name="P1" draw:layer="layout" svg:width="0cm" svg:height="0cm" svg:x="23.863cm" svg:y="8.258cm" svg:viewBox="0 0 0 0" draw:points="0,0">
          <text:p/>
        </draw:polygon>
        <draw:polygon draw:style-name="gr6" draw:text-style-name="P3" draw:layer="layout" svg:width="1.836cm" svg:height="0.88cm" svg:x="23.315cm" svg:y="5.619cm" svg:viewBox="0 0 1837 881" draw:points="0,881 414,639 1837,0 1581,172">
          <text:p/>
        </draw:polygon>
        <draw:polygon draw:style-name="gr7" draw:text-style-name="P1" draw:layer="layout" svg:width="0cm" svg:height="0cm" svg:x="23.863cm" svg:y="8.258cm" svg:viewBox="0 0 0 0" draw:points="0,0">
          <text:p/>
        </draw:polygon>
        <draw:path draw:style-name="gr6" draw:text-style-name="P3" draw:layer="layout" svg:width="0.469cm" svg:height="0.223cm" svg:x="22.131cm" svg:y="6.513cm" svg:viewBox="0 0 470 224" svg:d="M446 184c16-18 24-37 24-57 0-70-105-127-235-127s-235 57-235 127c0 20 8 39 24 57 124 53 299 53 422 0z">
          <text:p/>
        </draw:path>
        <draw:polygon draw:style-name="gr7" draw:text-style-name="P1" draw:layer="layout" svg:width="0cm" svg:height="0cm" svg:x="23.863cm" svg:y="8.258cm" svg:viewBox="0 0 0 0" draw:points="0,0">
          <text:p/>
        </draw:polygon>
        <draw:path draw:style-name="gr6" draw:text-style-name="P3" draw:layer="layout" svg:width="0.47cm" svg:height="0.223cm" svg:x="20.35cm" svg:y="5.361cm" svg:viewBox="0 0 471 224" svg:d="M446 184c16-18 25-37 25-57 0-71-105-127-235-127s-236 56-236 127c0 20 8 39 24 57 124 53 299 53 422 0z">
          <text:p/>
        </draw:path>
        <draw:polygon draw:style-name="gr7" draw:text-style-name="P1" draw:layer="layout" svg:width="0cm" svg:height="0cm" svg:x="23.863cm" svg:y="8.258cm" svg:viewBox="0 0 0 0" draw:points="0,0">
          <text:p/>
        </draw:polygon>
        <draw:path draw:style-name="gr6" draw:text-style-name="P3" draw:layer="layout" svg:width="0.256cm" svg:height="0.375cm" svg:x="25.298cm" svg:y="4.725cm" svg:viewBox="0 0 257 376" svg:d="M253 226c13 71-4 128-42 145s-91-8-137-66c-45-57-74-135-74-200 0-50 17-87 46-100 39-17 92 8 137 64 35 44 61 102 70 157z">
          <text:p/>
        </draw:path>
        <draw:polygon draw:style-name="gr7" draw:text-style-name="P1" draw:layer="layout" svg:width="0cm" svg:height="0cm" svg:x="23.863cm" svg:y="8.258cm" svg:viewBox="0 0 0 0" draw:points="0,0">
          <text:p/>
        </draw:polygon>
        <draw:path draw:style-name="gr6" draw:text-style-name="P3" draw:layer="layout" svg:width="0.256cm" svg:height="0.375cm" svg:x="25.298cm" svg:y="4.725cm" svg:viewBox="0 0 257 376" svg:d="M253 226c13 71-4 128-42 145s-91-8-137-66c-45-57-74-135-74-200 0-50 17-87 46-100 39-17 92 8 137 64 9 56 35 113 70 157z">
          <text:p/>
        </draw:path>
        <draw:polygon draw:style-name="gr7" draw:text-style-name="P1" draw:layer="layout" svg:width="0cm" svg:height="0cm" svg:x="23.863cm" svg:y="8.258cm" svg:viewBox="0 0 0 0" draw:points="0,0">
          <text:p/>
        </draw:polygon>
        <draw:polygon draw:style-name="gr6" draw:text-style-name="P3" draw:layer="layout" svg:width="0.012cm" svg:height="3.535cm" svg:x="22.582cm" svg:y="2.639cm" svg:viewBox="0 0 13 3536" draw:points="0,3536 13,3535 13,0 0,76">
          <text:p/>
        </draw:polygon>
        <draw:polygon draw:style-name="gr7" draw:text-style-name="P1" draw:layer="layout" svg:width="0cm" svg:height="0cm" svg:x="23.863cm" svg:y="8.258cm" svg:viewBox="0 0 0 0" draw:points="0,0">
          <text:p/>
        </draw:polygon>
        <draw:polygon draw:style-name="gr6" draw:text-style-name="P3" draw:layer="layout" svg:width="0.013cm" svg:height="1.841cm" svg:x="23.388cm" svg:y="3.846cm" svg:viewBox="0 0 14 1842" draw:points="0,1842 14,1836 10,0 0,22">
          <text:p/>
        </draw:polygon>
        <draw:polygon draw:style-name="gr7" draw:text-style-name="P1" draw:layer="layout" svg:width="0cm" svg:height="0cm" svg:x="23.863cm" svg:y="8.258cm" svg:viewBox="0 0 0 0" draw:points="0,0">
          <text:p/>
        </draw:polygon>
        <draw:polygon draw:style-name="gr6" draw:text-style-name="P3" draw:layer="layout" svg:width="0.033cm" svg:height="0.689cm" svg:x="26.65cm" svg:y="5.254cm" svg:viewBox="0 0 34 690" draw:points="34,675 34,0 0,15 0,690">
          <text:p/>
        </draw:polygon>
        <draw:polygon draw:style-name="gr7" draw:text-style-name="P1" draw:layer="layout" svg:width="0cm" svg:height="0cm" svg:x="23.863cm" svg:y="8.258cm" svg:viewBox="0 0 0 0" draw:points="0,0">
          <text:p/>
        </draw:polygon>
        <draw:polygon draw:style-name="gr6" draw:text-style-name="P3" draw:layer="layout" svg:width="0.025cm" svg:height="0.842cm" svg:x="26.683cm" svg:y="5.103cm" svg:viewBox="0 0 26 843" draw:points="26,843 26,0 0,151 0,826">
          <text:p/>
        </draw:polygon>
        <draw:polygon draw:style-name="gr7" draw:text-style-name="P1" draw:layer="layout" svg:width="0cm" svg:height="0cm" svg:x="23.863cm" svg:y="8.258cm" svg:viewBox="0 0 0 0" draw:points="0,0">
          <text:p/>
        </draw:polygon>
        <draw:polygon draw:style-name="gr6" draw:text-style-name="P3" draw:layer="layout" svg:width="0.012cm" svg:height="1.013cm" svg:x="22.582cm" svg:y="10.962cm" svg:viewBox="0 0 13 1014" draw:points="0,1014 13,937 13,10 0,0">
          <text:p/>
        </draw:polygon>
        <draw:polygon draw:style-name="gr7" draw:text-style-name="P1" draw:layer="layout" svg:width="0cm" svg:height="0cm" svg:x="23.863cm" svg:y="8.258cm" svg:viewBox="0 0 0 0" draw:points="0,0">
          <text:p/>
        </draw:polygon>
        <draw:polygon draw:style-name="gr6" draw:text-style-name="P3" draw:layer="layout" svg:width="0cm" svg:height="1.792cm" svg:x="23.102cm" svg:y="3.984cm" svg:viewBox="0 0 1 1793" draw:points="0,0 1,1793">
          <text:p/>
        </draw:polygon>
        <draw:polygon draw:style-name="gr7" draw:text-style-name="P1" draw:layer="layout" svg:width="0cm" svg:height="0cm" svg:x="23.863cm" svg:y="8.258cm" svg:viewBox="0 0 0 0" draw:points="0,0">
          <text:p/>
        </draw:polygon>
        <draw:polygon draw:style-name="gr6" draw:text-style-name="P3" draw:layer="layout" svg:width="0.193cm" svg:height="0.089cm" svg:x="23.199cm" svg:y="3.843cm" svg:viewBox="0 0 194 90" draw:points="46,90 190,25 194,0 0,88">
          <text:p/>
        </draw:polygon>
        <draw:polygon draw:style-name="gr7" draw:text-style-name="P1" draw:layer="layout" svg:width="0cm" svg:height="0cm" svg:x="23.863cm" svg:y="8.258cm" svg:viewBox="0 0 0 0" draw:points="0,0">
          <text:p/>
        </draw:polygon>
        <draw:polygon draw:style-name="gr6" draw:text-style-name="P3" draw:layer="layout" svg:width="0.186cm" svg:height="0.1cm" svg:x="26.522cm" svg:y="5.928cm" svg:viewBox="0 0 187 101" draw:points="0,101 187,17 162,0 129,15">
          <text:p/>
        </draw:polygon>
        <draw:polygon draw:style-name="gr7" draw:text-style-name="P1" draw:layer="layout" svg:width="0cm" svg:height="0cm" svg:x="23.863cm" svg:y="8.258cm" svg:viewBox="0 0 0 0" draw:points="0,0">
          <text:p/>
        </draw:polygon>
        <draw:path draw:style-name="gr6" draw:text-style-name="P3" draw:layer="layout" svg:width="0.07cm" svg:height="0.157cm" svg:x="25.48cm" svg:y="4.794cm" svg:viewBox="0 0 71 158" svg:d="M71 158c-35-45-62-102-71-158 36 44 62 102 71 158z">
          <text:p/>
        </draw:path>
        <draw:polygon draw:style-name="gr7" draw:text-style-name="P1" draw:layer="layout" svg:width="0cm" svg:height="0cm" svg:x="23.863cm" svg:y="8.258cm" svg:viewBox="0 0 0 0" draw:points="0,0">
          <text:p/>
        </draw:polygon>
        <draw:path draw:style-name="gr6" draw:text-style-name="P3" draw:layer="layout" svg:width="0.024cm" svg:height="0.057cm" svg:x="22.131cm" svg:y="6.639cm" svg:viewBox="0 0 25 58" svg:d="M0 45c7 4 17 9 25 13-17-19-25-38-25-58z">
          <text:p/>
        </draw:path>
        <draw:polygon draw:style-name="gr7" draw:text-style-name="P1" draw:layer="layout" svg:width="0cm" svg:height="0cm" svg:x="23.863cm" svg:y="8.258cm" svg:viewBox="0 0 0 0" draw:points="0,0">
          <text:p/>
        </draw:polygon>
        <draw:path draw:style-name="gr6" draw:text-style-name="P3" draw:layer="layout" svg:width="0.024cm" svg:height="0.057cm" svg:x="20.35cm" svg:y="5.487cm" svg:viewBox="0 0 25 58" svg:d="M0 46c8 4 17 8 25 12-17-18-25-38-25-58z">
          <text:p/>
        </draw:path>
        <draw:polygon draw:style-name="gr7" draw:text-style-name="P1" draw:layer="layout" svg:width="0cm" svg:height="0cm" svg:x="23.863cm" svg:y="8.258cm" svg:viewBox="0 0 0 0" draw:points="0,0">
          <text:p/>
        </draw:polygon>
        <draw:polygon draw:style-name="gr6" draw:text-style-name="P3" draw:layer="layout" svg:width="0cm" svg:height="0.468cm" svg:x="26.522cm" svg:y="5.186cm" svg:viewBox="0 0 0 469" draw:points="0,0 0,469">
          <text:p/>
        </draw:polygon>
        <draw:polygon draw:style-name="gr7" draw:text-style-name="P1" draw:layer="layout" svg:width="0cm" svg:height="0cm" svg:x="23.863cm" svg:y="8.258cm" svg:viewBox="0 0 0 0" draw:points="0,0">
          <text:p/>
        </draw:polygon>
        <draw:path draw:style-name="gr6" draw:text-style-name="P3" draw:layer="layout" svg:width="0.338cm" svg:height="0.502cm" svg:x="26.184cm" svg:y="5.655cm" svg:viewBox="0 0 339 503" svg:d="M28 429l311-429-311 429c-14 19-23 44-28 74 4-30 14-55 28-74z">
          <text:p/>
        </draw:path>
        <draw:polygon draw:style-name="gr7" draw:text-style-name="P1" draw:layer="layout" svg:width="0cm" svg:height="0cm" svg:x="23.863cm" svg:y="8.258cm" svg:viewBox="0 0 0 0" draw:points="0,0">
          <text:p/>
        </draw:polygon>
        <draw:path draw:style-name="gr6" draw:text-style-name="P3" draw:layer="layout" svg:width="0cm" svg:height="0.032cm" svg:x="22.053cm" svg:y="6.25cm" svg:viewBox="0 0 0 33" svg:d="M0 0v1c0 5 0 11 0 16s0 11 0 16z">
          <text:p/>
        </draw:path>
        <draw:polygon draw:style-name="gr7" draw:text-style-name="P1" draw:layer="layout" svg:width="0cm" svg:height="0cm" svg:x="23.863cm" svg:y="8.258cm" svg:viewBox="0 0 0 0" draw:points="0,0">
          <text:p/>
        </draw:polygon>
        <draw:path draw:style-name="gr6" draw:text-style-name="P3" draw:layer="layout" svg:width="0.023cm" svg:height="0.134cm" svg:x="20.199cm" svg:y="9.148cm" svg:viewBox="0 0 24 135" svg:d="M0 0c0 21 2 45 5 68 5 23 11 46 19 67-8-21-14-44-19-67-3-23-5-47-5-68z">
          <text:p/>
        </draw:path>
        <draw:polygon draw:style-name="gr7" draw:text-style-name="P1" draw:layer="layout" svg:width="0cm" svg:height="0cm" svg:x="23.863cm" svg:y="8.258cm" svg:viewBox="0 0 0 0" draw:points="0,0">
          <text:p/>
        </draw:polygon>
        <draw:line draw:style-name="gr8" draw:text-style-name="P1" draw:layer="layout" svg:x1="25.771cm" svg:y1="2.105cm" svg:x2="25.155cm" svg:y2="1.706cm">
          <text:p/>
        </draw:line>
        <draw:line draw:style-name="gr8" draw:text-style-name="P1" draw:layer="layout" svg:x1="25.77cm" svg:y1="2.104cm" svg:x2="25.77cm" svg:y2="4.085cm">
          <text:p/>
        </draw:line>
        <draw:line draw:style-name="gr8" draw:text-style-name="P1" draw:layer="layout" svg:x1="25.77cm" svg:y1="4.085cm" svg:x2="26.572cm" svg:y2="4.603cm">
          <text:p/>
        </draw:line>
        <draw:line draw:style-name="gr8" draw:text-style-name="P1" draw:layer="layout" svg:x1="25.156cm" svg:y1="1.707cm" svg:x2="24.304cm" svg:y2="1.567cm">
          <text:p/>
        </draw:line>
        <draw:line draw:style-name="gr8" draw:text-style-name="P1" draw:layer="layout" svg:x1="23.907cm" svg:y1="2.046cm" svg:x2="23.912cm" svg:y2="2.049cm">
          <text:p/>
        </draw:line>
        <draw:line draw:style-name="gr8" draw:text-style-name="P1" draw:layer="layout" svg:x1="24.052cm" svg:y1="2.057cm" svg:x2="23.911cm" svg:y2="2.048cm">
          <text:p/>
        </draw:line>
        <draw:line draw:style-name="gr8" draw:text-style-name="P1" draw:layer="layout" svg:x1="23.672cm" svg:y1="2.153cm" svg:x2="23.908cm" svg:y2="2.046cm">
          <text:p/>
        </draw:line>
        <draw:line draw:style-name="gr8" draw:text-style-name="P1" draw:layer="layout" svg:x1="24.46cm" svg:y1="1.872cm" svg:x2="24.051cm" svg:y2="2.056cm">
          <text:p/>
        </draw:line>
        <draw:line draw:style-name="gr8" draw:text-style-name="P1" draw:layer="layout" svg:x1="23.398cm" svg:y1="1.975cm" svg:x2="23.673cm" svg:y2="2.153cm">
          <text:p/>
        </draw:line>
        <draw:line draw:style-name="gr8" draw:text-style-name="P1" draw:layer="layout" svg:x1="25.21cm" svg:y1="2.357cm" svg:x2="24.459cm" svg:y2="1.872cm">
          <text:p/>
        </draw:line>
        <draw:line draw:style-name="gr8" draw:text-style-name="P1" draw:layer="layout" svg:x1="24.305cm" svg:y1="1.567cm" svg:x2="23.398cm" svg:y2="1.976cm">
          <text:p/>
        </draw:line>
        <draw:line draw:style-name="gr8" draw:text-style-name="P1" draw:layer="layout" svg:x1="25.771cm" svg:y1="2.104cm" svg:x2="25.209cm" svg:y2="2.357cm">
          <text:p/>
        </draw:line>
        <draw:line draw:style-name="gr8" draw:text-style-name="P1" draw:layer="layout" svg:x1="25.771cm" svg:y1="4.085cm" svg:x2="25.209cm" svg:y2="4.338cm">
          <text:p/>
        </draw:line>
        <draw:line draw:style-name="gr8" draw:text-style-name="P1" draw:layer="layout" svg:x1="25.209cm" svg:y1="4.337cm" svg:x2="25.209cm" svg:y2="2.356cm">
          <text:p/>
        </draw:line>
        <draw:line draw:style-name="gr8" draw:text-style-name="P1" draw:layer="layout" svg:x1="26.709cm" svg:y1="5.104cm" svg:x2="26.571cm" svg:y2="4.602cm">
          <text:p/>
        </draw:line>
        <draw:line draw:style-name="gr8" draw:text-style-name="P1" draw:layer="layout" svg:x1="26.708cm" svg:y1="5.945cm" svg:x2="26.708cm" svg:y2="12.383cm">
          <text:p/>
        </draw:line>
        <draw:polyline draw:style-name="gr8" draw:text-style-name="P1" draw:layer="layout" svg:width="0cm" svg:height="0cm" svg:x="26.708cm" svg:y="5.103cm" svg:viewBox="0 0 0 0" draw:points="0,0">
          <text:p/>
        </draw:polyline>
        <draw:line draw:style-name="gr8" draw:text-style-name="P1" draw:layer="layout" svg:x1="26.709cm" svg:y1="5.103cm" svg:x2="26.683cm" svg:y2="5.255cm">
          <text:p/>
        </draw:line>
        <draw:line draw:style-name="gr8" draw:text-style-name="P1" draw:layer="layout" svg:x1="26.684cm" svg:y1="5.254cm" svg:x2="26.65cm" svg:y2="5.27cm">
          <text:p/>
        </draw:line>
        <draw:line draw:style-name="gr8" draw:text-style-name="P1" draw:layer="layout" svg:x1="26.522cm" svg:y1="5.186cm" svg:x2="26.651cm" svg:y2="5.27cm">
          <text:p/>
        </draw:line>
        <draw:polyline draw:style-name="gr8" draw:text-style-name="P1" draw:layer="layout" svg:width="0cm" svg:height="0cm" svg:x="26.522cm" svg:y="5.186cm" svg:viewBox="0 0 0 0" draw:points="0,0">
          <text:p/>
        </draw:polyline>
        <draw:line draw:style-name="gr8" draw:text-style-name="P1" draw:layer="layout" svg:x1="26.386cm" svg:y1="5.099cm" svg:x2="26.523cm" svg:y2="5.187cm">
          <text:p/>
        </draw:line>
        <draw:line draw:style-name="gr8" draw:text-style-name="P1" draw:layer="layout" svg:x1="26.002cm" svg:y1="4.85cm" svg:x2="26.387cm" svg:y2="5.1cm">
          <text:p/>
        </draw:line>
        <draw:line draw:style-name="gr8" draw:text-style-name="P1" draw:layer="layout" svg:x1="26.003cm" svg:y1="4.851cm" svg:x2="25.209cm" svg:y2="4.337cm">
          <text:p/>
        </draw:line>
        <draw:line draw:style-name="gr8" draw:text-style-name="P1" draw:layer="layout" svg:x1="21.258cm" svg:y1="11.355cm" svg:x2="21.258cm" svg:y2="12.197cm">
          <text:p/>
        </draw:line>
        <draw:line draw:style-name="gr8" draw:text-style-name="P1" draw:layer="layout" svg:x1="23.398cm" svg:y1="1.975cm" svg:x2="23.398cm" svg:y2="3.847cm">
          <text:p/>
        </draw:line>
        <draw:line draw:style-name="gr8" draw:text-style-name="P1" draw:layer="layout" svg:x1="20.874cm" svg:y1="11.106cm" svg:x2="20.874cm" svg:y2="9.871cm">
          <text:p/>
        </draw:line>
        <draw:line draw:style-name="gr8" draw:text-style-name="P1" draw:layer="layout" svg:x1="20.875cm" svg:y1="9.872cm" svg:x2="20.477cm" svg:y2="9.584cm">
          <text:p/>
        </draw:line>
        <draw:path draw:style-name="gr8" draw:text-style-name="P1" draw:layer="layout" svg:width="0.079cm" svg:height="0.071cm" svg:x="20.398cm" svg:y="9.513cm" svg:viewBox="0 0 80 72" svg:d="M80 72c-29-21-55-46-80-72">
          <text:p/>
        </draw:path>
        <draw:line draw:style-name="gr8" draw:text-style-name="P1" draw:layer="layout" svg:x1="22.554cm" svg:y1="2.354cm" svg:x2="21.785cm" svg:y2="2.7cm">
          <text:p/>
        </draw:line>
        <draw:line draw:style-name="gr8" draw:text-style-name="P1" draw:layer="layout" svg:x1="20.264cm" svg:y1="5.236cm" svg:x2="20.912cm" svg:y2="4.944cm">
          <text:p/>
        </draw:line>
        <draw:line draw:style-name="gr8" draw:text-style-name="P1" draw:layer="layout" svg:x1="20.911cm" svg:y1="4.945cm" svg:x2="21.786cm" svg:y2="2.699cm">
          <text:p/>
        </draw:line>
        <draw:line draw:style-name="gr8" draw:text-style-name="P1" draw:layer="layout" svg:x1="26.389cm" svg:y1="12.569cm" svg:x2="23.699cm" svg:y2="13.778cm">
          <text:p/>
        </draw:line>
        <draw:line draw:style-name="gr8" draw:text-style-name="P1" draw:layer="layout" svg:x1="26.388cm" svg:y1="12.57cm" svg:x2="26.709cm" svg:y2="12.383cm">
          <text:p/>
        </draw:line>
        <draw:line draw:style-name="gr8" draw:text-style-name="P1" draw:layer="layout" svg:x1="23.911cm" svg:y1="2.048cm" svg:x2="23.911cm" svg:y2="5.267cm">
          <text:p/>
        </draw:line>
        <draw:line draw:style-name="gr8" draw:text-style-name="P1" draw:layer="layout" svg:x1="23.907cm" svg:y1="2.046cm" svg:x2="23.907cm" svg:y2="5.275cm">
          <text:p/>
        </draw:line>
        <draw:line draw:style-name="gr8" draw:text-style-name="P1" draw:layer="layout" svg:x1="24.051cm" svg:y1="2.055cm" svg:x2="24.051cm" svg:y2="4.894cm">
          <text:p/>
        </draw:line>
        <draw:line draw:style-name="gr8" draw:text-style-name="P1" draw:layer="layout" svg:x1="23.673cm" svg:y1="3.728cm" svg:x2="23.401cm" svg:y2="3.85cm">
          <text:p/>
        </draw:line>
        <draw:line draw:style-name="gr8" draw:text-style-name="P1" draw:layer="layout" svg:x1="23.672cm" svg:y1="2.152cm" svg:x2="23.672cm" svg:y2="3.728cm">
          <text:p/>
        </draw:line>
        <draw:line draw:style-name="gr8" draw:text-style-name="P1" draw:layer="layout" svg:x1="24.459cm" svg:y1="4.231cm" svg:x2="24.459cm" svg:y2="1.872cm">
          <text:p/>
        </draw:line>
        <draw:line draw:style-name="gr8" draw:text-style-name="P1" draw:layer="layout" svg:x1="26.184cm" svg:y1="6.159cm" svg:x2="26.155cm" svg:y2="5.631cm">
          <text:p/>
        </draw:line>
        <draw:path draw:style-name="gr8" draw:text-style-name="P1" draw:layer="layout" svg:width="0.153cm" svg:height="0.346cm" svg:x="26.002cm" svg:y="5.285cm" svg:viewBox="0 0 154 347" svg:d="M0 0c0 121 64 265 154 347">
          <text:p/>
        </draw:path>
        <draw:line draw:style-name="gr8" draw:text-style-name="P1" draw:layer="layout" svg:x1="26.002cm" svg:y1="4.85cm" svg:x2="26.002cm" svg:y2="5.285cm">
          <text:p/>
        </draw:line>
        <draw:path draw:style-name="gr8" draw:text-style-name="P1" draw:layer="layout" svg:width="0.046cm" svg:height="0.1cm" svg:x="25.298cm" svg:y="4.73cm" svg:viewBox="0 0 47 101" svg:d="M0 101c0-51 17-88 47-101">
          <text:p/>
        </draw:path>
        <draw:path draw:style-name="gr8" draw:text-style-name="P1" draw:layer="layout" svg:width="0.211cm" svg:height="0.37cm" svg:x="25.344cm" svg:y="4.725cm" svg:viewBox="0 0 212 371" svg:d="M0 5c56-24 136 38 182 138 45 101 38 204-17 228">
          <text:p/>
        </draw:path>
        <draw:path draw:style-name="gr8" draw:text-style-name="P1" draw:layer="layout" svg:width="0.21cm" svg:height="0.27cm" svg:x="25.298cm" svg:y="4.83cm" svg:viewBox="0 0 211 271" svg:d="M211 266c-38 17-91-8-137-65-45-58-74-136-74-201">
          <text:p/>
        </draw:path>
        <draw:line draw:style-name="gr8" draw:text-style-name="P1" draw:layer="layout" svg:x1="26.002cm" svg:y1="5.285cm" svg:x2="26.002cm" svg:y2="6.113cm">
          <text:p/>
        </draw:line>
        <draw:line draw:style-name="gr8" draw:text-style-name="P1" draw:layer="layout" svg:x1="26.708cm" svg:y1="5.945cm" svg:x2="26.708cm" svg:y2="5.103cm">
          <text:p/>
        </draw:line>
        <draw:line draw:style-name="gr8" draw:text-style-name="P1" draw:layer="layout" svg:x1="23.661cm" svg:y1="12.91cm" svg:x2="23.661cm" svg:y2="13.752cm">
          <text:p/>
        </draw:line>
        <draw:line draw:style-name="gr8" draw:text-style-name="P1" draw:layer="layout" svg:x1="26.709cm" svg:y1="12.383cm" svg:x2="23.661cm" svg:y2="13.753cm">
          <text:p/>
        </draw:line>
        <draw:line draw:style-name="gr8" draw:text-style-name="P1" draw:layer="layout" svg:x1="23.662cm" svg:y1="12.911cm" svg:x2="23.277cm" svg:y2="12.661cm">
          <text:p/>
        </draw:line>
        <draw:line draw:style-name="gr8" draw:text-style-name="P1" draw:layer="layout" svg:x1="23.277cm" svg:y1="12.661cm" svg:x2="23.277cm" svg:y2="11.426cm">
          <text:p/>
        </draw:line>
        <draw:line draw:style-name="gr8" draw:text-style-name="P1" draw:layer="layout" svg:x1="23.278cm" svg:y1="11.427cm" svg:x2="22.912cm" svg:y2="11.162cm">
          <text:p/>
        </draw:line>
        <draw:line draw:style-name="gr8" draw:text-style-name="P1" draw:layer="layout" svg:x1="25.494cm" svg:y1="6.491cm" svg:x2="26.523cm" svg:y2="6.028cm">
          <text:p/>
        </draw:line>
        <draw:polyline draw:style-name="gr8" draw:text-style-name="P1" draw:layer="layout" svg:width="0.21cm" svg:height="0.392cm" svg:x="22.702cm" svg:y="10.77cm" svg:viewBox="0 0 211 393" draw:points="211,393 184,371 159,349 135,325 113,299 92,273 73,245 56,216 41,187 29,156 18,125 10,94 4,63 1,32 0,0">
          <text:p/>
        </draw:polyline>
        <draw:line draw:style-name="gr8" draw:text-style-name="P1" draw:layer="layout" svg:x1="22.702cm" svg:y1="10.77cm" svg:x2="22.702cm" svg:y2="6.774cm">
          <text:p/>
        </draw:line>
        <draw:line draw:style-name="gr8" draw:text-style-name="P1" draw:layer="layout" svg:x1="25.494cm" svg:y1="5.732cm" svg:x2="25.494cm" svg:y2="6.49cm">
          <text:p/>
        </draw:line>
        <draw:line draw:style-name="gr8" draw:text-style-name="P1" draw:layer="layout" svg:x1="22.702cm" svg:y1="6.775cm" svg:x2="23.316cm" svg:y2="6.499cm">
          <text:p/>
        </draw:line>
        <draw:line draw:style-name="gr8" draw:text-style-name="P1" draw:layer="layout" svg:x1="25.495cm" svg:y1="5.732cm" svg:x2="24.895cm" svg:y2="6.002cm">
          <text:p/>
        </draw:line>
        <draw:line draw:style-name="gr8" draw:text-style-name="P1" draw:layer="layout" svg:x1="24.895cm" svg:y1="6.001cm" svg:x2="24.895cm" svg:y2="5.79cm">
          <text:p/>
        </draw:line>
        <draw:line draw:style-name="gr8" draw:text-style-name="P1" draw:layer="layout" svg:x1="26.683cm" svg:y1="5.928cm" svg:x2="26.683cm" svg:y2="5.254cm">
          <text:p/>
        </draw:line>
        <draw:line draw:style-name="gr8" draw:text-style-name="P1" draw:layer="layout" svg:x1="26.709cm" svg:y1="5.946cm" svg:x2="26.683cm" svg:y2="5.928cm">
          <text:p/>
        </draw:line>
        <draw:line draw:style-name="gr8" draw:text-style-name="P1" draw:layer="layout" svg:x1="26.65cm" svg:y1="5.945cm" svg:x2="26.684cm" svg:y2="5.928cm">
          <text:p/>
        </draw:line>
        <draw:line draw:style-name="gr8" draw:text-style-name="P1" draw:layer="layout" svg:x1="26.65cm" svg:y1="5.269cm" svg:x2="26.65cm" svg:y2="5.943cm">
          <text:p/>
        </draw:line>
        <draw:line draw:style-name="gr8" draw:text-style-name="P1" draw:layer="layout" svg:x1="26.212cm" svg:y1="6.084cm" svg:x2="26.523cm" svg:y2="5.655cm">
          <text:p/>
        </draw:line>
        <draw:path draw:style-name="gr8" draw:text-style-name="P1" draw:layer="layout" svg:width="0.028cm" svg:height="0.074cm" svg:x="26.184cm" svg:y="6.083cm" svg:viewBox="0 0 29 75" svg:d="M29 0c-15 19-24 45-29 75">
          <text:p/>
        </draw:path>
        <draw:line draw:style-name="gr8" draw:text-style-name="P1" draw:layer="layout" svg:x1="26.522cm" svg:y1="5.186cm" svg:x2="26.522cm" svg:y2="5.655cm">
          <text:p/>
        </draw:line>
        <draw:line draw:style-name="gr8" draw:text-style-name="P1" draw:layer="layout" svg:x1="26.501cm" svg:y1="6.015cm" svg:x2="26.523cm" svg:y2="6.029cm">
          <text:p/>
        </draw:line>
        <draw:line draw:style-name="gr8" draw:text-style-name="P1" draw:layer="layout" svg:x1="26.522cm" svg:y1="6.029cm" svg:x2="26.651cm" svg:y2="5.943cm">
          <text:p/>
        </draw:line>
        <draw:polyline draw:style-name="gr8" draw:text-style-name="P1" draw:layer="layout" svg:width="0cm" svg:height="0cm" svg:x="26.522cm" svg:y="6.028cm" svg:viewBox="0 0 0 0" draw:points="0,0">
          <text:p/>
        </draw:polyline>
        <draw:line draw:style-name="gr8" draw:text-style-name="P1" draw:layer="layout" svg:x1="26.522cm" svg:y1="5.186cm" svg:x2="26.522cm" svg:y2="5.656cm">
          <text:p/>
        </draw:line>
        <draw:line draw:style-name="gr8" draw:text-style-name="P1" draw:layer="layout" svg:x1="26.522cm" svg:y1="5.656cm" svg:x2="26.522cm" svg:y2="5.655cm">
          <text:p/>
        </draw:line>
        <draw:path draw:style-name="gr8" draw:text-style-name="P1" draw:layer="layout" svg:width="0.028cm" svg:height="0.074cm" svg:x="26.184cm" svg:y="6.083cm" svg:viewBox="0 0 29 75" svg:d="M29 0c-15 19-25 45-29 75">
          <text:p/>
        </draw:path>
        <draw:path draw:style-name="gr8" draw:text-style-name="P1" draw:layer="layout" svg:width="0.026cm" svg:height="0.022cm" svg:x="26.155cm" svg:y="5.631cm" svg:viewBox="0 0 27 23" svg:d="M0 0c8 9 18 16 27 23">
          <text:p/>
        </draw:path>
        <draw:line draw:style-name="gr8" draw:text-style-name="P1" draw:layer="layout" svg:x1="26.212cm" svg:y1="6.084cm" svg:x2="26.523cm" svg:y2="5.656cm">
          <text:p/>
        </draw:line>
        <draw:path draw:style-name="gr8" draw:text-style-name="P1" draw:layer="layout" svg:width="0.205cm" svg:height="0.157cm" svg:x="26.181cm" svg:y="5.534cm" svg:viewBox="0 0 206 158" svg:d="M0 120c53 39 105 48 144 26 40-23 62-75 62-146">
          <text:p/>
        </draw:path>
        <draw:line draw:style-name="gr8" draw:text-style-name="P1" draw:layer="layout" svg:x1="26.386cm" svg:y1="5.534cm" svg:x2="26.386cm" svg:y2="5.099cm">
          <text:p/>
        </draw:line>
        <draw:polyline draw:style-name="gr8" draw:text-style-name="P1" draw:layer="layout" svg:width="0.153cm" svg:height="0.346cm" svg:x="26.002cm" svg:y="5.285cm" svg:viewBox="0 0 154 347" draw:points="0,0 1,25 4,51 8,79 15,106 23,134 32,161 43,188 56,214 70,240 85,264 101,288 118,309 136,329 154,347">
          <text:p/>
        </draw:polyline>
        <draw:path draw:style-name="gr8" draw:text-style-name="P1" draw:layer="layout" svg:width="0.07cm" svg:height="0.157cm" svg:x="25.48cm" svg:y="4.794cm" svg:viewBox="0 0 71 158" svg:d="M71 158c-35-45-62-102-71-158">
          <text:p/>
        </draw:path>
        <draw:line draw:style-name="gr8" draw:text-style-name="P1" draw:layer="layout" svg:x1="23.662cm" svg:y1="13.753cm" svg:x2="21.258cm" svg:y2="12.197cm">
          <text:p/>
        </draw:line>
        <draw:line draw:style-name="gr8" draw:text-style-name="P1" draw:layer="layout" svg:x1="21.517cm" svg:y1="11.522cm" svg:x2="21.6cm" svg:y2="11.576cm">
          <text:p/>
        </draw:line>
        <draw:line draw:style-name="gr8" draw:text-style-name="P1" draw:layer="layout" svg:x1="21.599cm" svg:y1="11.575cm" svg:x2="21.599cm" svg:y2="11.912cm">
          <text:p/>
        </draw:line>
        <draw:line draw:style-name="gr8" draw:text-style-name="P1" draw:layer="layout" svg:x1="21.599cm" svg:y1="11.912cm" svg:x2="23.321cm" svg:y2="13.027cm">
          <text:p/>
        </draw:line>
        <draw:line draw:style-name="gr8" draw:text-style-name="P1" draw:layer="layout" svg:x1="23.32cm" svg:y1="12.689cm" svg:x2="23.32cm" svg:y2="13.026cm">
          <text:p/>
        </draw:line>
        <draw:line draw:style-name="gr8" draw:text-style-name="P1" draw:layer="layout" svg:x1="21.6cm" svg:y1="11.576cm" svg:x2="21.517cm" svg:y2="11.522cm">
          <text:p/>
        </draw:line>
        <draw:line draw:style-name="gr8" draw:text-style-name="P1" draw:layer="layout" svg:x1="21.518cm" svg:y1="11.523cm" svg:x2="21.391cm" svg:y2="11.441cm">
          <text:p/>
        </draw:line>
        <draw:line draw:style-name="gr8" draw:text-style-name="P1" draw:layer="layout" svg:x1="20.874cm" svg:y1="11.106cm" svg:x2="21.392cm" svg:y2="11.442cm">
          <text:p/>
        </draw:line>
        <draw:line draw:style-name="gr8" draw:text-style-name="P1" draw:layer="layout" svg:x1="21.349cm" svg:y1="10.179cm" svg:x2="20.874cm" svg:y2="9.871cm">
          <text:p/>
        </draw:line>
        <draw:path draw:style-name="gr8" draw:text-style-name="P1" draw:layer="layout" svg:width="0.043cm" svg:height="0.021cm" svg:x="21.348cm" svg:y="10.178cm" svg:viewBox="0 0 44 22" svg:d="M0 0c15 9 30 17 44 22">
          <text:p/>
        </draw:path>
        <draw:line draw:style-name="gr8" draw:text-style-name="P1" draw:layer="layout" svg:x1="21.391cm" svg:y1="10.199cm" svg:x2="21.391cm" svg:y2="11.441cm">
          <text:p/>
        </draw:line>
        <draw:line draw:style-name="gr8" draw:text-style-name="P1" draw:layer="layout" svg:x1="23.105cm" svg:y1="3.982cm" svg:x2="23.101cm" svg:y2="3.985cm">
          <text:p/>
        </draw:line>
        <draw:line draw:style-name="gr8" draw:text-style-name="P1" draw:layer="layout" svg:x1="23.2cm" svg:y1="3.93cm" svg:x2="23.104cm" svg:y2="3.983cm">
          <text:p/>
        </draw:line>
        <draw:line draw:style-name="gr8" draw:text-style-name="P1" draw:layer="layout" svg:x1="23.102cm" svg:y1="3.984cm" svg:x2="22.827cm" svg:y2="4.108cm">
          <text:p/>
        </draw:line>
        <draw:line draw:style-name="gr8" draw:text-style-name="P1" draw:layer="layout" svg:x1="23.393cm" svg:y1="3.843cm" svg:x2="23.199cm" svg:y2="3.931cm">
          <text:p/>
        </draw:line>
        <draw:line draw:style-name="gr8" draw:text-style-name="P1" draw:layer="layout" svg:x1="23.392cm" svg:y1="3.843cm" svg:x2="23.402cm" svg:y2="3.85cm">
          <text:p/>
        </draw:line>
        <draw:line draw:style-name="gr8" draw:text-style-name="P1" draw:layer="layout" svg:x1="22.553cm" svg:y1="2.354cm" svg:x2="22.828cm" svg:y2="2.532cm">
          <text:p/>
        </draw:line>
        <draw:line draw:style-name="gr8" draw:text-style-name="P1" draw:layer="layout" svg:x1="22.827cm" svg:y1="4.107cm" svg:x2="22.827cm" svg:y2="2.531cm">
          <text:p/>
        </draw:line>
        <draw:line draw:style-name="gr8" draw:text-style-name="P1" draw:layer="layout" svg:x1="20.265cm" svg:y1="5.235cm" svg:x2="20.201cm" svg:y2="5.584cm">
          <text:p/>
        </draw:line>
        <draw:line draw:style-name="gr8" draw:text-style-name="P1" draw:layer="layout" svg:x1="22.583cm" svg:y1="2.715cm" svg:x2="22.126cm" svg:y2="2.921cm">
          <text:p/>
        </draw:line>
        <draw:line draw:style-name="gr8" draw:text-style-name="P1" draw:layer="layout" svg:x1="22.582cm" svg:y1="2.716cm" svg:x2="22.595cm" svg:y2="2.639cm">
          <text:p/>
        </draw:line>
        <draw:line draw:style-name="gr8" draw:text-style-name="P1" draw:layer="layout" svg:x1="21.785cm" svg:y1="2.699cm" svg:x2="22.127cm" svg:y2="2.921cm">
          <text:p/>
        </draw:line>
        <draw:line draw:style-name="gr8" draw:text-style-name="P1" draw:layer="layout" svg:x1="22.595cm" svg:y1="2.64cm" svg:x2="22.591cm" svg:y2="2.637cm">
          <text:p/>
        </draw:line>
        <draw:line draw:style-name="gr8" draw:text-style-name="P1" draw:layer="layout" svg:x1="22.591cm" svg:y1="2.638cm" svg:x2="22.828cm" svg:y2="2.531cm">
          <text:p/>
        </draw:line>
        <draw:path draw:style-name="gr8" draw:text-style-name="P1" draw:layer="layout" svg:width="0.514cm" svg:height="0.065cm" svg:x="20.328cm" svg:y="5.519cm" svg:viewBox="0 0 515 66" svg:d="M0 0c63 42 157 66 257 66 99 0 193-24 258-66">
          <text:p/>
        </draw:path>
        <draw:path draw:style-name="gr8" draw:text-style-name="P1" draw:layer="layout" svg:width="0.67cm" svg:height="0.297cm" svg:x="20.25cm" svg:y="5.223cm" svg:viewBox="0 0 671 298" svg:d="M593 298c113-75 101-183-28-248-129-67-330-67-460 0-129 65-141 173-27 248">
          <text:p/>
        </draw:path>
        <draw:path draw:style-name="gr8" draw:text-style-name="P1" draw:layer="layout" svg:width="0.003cm" svg:height="0.021cm" svg:x="20.199cm" svg:y="5.583cm" svg:viewBox="0 0 4 22" svg:d="M4 0c-4 7-4 15-4 22">
          <text:p/>
        </draw:path>
        <draw:path draw:style-name="gr8" draw:text-style-name="P1" draw:layer="layout" svg:width="0.006cm" svg:height="0.037cm" svg:x="20.199cm" svg:y="5.604cm" svg:viewBox="0 0 7 38" svg:d="M0 0c0 14 2 26 7 38">
          <text:p/>
        </draw:path>
        <draw:path draw:style-name="gr8" draw:text-style-name="P1" draw:layer="layout" svg:width="0.141cm" svg:height="0.045cm" svg:x="20.205cm" svg:y="5.641cm" svg:viewBox="0 0 142 46" svg:d="M0 0c2 8 8 18 20 25 12 8 28 14 42 17 31 7 59 4 80-1">
          <text:p/>
        </draw:path>
        <draw:path draw:style-name="gr8" draw:text-style-name="P1" draw:layer="layout" svg:width="0.752cm" svg:height="0.061cm" svg:x="20.346cm" svg:y="5.62cm" svg:viewBox="0 0 753 62" svg:d="M0 62c234-60 500-78 753-48">
          <text:p/>
        </draw:path>
        <draw:path draw:style-name="gr8" draw:text-style-name="P1" draw:layer="layout" svg:width="0.085cm" svg:height="0.013cm" svg:x="21.098cm" svg:y="5.622cm" svg:viewBox="0 0 86 14" svg:d="M86 0c-24 11-55 16-86 13">
          <text:p/>
        </draw:path>
        <draw:line draw:style-name="gr8" draw:text-style-name="P1" draw:layer="layout" svg:x1="21.408cm" svg:y1="5.265cm" svg:x2="20.911cm" svg:y2="4.944cm">
          <text:p/>
        </draw:line>
        <draw:line draw:style-name="gr8" draw:text-style-name="P1" draw:layer="layout" svg:x1="21.24cm" svg:y1="5.597cm" svg:x2="21.183cm" svg:y2="5.623cm">
          <text:p/>
        </draw:line>
        <draw:line draw:style-name="gr8" draw:text-style-name="P1" draw:layer="layout" svg:x1="21.408cm" svg:y1="5.264cm" svg:x2="21.239cm" svg:y2="5.598cm">
          <text:p/>
        </draw:line>
        <draw:line draw:style-name="gr8" draw:text-style-name="P1" draw:layer="layout" svg:x1="21.518cm" svg:y1="4.484cm" svg:x2="21.407cm" svg:y2="5.265cm">
          <text:p/>
        </draw:line>
        <draw:line draw:style-name="gr8" draw:text-style-name="P1" draw:layer="layout" svg:x1="21.517cm" svg:y1="4.485cm" svg:x2="22.127cm" svg:y2="2.92cm">
          <text:p/>
        </draw:line>
        <draw:line draw:style-name="gr8" draw:text-style-name="P1" draw:layer="layout" svg:x1="23.661cm" svg:y1="13.752cm" svg:x2="23.7cm" svg:y2="13.778cm">
          <text:p/>
        </draw:line>
        <draw:line draw:style-name="gr8" draw:text-style-name="P1" draw:layer="layout" svg:x1="22.594cm" svg:y1="11.897cm" svg:x2="22.744cm" svg:y2="11.829cm">
          <text:p/>
        </draw:line>
        <draw:line draw:style-name="gr8" draw:text-style-name="P1" draw:layer="layout" svg:x1="22.582cm" svg:y1="11.976cm" svg:x2="22.595cm" svg:y2="11.899cm">
          <text:p/>
        </draw:line>
        <draw:line draw:style-name="gr8" draw:text-style-name="P1" draw:layer="layout" svg:x1="22.583cm" svg:y1="11.975cm" svg:x2="22.29cm" svg:y2="12.107cm">
          <text:p/>
        </draw:line>
        <draw:line draw:style-name="gr8" draw:text-style-name="P1" draw:layer="layout" svg:x1="23.401cm" svg:y1="5.681cm" svg:x2="23.401cm" svg:y2="3.849cm">
          <text:p/>
        </draw:line>
        <draw:line draw:style-name="gr8" draw:text-style-name="P1" draw:layer="layout" svg:x1="25.151cm" svg:y1="5.513cm" svg:x2="25.153cm" svg:y2="5.512cm">
          <text:p/>
        </draw:line>
        <draw:line draw:style-name="gr8" draw:text-style-name="P1" draw:layer="layout" svg:x1="23.239cm" svg:y1="5.755cm" svg:x2="23.781cm" svg:y2="5.51cm">
          <text:p/>
        </draw:line>
        <draw:line draw:style-name="gr8" draw:text-style-name="P1" draw:layer="layout" svg:x1="26.522cm" svg:y1="6.029cm" svg:x2="26.709cm" svg:y2="5.945cm">
          <text:p/>
        </draw:line>
        <draw:line draw:style-name="gr8" draw:text-style-name="P1" draw:layer="layout" svg:x1="22.743cm" svg:y1="12.316cm" svg:x2="23.278cm" svg:y2="12.662cm">
          <text:p/>
        </draw:line>
        <draw:line draw:style-name="gr8" draw:text-style-name="P1" draw:layer="layout" svg:x1="23.278cm" svg:y1="11.427cm" svg:x2="22.766cm" svg:y2="11.095cm">
          <text:p/>
        </draw:line>
        <draw:line draw:style-name="gr8" draw:text-style-name="P1" draw:layer="layout" svg:x1="22.767cm" svg:y1="11.096cm" svg:x2="22.756cm" svg:y2="11.088cm">
          <text:p/>
        </draw:line>
        <draw:line draw:style-name="gr8" draw:text-style-name="P1" draw:layer="layout" svg:x1="22.743cm" svg:y1="12.316cm" svg:x2="22.743cm" svg:y2="11.079cm">
          <text:p/>
        </draw:line>
        <draw:line draw:style-name="gr8" draw:text-style-name="P1" draw:layer="layout" svg:x1="22.703cm" svg:y1="6.775cm" svg:x2="21.975cm" svg:y2="6.739cm">
          <text:p/>
        </draw:line>
        <draw:line draw:style-name="gr8" draw:text-style-name="P1" draw:layer="layout" svg:x1="25.495cm" svg:y1="5.733cm" svg:x2="25.153cm" svg:y2="5.512cm">
          <text:p/>
        </draw:line>
        <draw:path draw:style-name="gr8" draw:text-style-name="P1" draw:layer="layout" svg:width="0.515cm" svg:height="0.065cm" svg:x="22.108cm" svg:y="6.671cm" svg:viewBox="0 0 516 66" svg:d="M0 0c64 42 158 66 258 66s194-24 258-66">
          <text:p/>
        </draw:path>
        <draw:path draw:style-name="gr8" draw:text-style-name="P1" draw:layer="layout" svg:width="0.67cm" svg:height="0.297cm" svg:x="22.031cm" svg:y="6.375cm" svg:viewBox="0 0 671 298" svg:d="M593 298c113-74 101-183-28-248-129-67-331-67-460 0-129 65-141 174-28 248">
          <text:p/>
        </draw:path>
        <draw:line draw:style-name="gr8" draw:text-style-name="P1" draw:layer="layout" svg:x1="22.089cm" svg:y1="6.21cm" svg:x2="22.146cm" svg:y2="6.183cm">
          <text:p/>
        </draw:line>
        <draw:path draw:style-name="gr8" draw:text-style-name="P1" draw:layer="layout" svg:width="0.036cm" svg:height="0.041cm" svg:x="22.053cm" svg:y="6.209cm" svg:viewBox="0 0 37 42" svg:d="M37 0c-24 11-37 26-37 42">
          <text:p/>
        </draw:path>
        <draw:line draw:style-name="gr8" draw:text-style-name="P1" draw:layer="layout" svg:x1="22.053cm" svg:y1="6.25cm" svg:x2="22.053cm" svg:y2="6.251cm">
          <text:p/>
        </draw:line>
        <draw:line draw:style-name="gr8" draw:text-style-name="P1" draw:layer="layout" svg:x1="22.145cm" svg:y1="6.184cm" svg:x2="22.805cm" svg:y2="6.169cm">
          <text:p/>
        </draw:line>
        <draw:path draw:style-name="gr8" draw:text-style-name="P1" draw:layer="layout" svg:width="0cm" svg:height="0.015cm" svg:x="22.053cm" svg:y="6.251cm" svg:viewBox="0 0 0 16" svg:d="M0 0c0 5 0 11 0 16">
          <text:p/>
        </draw:path>
        <draw:path draw:style-name="gr8" draw:text-style-name="P1" draw:layer="layout" svg:width="0.226cm" svg:height="0.378cm" svg:x="21.827cm" svg:y="6.267cm" svg:viewBox="0 0 227 379" svg:d="M227 0c0 135-80 268-227 379">
          <text:p/>
        </draw:path>
        <draw:line draw:style-name="gr8" draw:text-style-name="P1" draw:layer="layout" svg:x1="23.316cm" svg:y1="6.5cm" svg:x2="22.804cm" svg:y2="6.169cm">
          <text:p/>
        </draw:line>
        <draw:path draw:style-name="gr8" draw:text-style-name="P1" draw:layer="layout" svg:width="0.066cm" svg:height="0.051cm" svg:x="21.808cm" svg:y="6.676cm" svg:viewBox="0 0 67 52" svg:d="M67 52c-17-4-36-11-49-21s-18-21-18-31">
          <text:p/>
        </draw:path>
        <draw:path draw:style-name="gr8" draw:text-style-name="P1" draw:layer="layout" svg:width="0.019cm" svg:height="0.031cm" svg:x="21.808cm" svg:y="6.645cm" svg:viewBox="0 0 20 32" svg:d="M0 32c0-12 8-23 20-32">
          <text:p/>
        </draw:path>
        <draw:path draw:style-name="gr8" draw:text-style-name="P1" draw:layer="layout" svg:width="0.101cm" svg:height="0.012cm" svg:x="21.874cm" svg:y="6.727cm" svg:viewBox="0 0 102 13" svg:d="M0 0c32 6 66 10 102 13">
          <text:p/>
        </draw:path>
        <draw:polyline draw:style-name="gr8" draw:text-style-name="P1" draw:layer="layout" svg:width="0cm" svg:height="0cm" svg:x="23.315cm" svg:y="6.499cm" svg:viewBox="0 0 0 0" draw:points="0,0">
          <text:p/>
        </draw:polyline>
        <draw:line draw:style-name="gr8" draw:text-style-name="P1" draw:layer="layout" svg:x1="23.315cm" svg:y1="6.5cm" svg:x2="24.896cm" svg:y2="5.789cm">
          <text:p/>
        </draw:line>
        <draw:line draw:style-name="gr8" draw:text-style-name="P1" draw:layer="layout" svg:x1="25.152cm" svg:y1="4.104cm" svg:x2="24.984cm" svg:y2="3.995cm">
          <text:p/>
        </draw:line>
        <draw:line draw:style-name="gr8" draw:text-style-name="P1" draw:layer="layout" svg:x1="25.151cm" svg:y1="5.619cm" svg:x2="25.151cm" svg:y2="4.103cm">
          <text:p/>
        </draw:line>
        <draw:line draw:style-name="gr8" draw:text-style-name="P1" draw:layer="layout" svg:x1="25.152cm" svg:y1="5.619cm" svg:x2="24.895cm" svg:y2="5.79cm">
          <text:p/>
        </draw:line>
        <draw:line draw:style-name="gr8" draw:text-style-name="P1" draw:layer="layout" svg:x1="22.582cm" svg:y1="11.975cm" svg:x2="22.582cm" svg:y2="10.962cm">
          <text:p/>
        </draw:line>
        <draw:line draw:style-name="gr8" draw:text-style-name="P1" draw:layer="layout" svg:x1="22.582cm" svg:y1="6.174cm" svg:x2="22.582cm" svg:y2="2.715cm">
          <text:p/>
        </draw:line>
        <draw:line draw:style-name="gr8" draw:text-style-name="P1" draw:layer="layout" svg:x1="21.517cm" svg:y1="11.522cm" svg:x2="21.517cm" svg:y2="4.484cm">
          <text:p/>
        </draw:line>
        <draw:line draw:style-name="gr8" draw:text-style-name="P1" draw:layer="layout" svg:x1="21.83cm" svg:y1="11.808cm" svg:x2="21.599cm" svg:y2="11.913cm">
          <text:p/>
        </draw:line>
        <draw:line draw:style-name="gr8" draw:text-style-name="P1" draw:layer="layout" svg:x1="23.321cm" svg:y1="12.774cm" svg:x2="21.829cm" svg:y2="11.808cm">
          <text:p/>
        </draw:line>
        <draw:line draw:style-name="gr8" draw:text-style-name="P1" draw:layer="layout" svg:x1="21.239cm" svg:y1="9.586cm" svg:x2="21.239cm" svg:y2="5.597cm">
          <text:p/>
        </draw:line>
        <draw:polyline draw:style-name="gr8" draw:text-style-name="P1" draw:layer="layout" svg:width="0.152cm" svg:height="0.613cm" svg:x="21.239cm" svg:y="9.586cm" svg:viewBox="0 0 153 614" draw:points="153,614 135,588 117,558 100,524 84,485 69,444 56,400 43,354 32,305 23,255 15,204 8,153 4,101 1,50 0,0">
          <text:p/>
        </draw:polyline>
        <draw:line draw:style-name="gr8" draw:text-style-name="P1" draw:layer="layout" svg:x1="23.104cm" svg:y1="3.982cm" svg:x2="23.104cm" svg:y2="5.775cm">
          <text:p/>
        </draw:line>
        <draw:line draw:style-name="gr8" draw:text-style-name="P1" draw:layer="layout" svg:x1="23.101cm" svg:y1="3.984cm" svg:x2="23.101cm" svg:y2="5.779cm">
          <text:p/>
        </draw:line>
        <draw:line draw:style-name="gr8" draw:text-style-name="P1" draw:layer="layout" svg:x1="23.246cm" svg:y1="3.933cm" svg:x2="23.199cm" svg:y2="3.93cm">
          <text:p/>
        </draw:line>
        <draw:line draw:style-name="gr8" draw:text-style-name="P1" draw:layer="layout" svg:x1="23.245cm" svg:y1="3.932cm" svg:x2="23.245cm" svg:y2="5.751cm">
          <text:p/>
        </draw:line>
        <draw:line draw:style-name="gr8" draw:text-style-name="P1" draw:layer="layout" svg:x1="23.245cm" svg:y1="3.933cm" svg:x2="23.389cm" svg:y2="3.868cm">
          <text:p/>
        </draw:line>
        <draw:line draw:style-name="gr8" draw:text-style-name="P1" draw:layer="layout" svg:x1="23.388cm" svg:y1="3.869cm" svg:x2="23.393cm" svg:y2="3.843cm">
          <text:p/>
        </draw:line>
        <draw:line draw:style-name="gr8" draw:text-style-name="P1" draw:layer="layout" svg:x1="23.388cm" svg:y1="5.687cm" svg:x2="23.388cm" svg:y2="3.868cm">
          <text:p/>
        </draw:line>
        <draw:line draw:style-name="gr8" draw:text-style-name="P1" draw:layer="layout" svg:x1="22.594cm" svg:y1="11.899cm" svg:x2="22.594cm" svg:y2="10.972cm">
          <text:p/>
        </draw:line>
        <draw:line draw:style-name="gr8" draw:text-style-name="P1" draw:layer="layout" svg:x1="22.594cm" svg:y1="6.173cm" svg:x2="22.594cm" svg:y2="2.639cm">
          <text:p/>
        </draw:line>
        <draw:path draw:style-name="gr8" draw:text-style-name="P1" draw:layer="layout" svg:width="0.026cm" svg:height="0.057cm" svg:x="20.795cm" svg:y="5.487cm" svg:viewBox="0 0 27 58" svg:d="M0 58c17-18 27-38 27-58">
          <text:p/>
        </draw:path>
        <draw:path draw:style-name="gr8" draw:text-style-name="P1" draw:layer="layout" svg:width="0.47cm" svg:height="0.126cm" svg:x="20.35cm" svg:y="5.361cm" svg:viewBox="0 0 471 127" svg:d="M471 127c0-71-105-127-235-127s-236 56-236 127">
          <text:p/>
        </draw:path>
        <draw:path draw:style-name="gr8" draw:text-style-name="P1" draw:layer="layout" svg:width="0.024cm" svg:height="0.057cm" svg:x="20.35cm" svg:y="5.487cm" svg:viewBox="0 0 25 58" svg:d="M0 0c0 20 8 40 25 58">
          <text:p/>
        </draw:path>
        <draw:path draw:style-name="gr8" draw:text-style-name="P1" draw:layer="layout" svg:width="0.126cm" svg:height="0.009cm" svg:x="23.113cm" svg:y="5.754cm" svg:viewBox="0 0 127 10" svg:d="M0 10c42-2 85-5 127-10">
          <text:p/>
        </draw:path>
        <draw:path draw:style-name="gr8" draw:text-style-name="P1" draw:layer="layout" svg:width="0.152cm" svg:height="0.099cm" svg:x="23.485cm" svg:y="5.67cm" svg:viewBox="0 0 153 100" svg:d="M153 0c-49 42-101 76-153 100">
          <text:p/>
        </draw:path>
        <draw:polyline draw:style-name="gr8" draw:text-style-name="P1" draw:layer="layout" svg:width="0.372cm" svg:height="0.047cm" svg:x="23.113cm" svg:y="5.763cm" svg:viewBox="0 0 373 48" draw:points="373,6 346,17 318,27 291,34 263,40 236,45 209,48 182,48 155,47 128,44 102,38 76,31 49,23 25,12 0,0">
          <text:p/>
        </draw:polyline>
        <draw:polyline draw:style-name="gr8" draw:text-style-name="P1" draw:layer="layout" svg:width="0.309cm" svg:height="0.505cm" svg:x="23.637cm" svg:y="5.165cm" svg:viewBox="0 0 310 506" draw:points="0,506 29,480 57,452 84,423 110,391 135,358 159,323 182,287 204,250 225,211 245,171 264,129 281,86 296,43 310,0">
          <text:p/>
        </draw:polyline>
        <draw:line draw:style-name="gr8" draw:text-style-name="P1" draw:layer="layout" svg:x1="22.804cm" svg:y1="6.17cm" svg:x2="23.114cm" svg:y2="5.763cm">
          <text:p/>
        </draw:line>
        <draw:path draw:style-name="gr8" draw:text-style-name="P1" draw:layer="layout" svg:width="0.024cm" svg:height="0.057cm" svg:x="22.576cm" svg:y="6.639cm" svg:viewBox="0 0 25 58" svg:d="M0 58c16-19 25-38 25-58">
          <text:p/>
        </draw:path>
        <draw:path draw:style-name="gr8" draw:text-style-name="P1" draw:layer="layout" svg:width="0.469cm" svg:height="0.126cm" svg:x="22.131cm" svg:y="6.513cm" svg:viewBox="0 0 470 127" svg:d="M470 127c0-70-105-127-235-127s-235 57-235 127">
          <text:p/>
        </draw:path>
        <draw:path draw:style-name="gr8" draw:text-style-name="P1" draw:layer="layout" svg:width="0.024cm" svg:height="0.057cm" svg:x="22.131cm" svg:y="6.639cm" svg:viewBox="0 0 25 58" svg:d="M0 0c0 20 8 39 25 58">
          <text:p/>
        </draw:path>
        <draw:line draw:style-name="gr8" draw:text-style-name="P1" draw:layer="layout" svg:x1="24.279cm" svg:y1="4.312cm" svg:x2="23.946cm" svg:y2="5.166cm">
          <text:p/>
        </draw:line>
        <draw:line draw:style-name="gr8" draw:text-style-name="P1" draw:layer="layout" svg:x1="24.278cm" svg:y1="4.312cm" svg:x2="24.446cm" svg:y2="4.421cm">
          <text:p/>
        </draw:line>
        <draw:line draw:style-name="gr8" draw:text-style-name="P1" draw:layer="layout" svg:x1="23.729cm" svg:y1="6.258cm" svg:x2="24.446cm" svg:y2="4.42cm">
          <text:p/>
        </draw:line>
        <draw:line draw:style-name="gr8" draw:text-style-name="P1" draw:layer="layout" svg:x1="23.315cm" svg:y1="6.5cm" svg:x2="23.73cm" svg:y2="6.257cm">
          <text:p/>
        </draw:line>
        <draw:line draw:style-name="gr8" draw:text-style-name="P1" draw:layer="layout" svg:x1="23.729cm" svg:y1="6.258cm" svg:x2="25.152cm" svg:y2="5.619cm">
          <text:p/>
        </draw:line>
        <draw:line draw:style-name="gr8" draw:text-style-name="P1" draw:layer="layout" svg:x1="24.985cm" svg:y1="3.995cm" svg:x2="24.278cm" svg:y2="4.313cm">
          <text:p/>
        </draw:line>
        <draw:line draw:style-name="gr8" draw:text-style-name="P1" draw:layer="layout" svg:x1="24.445cm" svg:y1="4.421cm" svg:x2="25.152cm" svg:y2="4.103cm">
          <text:p/>
        </draw:line>
        <draw:line draw:style-name="gr8" draw:text-style-name="P1" draw:layer="layout" svg:x1="25.494cm" svg:y1="6.468cm" svg:x2="26.502cm" svg:y2="6.015cm">
          <text:p/>
        </draw:line>
        <draw:line draw:style-name="gr8" draw:text-style-name="P1" draw:layer="layout" svg:x1="20.399cm" svg:y1="9.514cm" svg:x2="20.326cm" svg:y2="9.436cm">
          <text:p/>
        </draw:line>
        <draw:line draw:style-name="gr8" draw:text-style-name="P1" draw:layer="layout" svg:x1="20.34cm" svg:y1="9.449cm" svg:x2="20.341cm" svg:y2="9.449cm">
          <text:p/>
        </draw:line>
        <draw:line draw:style-name="gr8" draw:text-style-name="P1" draw:layer="layout" svg:x1="20.199cm" svg:y1="9.148cm" svg:x2="20.199cm" svg:y2="5.604cm">
          <text:p/>
        </draw:line>
        <draw:line draw:style-name="gr8" draw:text-style-name="P1" draw:layer="layout" svg:x1="22.757cm" svg:y1="11.089cm" svg:x2="22.033cm" svg:y2="10.565cm">
          <text:p/>
        </draw:line>
        <draw:path draw:style-name="gr8" draw:text-style-name="P1" draw:layer="layout" svg:width="0.093cm" svg:height="0.072cm" svg:x="21.929cm" svg:y="10.484cm" svg:viewBox="0 0 94 73" svg:d="M94 73c-4-3-9-7-14-12-2-1-4-3-7-5-2-2-5-4-8-6-1-1-1-1-1-1-1 0-2-1-2-2-1-1-3-1-4-2-2-2-5-4-7-6-15-12-32-25-51-39">
          <text:p/>
        </draw:path>
        <draw:path draw:style-name="gr8" draw:text-style-name="P1" draw:layer="layout" svg:width="0.014cm" svg:height="0.012cm" svg:x="21.915cm" svg:y="10.472cm" svg:viewBox="0 0 15 13" svg:d="M15 13c-6-4-10-9-15-13">
          <text:p/>
        </draw:path>
        <draw:line draw:style-name="gr8" draw:text-style-name="P1" draw:layer="layout" svg:x1="22.053cm" svg:y1="6.25cm" svg:x2="22.053cm" svg:y2="6.283cm">
          <text:p/>
        </draw:line>
        <draw:path draw:style-name="gr8" draw:text-style-name="P1" draw:layer="layout" svg:width="0cm" svg:height="3.538cm" svg:x="21.808cm" svg:y="6.676cm" svg:viewBox="0 0 0 3539" svg:d="M0 3535c0 7 0 4 0-2 0-7 0-19 0-31 0-26 0-56 0-85s0-56 0-82c0-27 0-53 0-83 0-100 0-200 0-300 0-388 0-776 0-1164 0-596 0-1192 0-1788">
          <text:p/>
        </draw:path>
        <draw:path draw:style-name="gr8" draw:text-style-name="P1" draw:layer="layout" svg:width="0.087cm" svg:height="0.102cm" svg:x="20.254cm" svg:y="9.347cm" svg:viewBox="0 0 88 103" svg:d="M88 103c-4-3-7-5-10-8-3-4-7-8-11-12-8-7-15-15-22-23-15-17-30-36-45-60">
          <text:p/>
        </draw:path>
        <draw:path draw:style-name="gr8" draw:text-style-name="P1" draw:layer="layout" svg:width="0.023cm" svg:height="0.134cm" svg:x="20.199cm" svg:y="9.148cm" svg:viewBox="0 0 24 135" svg:d="M0 0c0 21 2 45 5 68 5 23 11 46 19 67">
          <text:p/>
        </draw:path>
        <draw:line draw:style-name="gr8" draw:text-style-name="P1" draw:layer="layout" svg:x1="20.35cm" svg:y1="5.532cm" svg:x2="20.35cm" svg:y2="5.487cm">
          <text:p/>
        </draw:line>
        <draw:path draw:style-name="gr8" draw:text-style-name="P1" draw:layer="layout" svg:width="0.032cm" svg:height="0.065cm" svg:x="20.222cm" svg:y="9.282cm" svg:viewBox="0 0 33 66" svg:d="M33 66c-13-19-23-41-33-66">
          <text:p/>
        </draw:path>
        <draw:line draw:style-name="gr8" draw:text-style-name="P1" draw:layer="layout" svg:x1="22.034cm" svg:y1="10.566cm" svg:x2="22.022cm" svg:y2="10.556cm">
          <text:p/>
        </draw:line>
        <draw:path draw:style-name="gr8" draw:text-style-name="P1" draw:layer="layout" svg:width="0.078cm" svg:height="0.112cm" svg:x="21.837cm" svg:y="10.36cm" svg:viewBox="0 0 79 113" svg:d="M79 113c-3-4-8-9-14-13-2-2-3-5-5-7-1 0-2-1-3-2 0-1-1-2-1-2 0 0-1-1-2-2-5-6-9-11-13-16-2-3-4-6-6-9s-5-7-7-10c-4-7-8-14-13-23s-10-19-15-29">
          <text:p/>
        </draw:path>
        <draw:line draw:style-name="gr8" draw:text-style-name="P1" draw:layer="layout" svg:x1="22.131cm" svg:y1="6.684cm" svg:x2="22.131cm" svg:y2="6.639cm">
          <text:p/>
        </draw:line>
        <draw:path draw:style-name="gr8" draw:text-style-name="P1" draw:layer="layout" svg:width="0.029cm" svg:height="0.149cm" svg:x="21.808cm" svg:y="10.211cm" svg:viewBox="0 0 30 150" svg:d="M30 150c-7-17-14-37-21-64-2-7-3-16-5-25-2-19-4-40-4-61">
          <text:p/>
        </draw:path>
        <draw:path draw:style-name="gr6" draw:text-style-name="P3" draw:layer="layout" svg:width="1.913cm" svg:height="3.639cm" svg:x="1.789cm" svg:y="15.337cm" svg:viewBox="0 0 1914 3640" svg:d="M1914 1282v-196-50l-66-158-265-153v-576l-204-118-261-31-252 145v563l-37 21-29 17-76 44v-458l-91-53-212 123-241 679-179 103-1 113v-1 1c0 6 1 12 4 18 1 3 3 5 7 7 4 3 8 4 13 5 10 2 18 1 24-1 67-23 145-33 222-27 9 0 19-2 25-5-6 3-16 5-25 5-77-6-155 4-222 27-6 2-14 3-24 1-5-1-9-2-13-5-4-2-6-4-7-7-3-6-4-12-4-18v1031-1031-1 1l1-113 179-103 164 95-33 109-16 9 16-9v1160c0 33 3 69 8 100 1 4 2 8 3 12s1 8 2 12 2 7 3 11c1 3 2 6 3 10 2 3 3 5 4 8s2 5 3 8c1 2 3 4 4 6-5-1-10-4-15-6l-157-91-109-72c-30-19-51-52-57-86 2 9 6 18 10 26-4-8-8-17-10-26-2-10-3-20-3-29 0 9 1 19 3 29 6 34 27 67 57 86l109 72v359l106 61v245l797 460 842-485z">
          <text:p/>
        </draw:path>
        <draw:polygon draw:style-name="gr7" draw:text-style-name="P1" draw:layer="layout" svg:width="0cm" svg:height="0cm" svg:x="2.872cm" svg:y="17.325cm" svg:viewBox="0 0 0 0" draw:points="0,0">
          <text:p/>
        </draw:polygon>
        <draw:path draw:style-name="gr6" draw:text-style-name="P3" draw:layer="layout" svg:width="1.106cm" svg:height="2.385cm" svg:x="2.596cm" svg:y="16.591cm" svg:viewBox="0 0 1107 2386" svg:d="M772 0v214l284-157 42-25 9-5v1874l-841 485v-245l-107-61v-359l-101-67c-2-1-5-3-7-5-5-4-10-8-14-12s-8-9-12-14c-3-5-7-10-10-15-10-19-15-40-15-61v-1164l169-97 130-74 307-178v62z">
          <text:p/>
        </draw:path>
        <draw:polygon draw:style-name="gr7" draw:text-style-name="P1" draw:layer="layout" svg:width="0cm" svg:height="0cm" svg:x="2.872cm" svg:y="17.325cm" svg:viewBox="0 0 0 0" draw:points="0,0">
          <text:p/>
        </draw:polygon>
        <draw:path draw:style-name="gr6" draw:text-style-name="P3" draw:layer="layout" svg:width="0.431cm" svg:height="1.356cm" svg:x="2.324cm" svg:y="16.955cm" svg:viewBox="0 0 432 1357" svg:d="M126 1168l-68-45 199 131-131-86 136 90-4-3 174 102-175-103 175 103-101-68c-2-1-5-3-7-5-5-4-10-8-14-12s-8-9-12-14c-3-5-7-10-10-15-10-19-15-40-15-61v-1163l-219 1c-10 0-22-1-32-3-5-1-12-3-16-6-4-4-6-7-6-11 0 179 0 358 0 537 0 105 0 211 0 317 0 29 0 58 0 87 0 18 0 33 0 51 0 8 0 18 0 26 0 7 0 14 0 11 0 9 1 18 2 24 2 8 4 14 6 18 1 4 4 10 7 14 1 3 2 4 4 6 1 1 2 3 3 4s1 1 1 1l1 1c0 1 1 1 1 2 2 2 3 3 4 4l4 3c5 3 10 6 13 9 1 0 2 0 2 1 1 0 1 1 2 1l1 1c1 1 1 1 2 1 1 1 2 2 3 3l4 2z">
          <text:p/>
        </draw:path>
        <draw:polygon draw:style-name="gr7" draw:text-style-name="P1" draw:layer="layout" svg:width="0cm" svg:height="0cm" svg:x="2.872cm" svg:y="17.325cm" svg:viewBox="0 0 0 0" draw:points="0,0">
          <text:p/>
        </draw:polygon>
        <draw:polygon draw:style-name="gr6" draw:text-style-name="P3" draw:layer="layout" svg:width="0.249cm" svg:height="0.977cm" svg:x="2.967cm" svg:y="15.432cm" svg:viewBox="0 0 250 978" draw:points="250,680 250,144 0,0 0,978 69,785">
          <text:p/>
        </draw:polygon>
        <draw:polygon draw:style-name="gr7" draw:text-style-name="P1" draw:layer="layout" svg:width="0cm" svg:height="0cm" svg:x="2.872cm" svg:y="17.325cm" svg:viewBox="0 0 0 0" draw:points="0,0">
          <text:p/>
        </draw:polygon>
        <draw:polygon draw:style-name="gr6" draw:text-style-name="P3" draw:layer="layout" svg:width="0.797cm" svg:height="0.705cm" svg:x="2.064cm" svg:y="18.271cm" svg:viewBox="0 0 798 706" draw:points="798,461 798,706 0,245 0,0 66,38 91,53 113,66 113,164 684,494 684,420 687,398">
          <text:p/>
        </draw:polygon>
        <draw:polygon draw:style-name="gr7" draw:text-style-name="P1" draw:layer="layout" svg:width="0cm" svg:height="0cm" svg:x="2.872cm" svg:y="17.325cm" svg:viewBox="0 0 0 0" draw:points="0,0">
          <text:p/>
        </draw:polygon>
        <draw:polygon draw:style-name="gr6" draw:text-style-name="P3" draw:layer="layout" svg:width="0.392cm" svg:height="0.668cm" svg:x="2.894cm" svg:y="16.135cm" svg:viewBox="0 0 393 669" draw:points="0,669 308,491 393,442 393,411 393,234 393,135 393,57 393,0 198,113">
          <text:p/>
        </draw:polygon>
        <draw:polygon draw:style-name="gr7" draw:text-style-name="P1" draw:layer="layout" svg:width="0cm" svg:height="0cm" svg:x="2.872cm" svg:y="17.325cm" svg:viewBox="0 0 0 0" draw:points="0,0">
          <text:p/>
        </draw:polygon>
        <draw:path draw:style-name="gr6" draw:text-style-name="P3" draw:layer="layout" svg:width="0.279cm" svg:height="1.238cm" svg:x="2.688cm" svg:y="15.432cm" svg:viewBox="0 0 280 1239" svg:d="M280 978v-978l-113 66v1080l65-38-65 38-43 24-87 50c-12 2-25 4-37 5 6 3 12 5 18 7 7 2 13 4 20 5 6 1 13 1 19 2 4 0 7-1 10-1 23-1 47-8 69-21 10-6 20-13 30-22 21-18 39-40 55-66 15-26 28-56 36-87z">
          <text:p/>
        </draw:path>
        <draw:polygon draw:style-name="gr7" draw:text-style-name="P1" draw:layer="layout" svg:width="0cm" svg:height="0cm" svg:x="2.872cm" svg:y="17.325cm" svg:viewBox="0 0 0 0" draw:points="0,0">
          <text:p/>
        </draw:polygon>
        <draw:polygon draw:style-name="gr6" draw:text-style-name="P3" draw:layer="layout" svg:width="0.14cm" svg:height="1.121cm" svg:x="2.448cm" svg:y="15.669cm" svg:viewBox="0 0 141 1122" draw:points="141,415 141,1112 1,1122 1,62 0,38 66,0 66,458">
          <text:p/>
        </draw:polygon>
        <draw:polygon draw:style-name="gr7" draw:text-style-name="P1" draw:layer="layout" svg:width="0cm" svg:height="0cm" svg:x="2.872cm" svg:y="17.325cm" svg:viewBox="0 0 0 0" draw:points="0,0">
          <text:p/>
        </draw:polygon>
        <draw:path draw:style-name="gr6" draw:text-style-name="P3" draw:layer="layout" svg:width="0.14cm" svg:height="1.181cm" svg:x="2.671cm" svg:y="15.497cm" svg:viewBox="0 0 141 1182" svg:d="M141 0v1106l-86 49c-12 2-26 4-38 5l-17 22v-638l76-47v-460z">
          <text:p/>
        </draw:path>
        <draw:polygon draw:style-name="gr7" draw:text-style-name="P1" draw:layer="layout" svg:width="0cm" svg:height="0cm" svg:x="2.872cm" svg:y="17.325cm" svg:viewBox="0 0 0 0" draw:points="0,0">
          <text:p/>
        </draw:polygon>
        <draw:path draw:style-name="gr6" draw:text-style-name="P3" draw:layer="layout" svg:width="0.365cm" svg:height="0.613cm" svg:x="3.286cm" svg:y="16.192cm" svg:viewBox="0 0 366 614" svg:d="M81 400v214-214l-81-46v-177c12 7 23 8 32 4 9-6 14-20 12-37-4-22-17-46-35-59-3-3-6-5-9-6v-79l194 112v127c0 35 21 77 50 101-14-12-27-28-36-47-9-18-14-37-14-54v-127l127 74v126c0 21-8 36-20 42-13 7-31 4-48-8-3-2-6-4-9-6l9 155c2-10 5-18 10-24l103-123-103 123c-7 8-10 20-10 34 0-3 0-7 0-10 0 3 0 7 0 10l-172 109 172-104z">
          <text:p/>
        </draw:path>
        <draw:polygon draw:style-name="gr7" draw:text-style-name="P1" draw:layer="layout" svg:width="0cm" svg:height="0cm" svg:x="2.872cm" svg:y="17.325cm" svg:viewBox="0 0 0 0" draw:points="0,0">
          <text:p/>
        </draw:polygon>
        <draw:polygon draw:style-name="gr6" draw:text-style-name="P3" draw:layer="layout" svg:width="0.354cm" svg:height="0.773cm" svg:x="1.969cm" svg:y="15.739cm" svg:viewBox="0 0 355 774" draw:points="186,539 164,774 0,679 241,0 355,65">
          <text:p/>
        </draw:polygon>
        <draw:polygon draw:style-name="gr7" draw:text-style-name="P1" draw:layer="layout" svg:width="0cm" svg:height="0cm" svg:x="2.872cm" svg:y="17.325cm" svg:viewBox="0 0 0 0" draw:points="0,0">
          <text:p/>
        </draw:polygon>
        <draw:polygon draw:style-name="gr6" draw:text-style-name="P3" draw:layer="layout" svg:width="0.155cm" svg:height="0.637cm" svg:x="3.216cm" svg:y="15.486cm" svg:viewBox="0 0 156 638" draw:points="156,0 156,577 49,638 15,618 0,627 0,90">
          <text:p/>
        </draw:polygon>
        <draw:polygon draw:style-name="gr7" draw:text-style-name="P1" draw:layer="layout" svg:width="0cm" svg:height="0cm" svg:x="2.872cm" svg:y="17.325cm" svg:viewBox="0 0 0 0" draw:points="0,0">
          <text:p/>
        </draw:polygon>
        <draw:path draw:style-name="gr6" draw:text-style-name="P3" draw:layer="layout" svg:width="0.055cm" svg:height="2.047cm" svg:x="2.1cm" svg:y="16.277cm" svg:viewBox="0 0 56 2048" svg:d="M56 2048v-2048l-22 235-34 109v1161c0 33 3 69 8 100 1 4 2 8 3 12s1 8 2 12 2 7 3 11c1 3 3 6 4 10 2 3 3 5 4 8s2 5 3 8c1 2 3 4 4 6v361z">
          <text:p/>
        </draw:path>
        <draw:polygon draw:style-name="gr7" draw:text-style-name="P1" draw:layer="layout" svg:width="0cm" svg:height="0cm" svg:x="2.872cm" svg:y="17.325cm" svg:viewBox="0 0 0 0" draw:points="0,0">
          <text:p/>
        </draw:polygon>
        <draw:path draw:style-name="gr6" draw:text-style-name="P3" draw:layer="layout" svg:width="0.495cm" svg:height="0.661cm" svg:x="2.596cm" svg:y="16.216cm" svg:viewBox="0 0 496 662" svg:d="M441 0l55 32-197 555-129 75-170-99 36-48 39-53 17-22c6 3 12 5 18 7 7 2 13 4 21 5 6 1 13 1 19 2 4 0 7-1 10-1 23-1 47-8 69-21 10-6 20-13 30-22 21-18 39-40 55-66 15-26 27-56 35-87l23-64z">
          <text:p/>
        </draw:path>
        <draw:polygon draw:style-name="gr7" draw:text-style-name="P1" draw:layer="layout" svg:width="0cm" svg:height="0cm" svg:x="2.872cm" svg:y="17.325cm" svg:viewBox="0 0 0 0" draw:points="0,0">
          <text:p/>
        </draw:polygon>
        <draw:polygon draw:style-name="gr6" draw:text-style-name="P3" draw:layer="layout" svg:width="0.716cm" svg:height="0.239cm" svg:x="2.655cm" svg:y="15.337cm" svg:viewBox="0 0 717 240" draw:points="717,150 561,240 312,96 200,161 157,161 91,198 0,146 251,0 512,32">
          <text:p/>
        </draw:polygon>
        <draw:polygon draw:style-name="gr7" draw:text-style-name="P1" draw:layer="layout" svg:width="0cm" svg:height="0cm" svg:x="2.872cm" svg:y="17.325cm" svg:viewBox="0 0 0 0" draw:points="0,0">
          <text:p/>
        </draw:polygon>
        <draw:polygon draw:style-name="gr6" draw:text-style-name="P3" draw:layer="layout" svg:width="0.437cm" svg:height="0.365cm" svg:x="3.265cm" svg:y="16.062cm" svg:viewBox="0 0 438 366" draw:points="215,242 342,316 215,242 22,130 22,73 0,61 107,0 372,153 438,312 438,361 429,366 387,342 342,316">
          <text:p/>
        </draw:polygon>
        <draw:polygon draw:style-name="gr7" draw:text-style-name="P1" draw:layer="layout" svg:width="0cm" svg:height="0cm" svg:x="2.872cm" svg:y="17.325cm" svg:viewBox="0 0 0 0" draw:points="0,0">
          <text:p/>
        </draw:polygon>
        <draw:polygon draw:style-name="gr6" draw:text-style-name="P3" draw:layer="layout" svg:width="0.177cm" svg:height="0.458cm" svg:x="2.578cm" svg:y="18.21cm" svg:viewBox="0 0 178 459" draw:points="0,359 174,459 178,101 4,1 3,0 7,3 0,114 4,1 0,359 0,114">
          <text:p/>
        </draw:polygon>
        <draw:polygon draw:style-name="gr7" draw:text-style-name="P1" draw:layer="layout" svg:width="0cm" svg:height="0cm" svg:x="2.872cm" svg:y="17.325cm" svg:viewBox="0 0 0 0" draw:points="0,0">
          <text:p/>
        </draw:polygon>
        <draw:path draw:style-name="gr6" draw:text-style-name="P3" draw:layer="layout" svg:width="0.172cm" svg:height="0.458cm" svg:x="1.958cm" svg:y="17.851cm" svg:viewBox="0 0 173 459" svg:d="M158 91c5 2 10 5 15 6v362l-66-38-107-61v-360z">
          <text:p/>
        </draw:path>
        <draw:polygon draw:style-name="gr7" draw:text-style-name="P1" draw:layer="layout" svg:width="0cm" svg:height="0cm" svg:x="2.872cm" svg:y="17.325cm" svg:viewBox="0 0 0 0" draw:points="0,0">
          <text:p/>
        </draw:polygon>
        <draw:polygon draw:style-name="gr6" draw:text-style-name="P3" draw:layer="layout" svg:width="0.091cm" svg:height="0.563cm" svg:x="2.655cm" svg:y="15.482cm" svg:viewBox="0 0 92 564" draw:points="0,0 92,53 92,512 16,555 0,564">
          <text:p/>
        </draw:polygon>
        <draw:polygon draw:style-name="gr7" draw:text-style-name="P1" draw:layer="layout" svg:width="0cm" svg:height="0cm" svg:x="2.872cm" svg:y="17.325cm" svg:viewBox="0 0 0 0" draw:points="0,0">
          <text:p/>
        </draw:polygon>
        <draw:polygon draw:style-name="gr6" draw:text-style-name="P3" draw:layer="layout" svg:width="0.043cm" svg:height="1.104cm" svg:x="2.812cm" svg:y="15.497cm" svg:viewBox="0 0 44 1105" draw:points="0,0 0,1105 44,0 0,0 44,0 44,1081 0,1105">
          <text:p/>
        </draw:polygon>
        <draw:polygon draw:style-name="gr7" draw:text-style-name="P1" draw:layer="layout" svg:width="0cm" svg:height="0cm" svg:x="2.872cm" svg:y="17.325cm" svg:viewBox="0 0 0 0" draw:points="0,0">
          <text:p/>
        </draw:polygon>
        <draw:polygon draw:style-name="gr6" draw:text-style-name="P3" draw:layer="layout" svg:width="0.571cm" svg:height="0.366cm" svg:x="2.177cm" svg:y="18.398cm" svg:viewBox="0 0 572 367" draw:points="572,293 572,367 0,37 64,0 191,73">
          <text:p/>
        </draw:polygon>
        <draw:polygon draw:style-name="gr7" draw:text-style-name="P1" draw:layer="layout" svg:width="0cm" svg:height="0cm" svg:x="2.872cm" svg:y="17.325cm" svg:viewBox="0 0 0 0" draw:points="0,0">
          <text:p/>
        </draw:polygon>
        <draw:polygon draw:style-name="gr6" draw:text-style-name="P3" draw:layer="layout" svg:width="0.382cm" svg:height="0.366cm" svg:x="2.368cm" svg:y="18.324cm" svg:viewBox="0 0 383 367" draw:points="383,344 381,367 0,148 81,101 81,75 211,0 211,245">
          <text:p/>
        </draw:polygon>
        <draw:polygon draw:style-name="gr7" draw:text-style-name="P1" draw:layer="layout" svg:width="0cm" svg:height="0cm" svg:x="2.872cm" svg:y="17.325cm" svg:viewBox="0 0 0 0" draw:points="0,0">
          <text:p/>
        </draw:polygon>
        <draw:polygon draw:style-name="gr6" draw:text-style-name="P3" draw:layer="layout" svg:width="0.042cm" svg:height="0.713cm" svg:x="2.59cm" svg:y="16.066cm" svg:viewBox="0 0 43 714" draw:points="43,0 43,665 3,714 0,17 28,0">
          <text:p/>
        </draw:polygon>
        <draw:polygon draw:style-name="gr7" draw:text-style-name="P1" draw:layer="layout" svg:width="0cm" svg:height="0cm" svg:x="2.872cm" svg:y="17.325cm" svg:viewBox="0 0 0 0" draw:points="0,0">
          <text:p/>
        </draw:polygon>
        <draw:polygon draw:style-name="gr6" draw:text-style-name="P3" draw:layer="layout" svg:width="0.303cm" svg:height="0.188cm" svg:x="2.21cm" svg:y="15.616cm" svg:viewBox="0 0 304 189" draw:points="240,91 239,90 304,53 213,0 0,123 114,189 240,115">
          <text:p/>
        </draw:polygon>
        <draw:polygon draw:style-name="gr7" draw:text-style-name="P1" draw:layer="layout" svg:width="0cm" svg:height="0cm" svg:x="2.872cm" svg:y="17.325cm" svg:viewBox="0 0 0 0" draw:points="0,0">
          <text:p/>
        </draw:polygon>
        <draw:polygon draw:style-name="gr6" draw:text-style-name="P3" draw:layer="layout" svg:width="0.039cm" svg:height="0.687cm" svg:x="2.632cm" svg:y="16.044cm" svg:viewBox="0 0 40 688" draw:points="0,22 0,688 40,635 40,0">
          <text:p/>
        </draw:polygon>
        <draw:polygon draw:style-name="gr7" draw:text-style-name="P1" draw:layer="layout" svg:width="0cm" svg:height="0cm" svg:x="2.872cm" svg:y="17.325cm" svg:viewBox="0 0 0 0" draw:points="0,0">
          <text:p/>
        </draw:polygon>
        <draw:polygon draw:style-name="gr6" draw:text-style-name="P3" draw:layer="layout" svg:width="0.131cm" svg:height="0.276cm" svg:x="2.449cm" svg:y="18.123cm" svg:viewBox="0 0 132 277" draw:points="132,86 0,0 0,277 130,202">
          <text:p/>
        </draw:polygon>
        <draw:polygon draw:style-name="gr7" draw:text-style-name="P1" draw:layer="layout" svg:width="0cm" svg:height="0cm" svg:x="2.872cm" svg:y="17.325cm" svg:viewBox="0 0 0 0" draw:points="0,0">
          <text:p/>
        </draw:polygon>
        <draw:path draw:style-name="gr6" draw:text-style-name="P3" draw:layer="layout" svg:width="0.201cm" svg:height="0.116cm" svg:x="1.794cm" svg:y="16.511cm" svg:viewBox="0 0 202 117" svg:d="M160 105c4-2 8-4 12-6 40-23 40-59 0-82-39-23-103-23-143 0-39 23-39 59 0 82h1v-17 17c4 2 8 4 12 6 35 16 83 16 118 0 8-7 12-15 12-23 0-22-32-40-72-40-39 0-70 18-70 40 0 8 4 16 12 23-8-7-12-15-12-23 0-22 31-40 70-40 40 0 72 18 72 40 0 8-4 16-12 23z">
          <text:p/>
        </draw:path>
        <draw:polygon draw:style-name="gr7" draw:text-style-name="P1" draw:layer="layout" svg:width="0cm" svg:height="0cm" svg:x="2.872cm" svg:y="17.325cm" svg:viewBox="0 0 0 0" draw:points="0,0">
          <text:p/>
        </draw:polygon>
        <draw:path draw:style-name="gr6" draw:text-style-name="P3" draw:layer="layout" svg:width="0.201cm" svg:height="0.116cm" svg:x="1.794cm" svg:y="16.511cm" svg:viewBox="0 0 202 117" svg:d="M160 105c4-2 8-4 12-6 40-23 40-59 0-82-39-23-103-23-143 0-39 23-39 59 0 82h1c4 2 8 4 12 6 35 16 83 16 118 0z">
          <text:p/>
        </draw:path>
        <draw:polygon draw:style-name="gr7" draw:text-style-name="P1" draw:layer="layout" svg:width="0cm" svg:height="0cm" svg:x="2.872cm" svg:y="17.325cm" svg:viewBox="0 0 0 0" draw:points="0,0">
          <text:p/>
        </draw:polygon>
        <draw:path draw:style-name="gr6" draw:text-style-name="P3" draw:layer="layout" svg:width="0.201cm" svg:height="0.116cm" svg:x="2.384cm" svg:y="16.852cm" svg:viewBox="0 0 202 117" svg:d="M160 106c4-2 9-4 12-6 40-23 40-60 0-82-39-24-103-24-143 0-39 22-39 59 0 82 1 0 1 0 1 0 4 2 8 4 12 6 35 15 83 15 118 0z">
          <text:p/>
        </draw:path>
        <draw:polygon draw:style-name="gr7" draw:text-style-name="P1" draw:layer="layout" svg:width="0cm" svg:height="0cm" svg:x="2.872cm" svg:y="17.325cm" svg:viewBox="0 0 0 0" draw:points="0,0">
          <text:p/>
        </draw:polygon>
        <draw:path draw:style-name="gr6" draw:text-style-name="P3" draw:layer="layout" svg:width="0.201cm" svg:height="0.116cm" svg:x="2.384cm" svg:y="16.852cm" svg:viewBox="0 0 202 117" svg:d="M160 106c4-2 9-4 12-6 40-23 40-60 0-82-39-24-103-24-143 0-39 22-39 59 0 82 1 0 1 0 1 0v-17 17c4 2 8 4 12 6 35 15 83 15 118 0 8-7 12-15 12-23 0-22-32-41-72-41-39 0-70 19-70 41 0 8 4 16 12 23-8-7-12-15-12-23 0-22 31-41 70-41 40 0 72 19 72 41 0 8-4 16-12 23z">
          <text:p/>
        </draw:path>
        <draw:polygon draw:style-name="gr7" draw:text-style-name="P1" draw:layer="layout" svg:width="0cm" svg:height="0cm" svg:x="2.872cm" svg:y="17.325cm" svg:viewBox="0 0 0 0" draw:points="0,0">
          <text:p/>
        </draw:polygon>
        <draw:path draw:style-name="gr6" draw:text-style-name="P3" draw:layer="layout" svg:width="0.155cm" svg:height="0.298cm" svg:x="3.538cm" svg:y="16.403cm" svg:viewBox="0 0 156 299" svg:d="M114 0l42 24v197l-46 23-110 55 10-39c-7 8-10 20-10 34l10-34 104-123z">
          <text:p/>
        </draw:path>
        <draw:polygon draw:style-name="gr7" draw:text-style-name="P1" draw:layer="layout" svg:width="0cm" svg:height="0cm" svg:x="2.872cm" svg:y="17.325cm" svg:viewBox="0 0 0 0" draw:points="0,0">
          <text:p/>
        </draw:polygon>
        <draw:path draw:style-name="gr6" draw:text-style-name="P3" draw:layer="layout" svg:width="0.122cm" svg:height="0.309cm" svg:x="3.529cm" svg:y="16.377cm" svg:viewBox="0 0 123 310" svg:d="M19 286c-5 6-8 14-10 24l-9-156c3 3 6 5 9 7 17 12 36 15 49 8 12-6 20-22 20-43v-126l45 26v137z">
          <text:p/>
        </draw:path>
        <draw:polygon draw:style-name="gr7" draw:text-style-name="P1" draw:layer="layout" svg:width="0cm" svg:height="0cm" svg:x="2.872cm" svg:y="17.325cm" svg:viewBox="0 0 0 0" draw:points="0,0">
          <text:p/>
        </draw:polygon>
        <draw:polygon draw:style-name="gr6" draw:text-style-name="P3" draw:layer="layout" svg:width="0.25cm" svg:height="0.145cm" svg:x="3.036cm" svg:y="16.103cm" svg:viewBox="0 0 251 146" draw:points="251,32 230,20 196,0 181,9 0,114 55,146">
          <text:p/>
        </draw:polygon>
        <draw:polygon draw:style-name="gr7" draw:text-style-name="P1" draw:layer="layout" svg:width="0cm" svg:height="0cm" svg:x="2.872cm" svg:y="17.325cm" svg:viewBox="0 0 0 0" draw:points="0,0">
          <text:p/>
        </draw:polygon>
        <draw:polygon draw:style-name="gr6" draw:text-style-name="P3" draw:layer="layout" svg:width="0.166cm" svg:height="0.142cm" svg:x="3.201cm" svg:y="16.545cm" svg:viewBox="0 0 167 143" draw:points="167,46 0,143 0,80 86,31 86,0">
          <text:p/>
        </draw:polygon>
        <draw:polygon draw:style-name="gr7" draw:text-style-name="P1" draw:layer="layout" svg:width="0cm" svg:height="0cm" svg:x="2.872cm" svg:y="17.325cm" svg:viewBox="0 0 0 0" draw:points="0,0">
          <text:p/>
        </draw:polygon>
        <draw:path draw:style-name="gr6" draw:text-style-name="P3" draw:layer="layout" svg:width="0.044cm" svg:height="0.104cm" svg:x="3.286cm" svg:y="16.27cm" svg:viewBox="0 0 45 105" svg:d="M45 66c2 17-3 31-12 37-9 4-20 3-33-4v-99c3 1 7 3 10 7 3 22 17 46 35 59z">
          <text:p/>
        </draw:path>
        <draw:polygon draw:style-name="gr7" draw:text-style-name="P1" draw:layer="layout" svg:width="0cm" svg:height="0cm" svg:x="2.872cm" svg:y="17.325cm" svg:viewBox="0 0 0 0" draw:points="0,0">
          <text:p/>
        </draw:polygon>
        <draw:polygon draw:style-name="gr6" draw:text-style-name="P3" draw:layer="layout" svg:width="0.28cm" svg:height="0.164cm" svg:x="3.367cm" svg:y="16.645cm" svg:viewBox="0 0 281 165" draw:points="0,165 172,60 281,0">
          <text:p/>
        </draw:polygon>
        <draw:polygon draw:style-name="gr7" draw:text-style-name="P1" draw:layer="layout" svg:width="0cm" svg:height="0cm" svg:x="2.872cm" svg:y="17.325cm" svg:viewBox="0 0 0 0" draw:points="0,0">
          <text:p/>
        </draw:polygon>
        <draw:polygon draw:style-name="gr6" draw:text-style-name="P3" draw:layer="layout" svg:width="0.009cm" svg:height="0.201cm" svg:x="3.693cm" svg:y="16.422cm" svg:viewBox="0 0 10 202" draw:points="10,197 10,0 0,5 0,202">
          <text:p/>
        </draw:polygon>
        <draw:polygon draw:style-name="gr7" draw:text-style-name="P1" draw:layer="layout" svg:width="0cm" svg:height="0cm" svg:x="2.872cm" svg:y="17.325cm" svg:viewBox="0 0 0 0" draw:points="0,0">
          <text:p/>
        </draw:polygon>
        <draw:polygon draw:style-name="gr6" draw:text-style-name="P3" draw:layer="layout" svg:width="0cm" svg:height="0.696cm" svg:x="2.589cm" svg:y="16.083cm" svg:viewBox="0 0 0 697" draw:points="0,0 0,697">
          <text:p/>
        </draw:polygon>
        <draw:polygon draw:style-name="gr7" draw:text-style-name="P1" draw:layer="layout" svg:width="0cm" svg:height="0cm" svg:x="2.872cm" svg:y="17.325cm" svg:viewBox="0 0 0 0" draw:points="0,0">
          <text:p/>
        </draw:polygon>
        <draw:path draw:style-name="gr6" draw:text-style-name="P3" draw:layer="layout" svg:width="0.035cm" svg:height="0.059cm" svg:x="3.295cm" svg:y="16.276cm" svg:viewBox="0 0 36 60" svg:d="M36 60c-19-13-33-38-36-60 18 13 32 37 36 60z">
          <text:p/>
        </draw:path>
        <draw:polygon draw:style-name="gr7" draw:text-style-name="P1" draw:layer="layout" svg:width="0cm" svg:height="0cm" svg:x="2.872cm" svg:y="17.325cm" svg:viewBox="0 0 0 0" draw:points="0,0">
          <text:p/>
        </draw:polygon>
        <draw:polygon draw:style-name="gr6" draw:text-style-name="P3" draw:layer="layout" svg:width="0.053cm" svg:height="0.026cm" svg:x="2.618cm" svg:y="16.04cm" svg:viewBox="0 0 54 27" draw:points="15,27 54,0 38,5 0,27">
          <text:p/>
        </draw:polygon>
        <draw:polygon draw:style-name="gr7" draw:text-style-name="P1" draw:layer="layout" svg:width="0cm" svg:height="0cm" svg:x="2.872cm" svg:y="17.325cm" svg:viewBox="0 0 0 0" draw:points="0,0">
          <text:p/>
        </draw:polygon>
        <draw:path draw:style-name="gr6" draw:text-style-name="P3" draw:layer="layout" svg:width="0.05cm" svg:height="0.241cm" svg:x="3.479cm" svg:y="16.43cm" svg:viewBox="0 0 51 242" svg:d="M0 0c0 18 5 37 14 55 9 19 22 35 37 47l-51-102v242-242c0 36 21 78 51 102z">
          <text:p/>
        </draw:path>
        <draw:polygon draw:style-name="gr7" draw:text-style-name="P1" draw:layer="layout" svg:width="0cm" svg:height="0cm" svg:x="2.872cm" svg:y="17.325cm" svg:viewBox="0 0 0 0" draw:points="0,0">
          <text:p/>
        </draw:polygon>
        <draw:path draw:style-name="gr6" draw:text-style-name="P3" draw:layer="layout" svg:width="0.024cm" svg:height="0.031cm" svg:x="1.802cm" svg:y="17.719cm" svg:viewBox="0 0 25 32" svg:d="M25 32c-6-7-12-13-20-24-2-3-4-5-5-8 1 3 3 5 5 8 8 11 14 17 20 24z">
          <text:p/>
        </draw:path>
        <draw:polygon draw:style-name="gr7" draw:text-style-name="P1" draw:layer="layout" svg:width="0cm" svg:height="0cm" svg:x="2.872cm" svg:y="17.325cm" svg:viewBox="0 0 0 0" draw:points="0,0">
          <text:p/>
        </draw:polygon>
        <draw:line draw:style-name="gr8" draw:text-style-name="P1" draw:layer="layout" svg:x1="3.372cm" svg:y1="15.487cm" svg:x2="3.167cm" svg:y2="15.368cm">
          <text:p/>
        </draw:line>
        <draw:line draw:style-name="gr8" draw:text-style-name="P1" draw:layer="layout" svg:x1="3.371cm" svg:y1="15.486cm" svg:x2="3.371cm" svg:y2="16.062cm">
          <text:p/>
        </draw:line>
        <draw:line draw:style-name="gr8" draw:text-style-name="P1" draw:layer="layout" svg:x1="3.371cm" svg:y1="16.062cm" svg:x2="3.637cm" svg:y2="16.216cm">
          <text:p/>
        </draw:line>
        <draw:line draw:style-name="gr8" draw:text-style-name="P1" draw:layer="layout" svg:x1="3.168cm" svg:y1="15.369cm" svg:x2="2.906cm" svg:y2="15.337cm">
          <text:p/>
        </draw:line>
        <draw:line draw:style-name="gr8" draw:text-style-name="P1" draw:layer="layout" svg:x1="2.811cm" svg:y1="15.496cm" svg:x2="2.812cm" svg:y2="15.497cm">
          <text:p/>
        </draw:line>
        <draw:line draw:style-name="gr8" draw:text-style-name="P1" draw:layer="layout" svg:x1="2.855cm" svg:y1="15.497cm" svg:x2="2.812cm" svg:y2="15.497cm">
          <text:p/>
        </draw:line>
        <draw:line draw:style-name="gr8" draw:text-style-name="P1" draw:layer="layout" svg:x1="2.746cm" svg:y1="15.535cm" svg:x2="2.812cm" svg:y2="15.496cm">
          <text:p/>
        </draw:line>
        <draw:line draw:style-name="gr8" draw:text-style-name="P1" draw:layer="layout" svg:x1="2.968cm" svg:y1="15.432cm" svg:x2="2.855cm" svg:y2="15.498cm">
          <text:p/>
        </draw:line>
        <draw:line draw:style-name="gr8" draw:text-style-name="P1" draw:layer="layout" svg:x1="2.655cm" svg:y1="15.482cm" svg:x2="2.747cm" svg:y2="15.535cm">
          <text:p/>
        </draw:line>
        <draw:line draw:style-name="gr8" draw:text-style-name="P1" draw:layer="layout" svg:x1="3.217cm" svg:y1="15.577cm" svg:x2="2.967cm" svg:y2="15.432cm">
          <text:p/>
        </draw:line>
        <draw:line draw:style-name="gr8" draw:text-style-name="P1" draw:layer="layout" svg:x1="2.907cm" svg:y1="15.337cm" svg:x2="2.655cm" svg:y2="15.483cm">
          <text:p/>
        </draw:line>
        <draw:line draw:style-name="gr8" draw:text-style-name="P1" draw:layer="layout" svg:x1="3.372cm" svg:y1="15.486cm" svg:x2="3.216cm" svg:y2="15.577cm">
          <text:p/>
        </draw:line>
        <draw:line draw:style-name="gr8" draw:text-style-name="P1" draw:layer="layout" svg:x1="3.372cm" svg:y1="16.062cm" svg:x2="3.265cm" svg:y2="16.124cm">
          <text:p/>
        </draw:line>
        <draw:line draw:style-name="gr8" draw:text-style-name="P1" draw:layer="layout" svg:x1="3.216cm" svg:y1="16.112cm" svg:x2="3.216cm" svg:y2="15.576cm">
          <text:p/>
        </draw:line>
        <draw:line draw:style-name="gr8" draw:text-style-name="P1" draw:layer="layout" svg:x1="3.703cm" svg:y1="16.374cm" svg:x2="3.636cm" svg:y2="16.215cm">
          <text:p/>
        </draw:line>
        <draw:line draw:style-name="gr8" draw:text-style-name="P1" draw:layer="layout" svg:x1="3.702cm" svg:y1="16.618cm" svg:x2="3.702cm" svg:y2="18.491cm">
          <text:p/>
        </draw:line>
        <draw:polyline draw:style-name="gr8" draw:text-style-name="P1" draw:layer="layout" svg:width="0cm" svg:height="0cm" svg:x="3.702cm" svg:y="16.373cm" svg:viewBox="0 0 0 0" draw:points="0,0">
          <text:p/>
        </draw:polyline>
        <draw:line draw:style-name="gr8" draw:text-style-name="P1" draw:layer="layout" svg:x1="3.702cm" svg:y1="16.373cm" svg:x2="3.702cm" svg:y2="16.422cm">
          <text:p/>
        </draw:line>
        <draw:line draw:style-name="gr8" draw:text-style-name="P1" draw:layer="layout" svg:x1="3.703cm" svg:y1="16.422cm" svg:x2="3.693cm" svg:y2="16.428cm">
          <text:p/>
        </draw:line>
        <draw:line draw:style-name="gr8" draw:text-style-name="P1" draw:layer="layout" svg:x1="3.651cm" svg:y1="16.403cm" svg:x2="3.694cm" svg:y2="16.428cm">
          <text:p/>
        </draw:line>
        <draw:polyline draw:style-name="gr8" draw:text-style-name="P1" draw:layer="layout" svg:width="0cm" svg:height="0cm" svg:x="3.651cm" svg:y="16.403cm" svg:viewBox="0 0 0 0" draw:points="0,0">
          <text:p/>
        </draw:polyline>
        <draw:line draw:style-name="gr8" draw:text-style-name="P1" draw:layer="layout" svg:x1="3.606cm" svg:y1="16.377cm" svg:x2="3.652cm" svg:y2="16.404cm">
          <text:p/>
        </draw:line>
        <draw:line draw:style-name="gr8" draw:text-style-name="P1" draw:layer="layout" svg:x1="3.479cm" svg:y1="16.303cm" svg:x2="3.607cm" svg:y2="16.378cm">
          <text:p/>
        </draw:line>
        <draw:line draw:style-name="gr8" draw:text-style-name="P1" draw:layer="layout" svg:x1="3.48cm" svg:y1="16.304cm" svg:x2="3.286cm" svg:y2="16.192cm">
          <text:p/>
        </draw:line>
        <draw:line draw:style-name="gr8" draw:text-style-name="P1" draw:layer="layout" svg:x1="2.064cm" svg:y1="18.271cm" svg:x2="2.064cm" svg:y2="18.516cm">
          <text:p/>
        </draw:line>
        <draw:line draw:style-name="gr8" draw:text-style-name="P1" draw:layer="layout" svg:x1="2.655cm" svg:y1="15.482cm" svg:x2="2.655cm" svg:y2="16.045cm">
          <text:p/>
        </draw:line>
        <draw:line draw:style-name="gr8" draw:text-style-name="P1" draw:layer="layout" svg:x1="1.958cm" svg:y1="18.21cm" svg:x2="1.958cm" svg:y2="17.851cm">
          <text:p/>
        </draw:line>
        <draw:line draw:style-name="gr8" draw:text-style-name="P1" draw:layer="layout" svg:x1="1.959cm" svg:y1="17.852cm" svg:x2="1.849cm" svg:y2="17.779cm">
          <text:p/>
        </draw:line>
        <draw:path draw:style-name="gr8" draw:text-style-name="P1" draw:layer="layout" svg:width="0.057cm" svg:height="0.086cm" svg:x="1.792cm" svg:y="17.693cm" svg:viewBox="0 0 58 87" svg:d="M58 87c-31-19-52-53-58-87">
          <text:p/>
        </draw:path>
        <draw:line draw:style-name="gr8" draw:text-style-name="P1" draw:layer="layout" svg:x1="2.423cm" svg:y1="15.616cm" svg:x2="2.21cm" svg:y2="15.74cm">
          <text:p/>
        </draw:line>
        <draw:line draw:style-name="gr8" draw:text-style-name="P1" draw:layer="layout" svg:x1="1.79cm" svg:y1="16.521cm" svg:x2="1.97cm" svg:y2="16.417cm">
          <text:p/>
        </draw:line>
        <draw:line draw:style-name="gr8" draw:text-style-name="P1" draw:layer="layout" svg:x1="1.969cm" svg:y1="16.418cm" svg:x2="2.211cm" svg:y2="15.739cm">
          <text:p/>
        </draw:line>
        <draw:line draw:style-name="gr8" draw:text-style-name="P1" draw:layer="layout" svg:x1="2.812cm" svg:y1="15.497cm" svg:x2="2.812cm" svg:y2="16.601cm">
          <text:p/>
        </draw:line>
        <draw:line draw:style-name="gr8" draw:text-style-name="P1" draw:layer="layout" svg:x1="2.811cm" svg:y1="15.496cm" svg:x2="2.811cm" svg:y2="16.602cm">
          <text:p/>
        </draw:line>
        <draw:line draw:style-name="gr8" draw:text-style-name="P1" draw:layer="layout" svg:x1="2.855cm" svg:y1="15.497cm" svg:x2="2.855cm" svg:y2="16.577cm">
          <text:p/>
        </draw:line>
        <draw:line draw:style-name="gr8" draw:text-style-name="P1" draw:layer="layout" svg:x1="2.747cm" svg:y1="15.993cm" svg:x2="2.67cm" svg:y2="16.037cm">
          <text:p/>
        </draw:line>
        <draw:line draw:style-name="gr8" draw:text-style-name="P1" draw:layer="layout" svg:x1="2.746cm" svg:y1="15.534cm" svg:x2="2.746cm" svg:y2="15.993cm">
          <text:p/>
        </draw:line>
        <draw:line draw:style-name="gr8" draw:text-style-name="P1" draw:layer="layout" svg:x1="2.967cm" svg:y1="16.409cm" svg:x2="2.967cm" svg:y2="15.432cm">
          <text:p/>
        </draw:line>
        <draw:line draw:style-name="gr8" draw:text-style-name="P1" draw:layer="layout" svg:x1="2.747cm" svg:y1="15.993cm" svg:x2="2.655cm" svg:y2="16.046cm">
          <text:p/>
        </draw:line>
        <draw:line draw:style-name="gr8" draw:text-style-name="P1" draw:layer="layout" svg:x1="3.539cm" svg:y1="16.687cm" svg:x2="3.529cm" svg:y2="16.531cm">
          <text:p/>
        </draw:line>
        <draw:path draw:style-name="gr8" draw:text-style-name="P1" draw:layer="layout" svg:width="0cm" svg:height="0.009cm" svg:x="3.538cm" svg:y="16.686cm" svg:viewBox="0 0 0 10" svg:d="M0 0c0 3 0 7 0 10">
          <text:p/>
        </draw:path>
        <draw:path draw:style-name="gr8" draw:text-style-name="P1" draw:layer="layout" svg:width="0.05cm" svg:height="0.101cm" svg:x="3.479cm" svg:y="16.43cm" svg:viewBox="0 0 51 102" svg:d="M0 0c0 35 21 77 51 102">
          <text:p/>
        </draw:path>
        <draw:line draw:style-name="gr8" draw:text-style-name="P1" draw:layer="layout" svg:x1="3.538cm" svg:y1="16.705cm" svg:x2="3.538cm" svg:y2="16.696cm">
          <text:p/>
        </draw:line>
        <draw:line draw:style-name="gr8" draw:text-style-name="P1" draw:layer="layout" svg:x1="3.479cm" svg:y1="16.303cm" svg:x2="3.479cm" svg:y2="16.43cm">
          <text:p/>
        </draw:line>
        <draw:path draw:style-name="gr8" draw:text-style-name="P1" draw:layer="layout" svg:width="0.045cm" svg:height="0.102cm" svg:x="3.286cm" svg:y="16.27cm" svg:viewBox="0 0 46 103" svg:d="M0 0c19 9 35 30 42 54 8 22 3 41-9 49">
          <text:p/>
        </draw:path>
        <draw:path draw:style-name="gr8" draw:text-style-name="P1" draw:layer="layout" svg:width="0.032cm" svg:height="0.006cm" svg:x="3.286cm" svg:y="16.368cm" svg:viewBox="0 0 33 7" svg:d="M33 5c-9 4-21 3-33-5">
          <text:p/>
        </draw:path>
        <draw:line draw:style-name="gr8" draw:text-style-name="P1" draw:layer="layout" svg:x1="3.479cm" svg:y1="16.43cm" svg:x2="3.479cm" svg:y2="16.671cm">
          <text:p/>
        </draw:line>
        <draw:line draw:style-name="gr8" draw:text-style-name="P1" draw:layer="layout" svg:x1="2.861cm" svg:y1="18.731cm" svg:x2="2.861cm" svg:y2="18.976cm">
          <text:p/>
        </draw:line>
        <draw:line draw:style-name="gr8" draw:text-style-name="P1" draw:layer="layout" svg:x1="3.703cm" svg:y1="18.491cm" svg:x2="2.861cm" svg:y2="18.977cm">
          <text:p/>
        </draw:line>
        <draw:line draw:style-name="gr8" draw:text-style-name="P1" draw:layer="layout" svg:x1="2.862cm" svg:y1="18.732cm" svg:x2="2.755cm" svg:y2="18.67cm">
          <text:p/>
        </draw:line>
        <draw:line draw:style-name="gr8" draw:text-style-name="P1" draw:layer="layout" svg:x1="2.755cm" svg:y1="18.67cm" svg:x2="2.755cm" svg:y2="18.311cm">
          <text:p/>
        </draw:line>
        <draw:line draw:style-name="gr8" draw:text-style-name="P1" draw:layer="layout" svg:x1="2.756cm" svg:y1="18.312cm" svg:x2="2.654cm" svg:y2="18.244cm">
          <text:p/>
        </draw:line>
        <draw:line draw:style-name="gr8" draw:text-style-name="P1" draw:layer="layout" svg:x1="3.367cm" svg:y1="16.812cm" svg:x2="3.652cm" svg:y2="16.647cm">
          <text:p/>
        </draw:line>
        <draw:path draw:style-name="gr8" draw:text-style-name="P1" draw:layer="layout" svg:width="0.058cm" svg:height="0.107cm" svg:x="2.596cm" svg:y="18.137cm" svg:viewBox="0 0 59 108" svg:d="M59 108c-2-2-5-4-7-6-5-4-11-8-15-12s-8-9-12-14c-3-5-7-10-10-15-10-19-15-40-15-61">
          <text:p/>
        </draw:path>
        <draw:line draw:style-name="gr8" draw:text-style-name="P1" draw:layer="layout" svg:x1="2.596cm" svg:y1="18.137cm" svg:x2="2.596cm" svg:y2="16.974cm">
          <text:p/>
        </draw:line>
        <draw:line draw:style-name="gr8" draw:text-style-name="P1" draw:layer="layout" svg:x1="3.367cm" svg:y1="16.591cm" svg:x2="3.367cm" svg:y2="16.811cm">
          <text:p/>
        </draw:line>
        <draw:line draw:style-name="gr8" draw:text-style-name="P1" draw:layer="layout" svg:x1="2.596cm" svg:y1="16.975cm" svg:x2="2.766cm" svg:y2="16.877cm">
          <text:p/>
        </draw:line>
        <draw:line draw:style-name="gr8" draw:text-style-name="P1" draw:layer="layout" svg:x1="3.368cm" svg:y1="16.591cm" svg:x2="3.201cm" svg:y2="16.688cm">
          <text:p/>
        </draw:line>
        <draw:line draw:style-name="gr8" draw:text-style-name="P1" draw:layer="layout" svg:x1="3.201cm" svg:y1="16.687cm" svg:x2="3.201cm" svg:y2="16.625cm">
          <text:p/>
        </draw:line>
        <draw:line draw:style-name="gr8" draw:text-style-name="P1" draw:layer="layout" svg:x1="3.702cm" svg:y1="16.618cm" svg:x2="3.702cm" svg:y2="16.422cm">
          <text:p/>
        </draw:line>
        <draw:line draw:style-name="gr8" draw:text-style-name="P1" draw:layer="layout" svg:x1="3.693cm" svg:y1="16.624cm" svg:x2="3.703cm" svg:y2="16.618cm">
          <text:p/>
        </draw:line>
        <draw:line draw:style-name="gr8" draw:text-style-name="P1" draw:layer="layout" svg:x1="3.693cm" svg:y1="16.427cm" svg:x2="3.693cm" svg:y2="16.623cm">
          <text:p/>
        </draw:line>
        <draw:line draw:style-name="gr8" draw:text-style-name="P1" draw:layer="layout" svg:x1="3.548cm" svg:y1="16.663cm" svg:x2="3.652cm" svg:y2="16.539cm">
          <text:p/>
        </draw:line>
        <draw:path draw:style-name="gr8" draw:text-style-name="P1" draw:layer="layout" svg:width="0.01cm" svg:height="0.034cm" svg:x="3.538cm" svg:y="16.662cm" svg:viewBox="0 0 11 35" svg:d="M11 0c-8 8-11 21-11 35">
          <text:p/>
        </draw:path>
        <draw:line draw:style-name="gr8" draw:text-style-name="P1" draw:layer="layout" svg:x1="3.651cm" svg:y1="16.403cm" svg:x2="3.651cm" svg:y2="16.539cm">
          <text:p/>
        </draw:line>
        <draw:line draw:style-name="gr8" draw:text-style-name="P1" draw:layer="layout" svg:x1="3.538cm" svg:y1="16.696cm" svg:x2="3.538cm" svg:y2="16.705cm">
          <text:p/>
        </draw:line>
        <draw:line draw:style-name="gr8" draw:text-style-name="P1" draw:layer="layout" svg:x1="3.538cm" svg:y1="16.706cm" svg:x2="3.645cm" svg:y2="16.644cm">
          <text:p/>
        </draw:line>
        <draw:line draw:style-name="gr8" draw:text-style-name="P1" draw:layer="layout" svg:x1="3.644cm" svg:y1="16.644cm" svg:x2="3.653cm" svg:y2="16.648cm">
          <text:p/>
        </draw:line>
        <draw:line draw:style-name="gr8" draw:text-style-name="P1" draw:layer="layout" svg:x1="3.651cm" svg:y1="16.649cm" svg:x2="3.694cm" svg:y2="16.623cm">
          <text:p/>
        </draw:line>
        <draw:line draw:style-name="gr8" draw:text-style-name="P1" draw:layer="layout" svg:x1="3.651cm" svg:y1="16.647cm" svg:x2="3.651cm" svg:y2="16.648cm">
          <text:p/>
        </draw:line>
        <draw:line draw:style-name="gr8" draw:text-style-name="P1" draw:layer="layout" svg:x1="3.651cm" svg:y1="16.403cm" svg:x2="3.651cm" svg:y2="16.539cm">
          <text:p/>
        </draw:line>
        <draw:polyline draw:style-name="gr8" draw:text-style-name="P1" draw:layer="layout" svg:width="0cm" svg:height="0cm" svg:x="3.651cm" svg:y="16.539cm" svg:viewBox="0 0 0 0" draw:points="0,0">
          <text:p/>
        </draw:polyline>
        <draw:path draw:style-name="gr8" draw:text-style-name="P1" draw:layer="layout" svg:width="0.01cm" svg:height="0.024cm" svg:x="3.538cm" svg:y="16.662cm" svg:viewBox="0 0 11 25" svg:d="M11 0c-5 7-9 15-11 25">
          <text:p/>
        </draw:path>
        <draw:path draw:style-name="gr8" draw:text-style-name="P1" draw:layer="layout" svg:width="0.009cm" svg:height="0.006cm" svg:x="3.529cm" svg:y="16.531cm" svg:viewBox="0 0 10 7" svg:d="M0 0c4 3 7 5 10 7">
          <text:p/>
        </draw:path>
        <draw:line draw:style-name="gr8" draw:text-style-name="P1" draw:layer="layout" svg:x1="3.548cm" svg:y1="16.663cm" svg:x2="3.652cm" svg:y2="16.539cm">
          <text:p/>
        </draw:line>
        <draw:path draw:style-name="gr8" draw:text-style-name="P1" draw:layer="layout" svg:width="0.068cm" svg:height="0.046cm" svg:x="3.538cm" svg:y="16.503cm" svg:viewBox="0 0 69 47" svg:d="M0 34c17 13 36 16 49 9 12-6 20-22 20-43">
          <text:p/>
        </draw:path>
        <draw:line draw:style-name="gr8" draw:text-style-name="P1" draw:layer="layout" svg:x1="3.606cm" svg:y1="16.503cm" svg:x2="3.606cm" svg:y2="16.377cm">
          <text:p/>
        </draw:line>
        <draw:path draw:style-name="gr8" draw:text-style-name="P1" draw:layer="layout" svg:width="0.05cm" svg:height="0.101cm" svg:x="3.479cm" svg:y="16.43cm" svg:viewBox="0 0 51 102" svg:d="M0 0c0 17 5 36 14 54 9 19 22 36 37 48">
          <text:p/>
        </draw:path>
        <draw:path draw:style-name="gr8" draw:text-style-name="P1" draw:layer="layout" svg:width="0.035cm" svg:height="0.059cm" svg:x="3.295cm" svg:y="16.276cm" svg:viewBox="0 0 36 60" svg:d="M36 60c-19-13-33-38-36-60">
          <text:p/>
        </draw:path>
        <draw:line draw:style-name="gr8" draw:text-style-name="P1" draw:layer="layout" svg:x1="2.862cm" svg:y1="18.977cm" svg:x2="2.064cm" svg:y2="18.516cm">
          <text:p/>
        </draw:line>
        <draw:line draw:style-name="gr8" draw:text-style-name="P1" draw:layer="layout" svg:x1="2.177cm" svg:y1="18.337cm" svg:x2="2.177cm" svg:y2="18.435cm">
          <text:p/>
        </draw:line>
        <draw:line draw:style-name="gr8" draw:text-style-name="P1" draw:layer="layout" svg:x1="2.177cm" svg:y1="18.435cm" svg:x2="2.749cm" svg:y2="18.765cm">
          <text:p/>
        </draw:line>
        <draw:line draw:style-name="gr8" draw:text-style-name="P1" draw:layer="layout" svg:x1="2.748cm" svg:y1="18.666cm" svg:x2="2.748cm" svg:y2="18.764cm">
          <text:p/>
        </draw:line>
        <draw:line draw:style-name="gr8" draw:text-style-name="P1" draw:layer="layout" svg:x1="2.178cm" svg:y1="18.338cm" svg:x2="2.155cm" svg:y2="18.324cm">
          <text:p/>
        </draw:line>
        <draw:line draw:style-name="gr8" draw:text-style-name="P1" draw:layer="layout" svg:x1="2.156cm" svg:y1="18.325cm" svg:x2="2.13cm" svg:y2="18.309cm">
          <text:p/>
        </draw:line>
        <draw:line draw:style-name="gr8" draw:text-style-name="P1" draw:layer="layout" svg:x1="1.958cm" svg:y1="18.21cm" svg:x2="2.131cm" svg:y2="18.31cm">
          <text:p/>
        </draw:line>
        <draw:line draw:style-name="gr8" draw:text-style-name="P1" draw:layer="layout" svg:x1="2.116cm" svg:y1="17.943cm" svg:x2="1.958cm" svg:y2="17.851cm">
          <text:p/>
        </draw:line>
        <draw:path draw:style-name="gr8" draw:text-style-name="P1" draw:layer="layout" svg:width="0.015cm" svg:height="0.006cm" svg:x="2.115cm" svg:y="17.942cm" svg:viewBox="0 0 16 7" svg:d="M0 0c5 3 11 6 16 7">
          <text:p/>
        </draw:path>
        <draw:line draw:style-name="gr8" draw:text-style-name="P1" draw:layer="layout" svg:x1="2.13cm" svg:y1="17.948cm" svg:x2="2.13cm" svg:y2="18.309cm">
          <text:p/>
        </draw:line>
        <draw:line draw:style-name="gr8" draw:text-style-name="P1" draw:layer="layout" svg:x1="2.59cm" svg:y1="16.083cm" svg:x2="2.588cm" svg:y2="16.084cm">
          <text:p/>
        </draw:line>
        <draw:line draw:style-name="gr8" draw:text-style-name="P1" draw:layer="layout" svg:x1="2.619cm" svg:y1="16.066cm" svg:x2="2.59cm" svg:y2="16.084cm">
          <text:p/>
        </draw:line>
        <draw:line draw:style-name="gr8" draw:text-style-name="P1" draw:layer="layout" svg:x1="2.589cm" svg:y1="16.084cm" svg:x2="2.513cm" svg:y2="16.128cm">
          <text:p/>
        </draw:line>
        <draw:line draw:style-name="gr8" draw:text-style-name="P1" draw:layer="layout" svg:x1="2.672cm" svg:y1="16.036cm" svg:x2="2.618cm" svg:y2="16.067cm">
          <text:p/>
        </draw:line>
        <draw:line draw:style-name="gr8" draw:text-style-name="P1" draw:layer="layout" svg:x1="2.422cm" svg:y1="15.616cm" svg:x2="2.514cm" svg:y2="15.67cm">
          <text:p/>
        </draw:line>
        <draw:line draw:style-name="gr8" draw:text-style-name="P1" draw:layer="layout" svg:x1="2.513cm" svg:y1="16.127cm" svg:x2="2.513cm" svg:y2="15.669cm">
          <text:p/>
        </draw:line>
        <draw:line draw:style-name="gr8" draw:text-style-name="P1" draw:layer="layout" svg:x1="1.791cm" svg:y1="16.52cm" svg:x2="1.789cm" svg:y2="16.633cm">
          <text:p/>
        </draw:line>
        <draw:line draw:style-name="gr8" draw:text-style-name="P1" draw:layer="layout" svg:x1="2.45cm" svg:y1="15.731cm" svg:x2="2.323cm" svg:y2="15.806cm">
          <text:p/>
        </draw:line>
        <draw:line draw:style-name="gr8" draw:text-style-name="P1" draw:layer="layout" svg:x1="2.449cm" svg:y1="15.731cm" svg:x2="2.449cm" svg:y2="15.707cm">
          <text:p/>
        </draw:line>
        <draw:line draw:style-name="gr8" draw:text-style-name="P1" draw:layer="layout" svg:x1="2.21cm" svg:y1="15.739cm" svg:x2="2.324cm" svg:y2="15.805cm">
          <text:p/>
        </draw:line>
        <draw:line draw:style-name="gr8" draw:text-style-name="P1" draw:layer="layout" svg:x1="2.449cm" svg:y1="15.707cm" svg:x2="2.448cm" svg:y2="15.706cm">
          <text:p/>
        </draw:line>
        <draw:line draw:style-name="gr8" draw:text-style-name="P1" draw:layer="layout" svg:x1="2.448cm" svg:y1="15.707cm" svg:x2="2.514cm" svg:y2="15.669cm">
          <text:p/>
        </draw:line>
        <draw:path draw:style-name="gr8" draw:text-style-name="P1" draw:layer="layout" svg:width="0.142cm" svg:height="0.018cm" svg:x="1.823cm" svg:y="16.61cm" svg:viewBox="0 0 143 19" svg:d="M0 0c40 25 104 25 143 0">
          <text:p/>
        </draw:path>
        <draw:path draw:style-name="gr8" draw:text-style-name="P1" draw:layer="layout" svg:width="0.201cm" svg:height="0.099cm" svg:x="1.794cm" svg:y="16.511cm" svg:viewBox="0 0 202 100" svg:d="M172 100c40-23 40-60 0-83-39-23-103-23-143 0-39 23-39 60 0 83">
          <text:p/>
        </draw:path>
        <draw:path draw:style-name="gr8" draw:text-style-name="P1" draw:layer="layout" svg:width="0cm" svg:height="0cm" svg:x="1.789cm" svg:y="16.632cm" svg:viewBox="0 0 0 1" svg:d="M0 0c0 1 0 1 0 1">
          <text:p/>
        </draw:path>
        <draw:path draw:style-name="gr8" draw:text-style-name="P1" draw:layer="layout" svg:width="0.004cm" svg:height="0.018cm" svg:x="1.789cm" svg:y="16.633cm" svg:viewBox="0 0 5 19" svg:d="M0 0c0 6 2 13 5 19">
          <text:p/>
        </draw:path>
        <draw:path draw:style-name="gr8" draw:text-style-name="P1" draw:layer="layout" svg:width="0.044cm" svg:height="0.013cm" svg:x="1.793cm" svg:y="16.651cm" svg:viewBox="0 0 45 14" svg:d="M0 0c1 3 3 5 7 7 4 3 8 5 13 6 10 2 19 1 25-1">
          <text:p/>
        </draw:path>
        <draw:path draw:style-name="gr8" draw:text-style-name="P1" draw:layer="layout" svg:width="0.222cm" svg:height="0.029cm" svg:x="1.837cm" svg:y="16.633cm" svg:viewBox="0 0 223 30" svg:d="M0 30c68-24 146-34 223-28">
          <text:p/>
        </draw:path>
        <draw:path draw:style-name="gr8" draw:text-style-name="P1" draw:layer="layout" svg:width="0.025cm" svg:height="0.005cm" svg:x="2.059cm" svg:y="16.63cm" svg:viewBox="0 0 26 6" svg:d="M26 0c-6 4-17 6-26 6">
          <text:p/>
        </draw:path>
        <draw:line draw:style-name="gr8" draw:text-style-name="P1" draw:layer="layout" svg:x1="2.134cm" svg:y1="16.513cm" svg:x2="1.969cm" svg:y2="16.417cm">
          <text:p/>
        </draw:line>
        <draw:line draw:style-name="gr8" draw:text-style-name="P1" draw:layer="layout" svg:x1="2.101cm" svg:y1="16.621cm" svg:x2="2.084cm" svg:y2="16.631cm">
          <text:p/>
        </draw:line>
        <draw:line draw:style-name="gr8" draw:text-style-name="P1" draw:layer="layout" svg:x1="2.134cm" svg:y1="16.512cm" svg:x2="2.1cm" svg:y2="16.622cm">
          <text:p/>
        </draw:line>
        <draw:line draw:style-name="gr8" draw:text-style-name="P1" draw:layer="layout" svg:x1="2.156cm" svg:y1="16.277cm" svg:x2="2.133cm" svg:y2="16.513cm">
          <text:p/>
        </draw:line>
        <draw:line draw:style-name="gr8" draw:text-style-name="P1" draw:layer="layout" svg:x1="2.155cm" svg:y1="16.278cm" svg:x2="2.324cm" svg:y2="15.804cm">
          <text:p/>
        </draw:line>
        <draw:line draw:style-name="gr8" draw:text-style-name="P1" draw:layer="layout" svg:x1="2.449cm" svg:y1="18.4cm" svg:x2="2.579cm" svg:y2="18.324cm">
          <text:p/>
        </draw:line>
        <draw:line draw:style-name="gr8" draw:text-style-name="P1" draw:layer="layout" svg:x1="2.45cm" svg:y1="18.425cm" svg:x2="2.368cm" svg:y2="18.472cm">
          <text:p/>
        </draw:line>
        <draw:polyline draw:style-name="gr8" draw:text-style-name="P1" draw:layer="layout" svg:width="0cm" svg:height="0cm" svg:x="3.538cm" svg:y="16.705cm" svg:viewBox="0 0 0 0" draw:points="0,0">
          <text:p/>
        </draw:polyline>
        <draw:line draw:style-name="gr8" draw:text-style-name="P1" draw:layer="layout" svg:x1="2.725cm" svg:y1="16.652cm" svg:x2="2.921cm" svg:y2="16.539cm">
          <text:p/>
        </draw:line>
        <draw:line draw:style-name="gr8" draw:text-style-name="P1" draw:layer="layout" svg:x1="2.578cm" svg:y1="18.568cm" svg:x2="2.756cm" svg:y2="18.671cm">
          <text:p/>
        </draw:line>
        <draw:line draw:style-name="gr8" draw:text-style-name="P1" draw:layer="layout" svg:x1="2.756cm" svg:y1="18.312cm" svg:x2="2.585cm" svg:y2="18.213cm">
          <text:p/>
        </draw:line>
        <draw:line draw:style-name="gr8" draw:text-style-name="P1" draw:layer="layout" svg:x1="2.586cm" svg:y1="18.215cm" svg:x2="2.581cm" svg:y2="18.21cm">
          <text:p/>
        </draw:line>
        <draw:line draw:style-name="gr8" draw:text-style-name="P1" draw:layer="layout" svg:x1="2.578cm" svg:y1="18.568cm" svg:x2="2.578cm" svg:y2="18.208cm">
          <text:p/>
        </draw:line>
        <draw:line draw:style-name="gr8" draw:text-style-name="P1" draw:layer="layout" svg:x1="2.596cm" svg:y1="16.974cm" svg:x2="2.377cm" svg:y2="16.975cm">
          <text:p/>
        </draw:line>
        <draw:line draw:style-name="gr8" draw:text-style-name="P1" draw:layer="layout" svg:x1="3.368cm" svg:y1="16.592cm" svg:x2="3.286cm" svg:y2="16.545cm">
          <text:p/>
        </draw:line>
        <draw:path draw:style-name="gr8" draw:text-style-name="P1" draw:layer="layout" svg:width="0.142cm" svg:height="0.017cm" svg:x="2.413cm" svg:y="16.951cm" svg:viewBox="0 0 143 18" svg:d="M0 0c40 24 104 24 143 0">
          <text:p/>
        </draw:path>
        <draw:path draw:style-name="gr8" draw:text-style-name="P1" draw:layer="layout" svg:width="0.201cm" svg:height="0.099cm" svg:x="2.384cm" svg:y="16.852cm" svg:viewBox="0 0 202 100" svg:d="M172 100c40-23 40-60 0-83-39-23-103-23-143 0-39 23-39 60 0 83">
          <text:p/>
        </draw:path>
        <draw:line draw:style-name="gr8" draw:text-style-name="P1" draw:layer="layout" svg:x1="2.384cm" svg:y1="16.804cm" svg:x2="2.401cm" svg:y2="16.794cm">
          <text:p/>
        </draw:line>
        <draw:path draw:style-name="gr8" draw:text-style-name="P1" draw:layer="layout" svg:width="0.009cm" svg:height="0.012cm" svg:x="2.375cm" svg:y="16.803cm" svg:viewBox="0 0 10 13" svg:d="M10 0c-6 4-10 9-10 13">
          <text:p/>
        </draw:path>
        <draw:path draw:style-name="gr8" draw:text-style-name="P1" draw:layer="layout" svg:width="0cm" svg:height="0.001cm" svg:x="2.375cm" svg:y="16.815cm" svg:viewBox="0 0 1 2" svg:d="M0 0c0 1 1 2 1 2">
          <text:p/>
        </draw:path>
        <draw:line draw:style-name="gr8" draw:text-style-name="P1" draw:layer="layout" svg:x1="2.4cm" svg:y1="16.795cm" svg:x2="2.597cm" svg:y2="16.779cm">
          <text:p/>
        </draw:line>
        <draw:path draw:style-name="gr8" draw:text-style-name="P1" draw:layer="layout" svg:width="0.002cm" svg:height="0.024cm" svg:x="2.376cm" svg:y="16.817cm" svg:viewBox="0 0 3 25" svg:d="M0 0c2 9 3 17 3 25">
          <text:p/>
        </draw:path>
        <draw:path draw:style-name="gr8" draw:text-style-name="P1" draw:layer="layout" svg:width="0.05cm" svg:height="0.106cm" svg:x="2.328cm" svg:y="16.841cm" svg:viewBox="0 0 51 107" svg:d="M51 0c0 38-18 75-51 107">
          <text:p/>
        </draw:path>
        <draw:line draw:style-name="gr8" draw:text-style-name="P1" draw:layer="layout" svg:x1="2.766cm" svg:y1="16.878cm" svg:x2="2.596cm" svg:y2="16.779cm">
          <text:p/>
        </draw:line>
        <draw:path draw:style-name="gr8" draw:text-style-name="P1" draw:layer="layout" svg:width="0.022cm" svg:height="0.017cm" svg:x="2.324cm" svg:y="16.955cm" svg:viewBox="0 0 23 18" svg:d="M23 18c-6-1-13-3-17-7s-6-7-6-11">
          <text:p/>
        </draw:path>
        <draw:path draw:style-name="gr8" draw:text-style-name="P1" draw:layer="layout" svg:width="0.004cm" svg:height="0.008cm" svg:x="2.324cm" svg:y="16.947cm" svg:viewBox="0 0 5 9" svg:d="M0 9c0-3 1-6 5-9">
          <text:p/>
        </draw:path>
        <draw:path draw:style-name="gr8" draw:text-style-name="P1" draw:layer="layout" svg:width="0.031cm" svg:height="0.004cm" svg:x="2.346cm" svg:y="16.972cm" svg:viewBox="0 0 32 5" svg:d="M0 0c11 3 22 5 32 5">
          <text:p/>
        </draw:path>
        <draw:polyline draw:style-name="gr8" draw:text-style-name="P1" draw:layer="layout" svg:width="0cm" svg:height="0cm" svg:x="2.765cm" svg:y="16.877cm" svg:viewBox="0 0 0 0" draw:points="0,0">
          <text:p/>
        </draw:polyline>
        <draw:line draw:style-name="gr8" draw:text-style-name="P1" draw:layer="layout" svg:x1="3.287cm" svg:y1="16.136cm" svg:x2="3.231cm" svg:y2="16.103cm">
          <text:p/>
        </draw:line>
        <draw:line draw:style-name="gr8" draw:text-style-name="P1" draw:layer="layout" svg:x1="3.286cm" svg:y1="16.576cm" svg:x2="3.286cm" svg:y2="16.135cm">
          <text:p/>
        </draw:line>
        <draw:line draw:style-name="gr8" draw:text-style-name="P1" draw:layer="layout" svg:x1="2.449cm" svg:y1="18.425cm" svg:x2="2.449cm" svg:y2="18.123cm">
          <text:p/>
        </draw:line>
        <draw:line draw:style-name="gr8" draw:text-style-name="P1" draw:layer="layout" svg:x1="2.449cm" svg:y1="16.79cm" svg:x2="2.449cm" svg:y2="15.731cm">
          <text:p/>
        </draw:line>
        <draw:line draw:style-name="gr8" draw:text-style-name="P1" draw:layer="layout" svg:x1="2.155cm" svg:y1="18.324cm" svg:x2="2.155cm" svg:y2="16.277cm">
          <text:p/>
        </draw:line>
        <draw:line draw:style-name="gr8" draw:text-style-name="P1" draw:layer="layout" svg:x1="2.242cm" svg:y1="18.398cm" svg:x2="2.177cm" svg:y2="18.436cm">
          <text:p/>
        </draw:line>
        <draw:line draw:style-name="gr8" draw:text-style-name="P1" draw:layer="layout" svg:x1="2.749cm" svg:y1="18.691cm" svg:x2="2.241cm" svg:y2="18.398cm">
          <text:p/>
        </draw:line>
        <draw:line draw:style-name="gr8" draw:text-style-name="P1" draw:layer="layout" svg:x1="2.1cm" svg:y1="17.781cm" svg:x2="2.1cm" svg:y2="16.621cm">
          <text:p/>
        </draw:line>
        <draw:path draw:style-name="gr8" draw:text-style-name="P1" draw:layer="layout" svg:width="0.03cm" svg:height="0.167cm" svg:x="2.1cm" svg:y="17.781cm" svg:viewBox="0 0 31 168" svg:d="M31 168c-1-2-3-4-4-6-1-3-2-5-3-8s-2-5-4-8c-1-4-2-7-3-10-1-4-3-7-4-11s-1-8-2-12-2-8-3-12c-5-31-8-67-8-101">
          <text:p/>
        </draw:path>
        <draw:line draw:style-name="gr8" draw:text-style-name="P1" draw:layer="layout" svg:x1="2.59cm" svg:y1="16.083cm" svg:x2="2.59cm" svg:y2="16.78cm">
          <text:p/>
        </draw:line>
        <draw:line draw:style-name="gr8" draw:text-style-name="P1" draw:layer="layout" svg:x1="2.588cm" svg:y1="16.084cm" svg:x2="2.588cm" svg:y2="16.78cm">
          <text:p/>
        </draw:line>
        <draw:line draw:style-name="gr8" draw:text-style-name="P1" draw:layer="layout" svg:x1="2.632cm" svg:y1="16.066cm" svg:x2="2.618cm" svg:y2="16.066cm">
          <text:p/>
        </draw:line>
        <draw:line draw:style-name="gr8" draw:text-style-name="P1" draw:layer="layout" svg:x1="2.632cm" svg:y1="16.066cm" svg:x2="2.632cm" svg:y2="16.731cm">
          <text:p/>
        </draw:line>
        <draw:line draw:style-name="gr8" draw:text-style-name="P1" draw:layer="layout" svg:x1="2.632cm" svg:y1="16.067cm" svg:x2="2.672cm" svg:y2="16.044cm">
          <text:p/>
        </draw:line>
        <draw:line draw:style-name="gr8" draw:text-style-name="P1" draw:layer="layout" svg:x1="2.671cm" svg:y1="16.044cm" svg:x2="2.671cm" svg:y2="16.036cm">
          <text:p/>
        </draw:line>
        <draw:line draw:style-name="gr8" draw:text-style-name="P1" draw:layer="layout" svg:x1="2.671cm" svg:y1="16.678cm" svg:x2="2.671cm" svg:y2="16.044cm">
          <text:p/>
        </draw:line>
        <draw:path draw:style-name="gr8" draw:text-style-name="P1" draw:layer="layout" svg:width="0.012cm" svg:height="0.023cm" svg:x="1.953cm" svg:y="16.593cm" svg:viewBox="0 0 13 24" svg:d="M0 24c8-7 13-15 13-24">
          <text:p/>
        </draw:path>
        <draw:path draw:style-name="gr8" draw:text-style-name="P1" draw:layer="layout" svg:width="0.141cm" svg:height="0.04cm" svg:x="1.824cm" svg:y="16.553cm" svg:viewBox="0 0 142 41" svg:d="M142 41c0-23-32-41-71-41-40 0-71 18-71 41">
          <text:p/>
        </draw:path>
        <draw:path draw:style-name="gr8" draw:text-style-name="P1" draw:layer="layout" svg:width="0.012cm" svg:height="0.023cm" svg:x="1.824cm" svg:y="16.593cm" svg:viewBox="0 0 13 24" svg:d="M0 0c0 9 4 17 13 24">
          <text:p/>
        </draw:path>
        <draw:path draw:style-name="gr8" draw:text-style-name="P1" draw:layer="layout" svg:width="0.037cm" svg:height="0.005cm" svg:x="2.688cm" svg:y="16.651cm" svg:viewBox="0 0 38 6" svg:d="M0 6c12-1 25-4 38-6">
          <text:p/>
        </draw:path>
        <draw:path draw:style-name="gr8" draw:text-style-name="P1" draw:layer="layout" svg:width="0.03cm" svg:height="0.022cm" svg:x="2.824cm" svg:y="16.626cm" svg:viewBox="0 0 31 23" svg:d="M31 0c-10 9-21 16-31 23">
          <text:p/>
        </draw:path>
        <draw:path draw:style-name="gr8" draw:text-style-name="P1" draw:layer="layout" svg:width="0.136cm" svg:height="0.022cm" svg:x="2.688cm" svg:y="16.648cm" svg:viewBox="0 0 137 23" svg:d="M137 0c-22 13-46 21-70 22-3 0-6 1-10 1-6-1-13-1-19-2-7-1-13-3-20-6-6-2-12-4-18-7">
          <text:p/>
        </draw:path>
        <draw:path draw:style-name="gr8" draw:text-style-name="P1" draw:layer="layout" svg:width="0.09cm" svg:height="0.153cm" svg:x="2.854cm" svg:y="16.473cm" svg:viewBox="0 0 91 154" svg:d="M0 154c21-18 39-40 55-66 15-26 28-56 36-88">
          <text:p/>
        </draw:path>
        <draw:line draw:style-name="gr8" draw:text-style-name="P1" draw:layer="layout" svg:x1="2.596cm" svg:y1="16.78cm" svg:x2="2.689cm" svg:y2="16.656cm">
          <text:p/>
        </draw:line>
        <draw:path draw:style-name="gr8" draw:text-style-name="P1" draw:layer="layout" svg:width="0.012cm" svg:height="0.023cm" svg:x="2.543cm" svg:y="16.934cm" svg:viewBox="0 0 13 24" svg:d="M0 24c9-8 13-16 13-24">
          <text:p/>
        </draw:path>
        <draw:path draw:style-name="gr8" draw:text-style-name="P1" draw:layer="layout" svg:width="0.141cm" svg:height="0.041cm" svg:x="2.414cm" svg:y="16.893cm" svg:viewBox="0 0 142 42" svg:d="M142 42c0-22-32-42-71-42-40 0-71 20-71 42">
          <text:p/>
        </draw:path>
        <draw:path draw:style-name="gr8" draw:text-style-name="P1" draw:layer="layout" svg:width="0.013cm" svg:height="0.023cm" svg:x="2.414cm" svg:y="16.934cm" svg:viewBox="0 0 14 24" svg:d="M0 0c0 8 5 16 14 24">
          <text:p/>
        </draw:path>
        <draw:line draw:style-name="gr8" draw:text-style-name="P1" draw:layer="layout" svg:x1="3.037cm" svg:y1="16.216cm" svg:x2="2.944cm" svg:y2="16.474cm">
          <text:p/>
        </draw:line>
        <draw:line draw:style-name="gr8" draw:text-style-name="P1" draw:layer="layout" svg:x1="3.036cm" svg:y1="16.216cm" svg:x2="3.092cm" svg:y2="16.249cm">
          <text:p/>
        </draw:line>
        <draw:line draw:style-name="gr8" draw:text-style-name="P1" draw:layer="layout" svg:x1="2.894cm" svg:y1="16.804cm" svg:x2="3.092cm" svg:y2="16.248cm">
          <text:p/>
        </draw:line>
        <draw:line draw:style-name="gr8" draw:text-style-name="P1" draw:layer="layout" svg:x1="2.765cm" svg:y1="16.878cm" svg:x2="2.895cm" svg:y2="16.803cm">
          <text:p/>
        </draw:line>
        <draw:line draw:style-name="gr8" draw:text-style-name="P1" draw:layer="layout" svg:x1="2.894cm" svg:y1="16.804cm" svg:x2="3.287cm" svg:y2="16.576cm">
          <text:p/>
        </draw:line>
        <draw:line draw:style-name="gr8" draw:text-style-name="P1" draw:layer="layout" svg:x1="3.232cm" svg:y1="16.103cm" svg:x2="3.036cm" svg:y2="16.217cm">
          <text:p/>
        </draw:line>
        <draw:line draw:style-name="gr8" draw:text-style-name="P1" draw:layer="layout" svg:x1="3.091cm" svg:y1="16.249cm" svg:x2="3.287cm" svg:y2="16.135cm">
          <text:p/>
        </draw:line>
        <draw:line draw:style-name="gr8" draw:text-style-name="P1" draw:layer="layout" svg:x1="3.367cm" svg:y1="16.804cm" svg:x2="3.645cm" svg:y2="16.644cm">
          <text:p/>
        </draw:line>
        <draw:line draw:style-name="gr8" draw:text-style-name="P1" draw:layer="layout" svg:x1="1.789cm" svg:y1="17.664cm" svg:x2="1.789cm" svg:y2="16.633cm">
          <text:p/>
        </draw:line>
        <draw:line draw:style-name="gr8" draw:text-style-name="P1" draw:layer="layout" svg:x1="2.582cm" svg:y1="18.211cm" svg:x2="2.383cm" svg:y2="18.079cm">
          <text:p/>
        </draw:line>
        <draw:path draw:style-name="gr8" draw:text-style-name="P1" draw:layer="layout" svg:width="0.022cm" svg:height="0.016cm" svg:x="2.357cm" svg:y="18.061cm" svg:viewBox="0 0 23 17" svg:d="M23 17c-1-1-2-2-3-3-1 0-1 0-2-1l-1-1c-1 0-1-1-2-1 0-1-1-1-2-1-3-4-8-7-13-10">
          <text:p/>
        </draw:path>
        <draw:line draw:style-name="gr8" draw:text-style-name="P1" draw:layer="layout" svg:x1="2.358cm" svg:y1="18.062cm" svg:x2="2.353cm" svg:y2="18.058cm">
          <text:p/>
        </draw:line>
        <draw:line draw:style-name="gr8" draw:text-style-name="P1" draw:layer="layout" svg:x1="2.375cm" svg:y1="16.815cm" svg:x2="2.375cm" svg:y2="16.866cm">
          <text:p/>
        </draw:line>
        <draw:path draw:style-name="gr8" draw:text-style-name="P1" draw:layer="layout" svg:width="0cm" svg:height="1.029cm" svg:x="2.324cm" svg:y="16.955cm" svg:viewBox="0 0 0 1030" svg:d="M0 1029c0 3 0-4 0-11 0-8 0-18 0-26 0-18 0-33 0-51 0-29 0-58 0-87 0-106 0-212 0-317 0-179 0-358 0-537">
          <text:p/>
        </draw:path>
        <draw:path draw:style-name="gr8" draw:text-style-name="P1" draw:layer="layout" svg:width="0.019cm" svg:height="0.023cm" svg:x="1.807cm" svg:y="17.727cm" svg:viewBox="0 0 20 24" svg:d="M20 24c-6-6-13-13-20-24">
          <text:p/>
        </draw:path>
        <draw:path draw:style-name="gr8" draw:text-style-name="P1" draw:layer="layout" svg:width="0.013cm" svg:height="0.055cm" svg:x="1.789cm" svg:y="17.664cm" svg:viewBox="0 0 14 56" svg:d="M0 0c-1 17 4 39 14 56">
          <text:p/>
        </draw:path>
        <draw:line draw:style-name="gr8" draw:text-style-name="P1" draw:layer="layout" svg:x1="1.824cm" svg:y1="16.61cm" svg:x2="1.824cm" svg:y2="16.593cm">
          <text:p/>
        </draw:line>
        <draw:path draw:style-name="gr8" draw:text-style-name="P1" draw:layer="layout" svg:width="0.005cm" svg:height="0.008cm" svg:x="1.802cm" svg:y="17.719cm" svg:viewBox="0 0 6 9" svg:d="M6 9c-3-3-5-6-6-9">
          <text:p/>
        </draw:path>
        <draw:line draw:style-name="gr8" draw:text-style-name="P1" draw:layer="layout" svg:x1="2.384cm" svg:y1="18.08cm" svg:x2="2.379cm" svg:y2="18.077cm">
          <text:p/>
        </draw:line>
        <draw:path draw:style-name="gr8" draw:text-style-name="P1" draw:layer="layout" svg:width="0.021cm" svg:height="0.033cm" svg:x="2.332cm" svg:y="18.026cm" svg:viewBox="0 0 22 34" svg:d="M22 34c-1-2-2-3-4-5 0-1-1-1-1-2-1-1-1-1-1-1l-1-1c-1-1-2-3-3-4-3-2-4-3-5-6-3-4-6-10-7-15">
          <text:p/>
        </draw:path>
        <draw:line draw:style-name="gr8" draw:text-style-name="P1" draw:layer="layout" svg:x1="2.414cm" svg:y1="16.951cm" svg:x2="2.414cm" svg:y2="16.934cm">
          <text:p/>
        </draw:line>
        <draw:path draw:style-name="gr8" draw:text-style-name="P1" draw:layer="layout" svg:width="0.008cm" svg:height="0.042cm" svg:x="2.324cm" svg:y="17.984cm" svg:viewBox="0 0 9 43" svg:d="M9 43c-2-4-4-10-7-18-1-6-2-16-2-25">
          <text:p/>
        </draw:path>
        <draw:polygon draw:style-name="gr9" draw:text-style-name="P2" draw:layer="layout" svg:width="0.285cm" svg:height="0.489cm" draw:transform="rotate (-0.688357856986564) translate (22.3523721636742cm 6.7325947200955cm)" svg:viewBox="0 0 286 490" draw:points="0,0 135,490 286,420">
          <text:p/>
        </draw:polygon>
        <draw:polygon draw:style-name="gr9" draw:text-style-name="P2" draw:layer="layout" svg:width="0.285cm" svg:height="0.489cm" draw:transform="rotate (-0.688357856986564) translate (20.6543721636742cm 5.5875947200955cm)" svg:viewBox="0 0 286 490" draw:points="0,0 135,490 286,420">
          <text:p/>
        </draw:polygon>
        <draw:line draw:style-name="gr10" draw:text-style-name="P4" draw:layer="layout" svg:x1="22.225cm" svg:y1="7.112cm" svg:x2="19.304cm" svg:y2="13.208cm">
          <text:p/>
        </draw:line>
        <draw:line draw:style-name="gr10" draw:text-style-name="P4" draw:layer="layout" svg:x1="20.574cm" svg:y1="5.969cm" svg:x2="19.305cm" svg:y2="13.208cm">
          <text:p/>
        </draw:line>
        <draw:frame draw:style-name="gr11" draw:text-style-name="P6" draw:layer="layout" svg:width="5.298cm" svg:height="1.245cm" svg:x="15.748cm" svg:y="13.335cm">
          <draw:text-box>
            <text:p text:style-name="P5"><text:span text:style-name="T1">2X M3 Brass Inserts</text:span></text:p>
            <text:p text:style-name="P5"><text:span text:style-name="T1">[HD-MS0030] </text:span></text:p>
          </draw:text-box>
        </draw:frame>
        <draw:frame draw:style-name="gr11" draw:text-style-name="P6" draw:layer="layout" svg:width="5.298cm" svg:height="1.245cm" svg:x="27.686cm" svg:y="19.331cm">
          <draw:text-box>
            <text:p text:style-name="P5"><text:span text:style-name="T1">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19T12:57:54.292043097</dc:date>
    <meta:editing-duration>PT1M19S</meta:editing-duration>
    <meta:editing-cycles>1</meta:editing-cycles>
    <meta:document-statistic meta:object-count="1102"/>
    <meta:generator>LibreOffice/5.2.7.2$Linux_X86_64 LibreOffice_project/20m0$Build-2</meta:generator>
  </office:meta>
</office:document-meta>
</file>